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5in" fo:margin-left="0.0069in" fo:margin-top="0in" fo:margin-bottom="0in" table:align="left" style:writing-mode="page"/>
    </style:style>
    <style:style style:name="Table3.A" style:family="table-column">
      <style:table-column-properties style:column-width="3.1076in"/>
    </style:style>
    <style:style style:name="Table3.B" style:family="table-column">
      <style:table-column-properties style:column-width="0.6306in"/>
    </style:style>
    <style:style style:name="Table3.C" style:family="table-column">
      <style:table-column-properties style:column-width="2.761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4" style:family="table">
      <style:table-properties style:width="6.5in" fo:margin-left="0.0069in" fo:margin-top="0in" fo:margin-bottom="0in" table:align="left" style:writing-mode="page"/>
    </style:style>
    <style:style style:name="Table4.A" style:family="table-column">
      <style:table-column-properties style:column-width="1.1576in"/>
    </style:style>
    <style:style style:name="Table4.B" style:family="table-column">
      <style:table-column-properties style:column-width="1.3403in"/>
    </style:style>
    <style:style style:name="Table4.C" style:family="table-column">
      <style:table-column-properties style:column-width="1.5889in"/>
    </style:style>
    <style:style style:name="Table4.D" style:family="table-column">
      <style:table-column-properties style:column-width="2.4125in"/>
    </style:style>
    <style:style style:name="Table4.1" style:family="table-row">
      <style:table-row-properties fo:keep-together="auto"/>
    </style:style>
    <style:style style:name="Table4.A1" style:family="table-cell">
      <style:table-cell-properties fo:background-color="transparent" fo:padding="0.0694in" fo:border="1pt solid #000000">
        <style:background-image/>
      </style:table-cell-properties>
    </style:style>
    <style:style style:name="Table5" style:family="table">
      <style:table-properties style:width="6.5in" fo:margin-left="0.0069in" fo:margin-top="0in" fo:margin-bottom="0in" table:align="left" style:writing-mode="page"/>
    </style:style>
    <style:style style:name="Table5.A" style:family="table-column">
      <style:table-column-properties style:column-width="1.1542in"/>
    </style:style>
    <style:style style:name="Table5.B" style:family="table-column">
      <style:table-column-properties style:column-width="1.2986in"/>
    </style:style>
    <style:style style:name="Table5.C" style:family="table-column">
      <style:table-column-properties style:column-width="1.4958in"/>
    </style:style>
    <style:style style:name="Table5.D" style:family="table-column">
      <style:table-column-properties style:column-width="0.8535in"/>
    </style:style>
    <style:style style:name="Table5.E" style:family="table-column">
      <style:table-column-properties style:column-width="0.8444in"/>
    </style:style>
    <style:style style:name="Table5.F" style:family="table-column">
      <style:table-column-properties style:column-width="0.8528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fo:margin-left="0.3752in" fo:text-indent="-0.25in" style:auto-text-indent="false">
        <style:tab-stops/>
      </style:paragraph-properties>
    </style:style>
    <style:style style:name="P11" style:family="paragraph" style:parent-style-name="Numbering_20_1" style:list-style-name="WWNum30">
      <style:paragraph-properties fo:margin-left="0.3752in" fo:text-indent="-0.25in" style:auto-text-indent="false">
        <style:tab-stops/>
      </style:paragraph-properties>
    </style:style>
    <style:style style:name="P12" style:family="paragraph" style:parent-style-name="Heading_20_3_20_-_20__23_._23_._23_" style:list-style-name="WWNum19"/>
    <style:style style:name="P13" style:family="paragraph" style:parent-style-name="ListNumberBold" style:list-style-name="WWNum31">
      <style:paragraph-properties fo:margin-left="0.3752in" fo:text-indent="-0.25in" style:auto-text-indent="false">
        <style:tab-stops>
          <style:tab-stop style:position="0.3752in"/>
        </style:tab-stops>
      </style:paragraph-properties>
    </style:style>
    <style:style style:name="P14" style:family="paragraph" style:parent-style-name="ListNumberBold" style:list-style-name="WWNum32">
      <style:paragraph-properties fo:margin-left="0.3752in" fo:text-indent="-0.25in" style:auto-text-indent="false">
        <style:tab-stops>
          <style:tab-stop style:position="0.3752in"/>
        </style:tab-stops>
      </style:paragraph-properties>
    </style:style>
    <style:style style:name="P15" style:family="paragraph" style:parent-style-name="ListNumberBold" style:list-style-name="WWNum31">
      <style:paragraph-properties fo:margin-left="0.3752in" fo:text-indent="-0.25in" style:auto-text-indent="false" fo:keep-with-next="always">
        <style:tab-stops>
          <style:tab-stop style:position="0.3752in"/>
        </style:tab-stops>
      </style:paragraph-properties>
    </style:style>
    <style:style style:name="P16" style:family="paragraph" style:parent-style-name="Code_20_Block">
      <style:paragraph-properties fo:margin-left="0.25in"/>
    </style:style>
    <style:style style:name="P17" style:family="paragraph" style:parent-style-name="ListNumberBold" style:list-style-name="WWNum89">
      <style:paragraph-properties fo:margin-left="0.3752in" fo:text-indent="-0.25in" style:auto-text-indent="false">
        <style:tab-stops>
          <style:tab-stop style:position="0.3752in"/>
        </style:tab-stops>
      </style:paragraph-properties>
    </style:style>
    <style:style style:name="P18" style:family="paragraph" style:parent-style-name="List_20_Letter" style:list-style-name="WWNum33">
      <style:paragraph-properties fo:margin-left="0.25in" fo:text-indent="-0.1252in" style:auto-text-indent="false"/>
    </style:style>
    <style:style style:name="P19" style:family="paragraph" style:parent-style-name="Numbering_20_1" style:list-style-name="WWNum84">
      <style:paragraph-properties fo:margin-left="0.3752in" fo:text-indent="-0.25in" style:auto-text-indent="false">
        <style:tab-stops>
          <style:tab-stop style:position="0.3752in"/>
        </style:tab-stops>
      </style:paragraph-properties>
    </style:style>
    <style:style style:name="P20" style:family="paragraph" style:parent-style-name="Numbering_20_1" style:list-style-name="WWNum26">
      <style:paragraph-properties fo:margin-left="0.3752in" fo:text-indent="-0.25in" style:auto-text-indent="false">
        <style:tab-stops>
          <style:tab-stop style:position="0.3752in"/>
        </style:tab-stops>
      </style:paragraph-properties>
    </style:style>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paragraph-properties fo:margin-left="0.3752in" fo:text-indent="-0.25in" style:auto-text-indent="false">
        <style:tab-stops>
          <style:tab-stop style:position="0.3752in"/>
        </style:tab-stops>
      </style:paragraph-properties>
    </style:style>
    <style:style style:name="P23" style:family="paragraph" style:parent-style-name="Numbering_20_1" style:list-style-name="WWNum27">
      <style:paragraph-properties fo:margin-left="0.3752in" fo:text-indent="-0.25in" style:auto-text-indent="false">
        <style:tab-stops>
          <style:tab-stop style:position="0.3752in"/>
        </style:tab-stops>
      </style:paragraph-properties>
    </style:style>
    <style:style style:name="P24" style:family="paragraph" style:parent-style-name="Numbering_20_1" style:list-style-name="WWNum88">
      <style:paragraph-properties fo:margin-left="0.3752in" fo:text-indent="-0.25in" style:auto-text-indent="false">
        <style:tab-stops>
          <style:tab-stop style:position="0.3752in"/>
        </style:tab-stops>
      </style:paragraph-properties>
    </style:style>
    <style:style style:name="P25" style:family="paragraph" style:parent-style-name="Numbering_20_1" style:list-style-name="WWNum28">
      <style:paragraph-properties fo:margin-left="0.3752in" fo:text-indent="-0.25in" style:auto-text-indent="false">
        <style:tab-stops>
          <style:tab-stop style:position="0.3752in"/>
        </style:tab-stops>
      </style:paragraph-properties>
    </style:style>
    <style:style style:name="P26" style:family="paragraph" style:parent-style-name="Heading_20_1">
      <style:paragraph-properties fo:break-before="page"/>
    </style:style>
    <style:style style:name="P27" style:family="paragraph" style:parent-style-name="Heading_20_2_20_-_20_A" style:list-style-name="WWNum29"/>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Heading_20_1_20_-_20_A" style:list-style-name="WWNum1" style:master-page-name="Converted1">
      <style:paragraph-properties style:page-number="auto"/>
    </style:style>
    <style:style style:name="P31" style:family="paragraph" style:parent-style-name="Heading_20_2_20_-_20_A._23_" style:list-style-name="WWNum1"/>
    <style:style style:name="P32" style:family="paragraph" style:parent-style-name="Dashed_20_1" style:list-style-name="WWNum11">
      <style:paragraph-properties fo:margin-left="0.25in" fo:text-indent="-0.1252in" style:auto-text-indent="false"/>
    </style:style>
    <style:style style:name="P33" style:family="paragraph" style:parent-style-name="Dashed_20_1" style:list-style-name="">
      <style:paragraph-properties fo:margin-left="0.25in" fo:text-indent="-0.1252in" style:auto-text-indent="false"/>
    </style:style>
    <style:style style:name="P34" style:family="paragraph" style:parent-style-name="Heading_20_2_20_-_20_A._23_" style:list-style-name="WWNum1">
      <style:paragraph-properties fo:break-before="page"/>
    </style:style>
    <style:style style:name="P35" style:family="paragraph" style:parent-style-name="Text_20_body">
      <style:paragraph-properties fo:text-align="end" style:justify-single-word="fals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Compact" style:list-style-name="WWNum4"/>
    <style:style style:name="P41" style:family="paragraph" style:parent-style-name="Dashed_20_2" style:list-style-name="WWNum9">
      <style:paragraph-properties fo:margin-left="0.3752in" fo:text-indent="-0.1252in" style:auto-text-indent="false"/>
    </style:style>
    <style:style style:name="P42" style:family="paragraph" style:parent-style-name="Numbered_20_1" style:list-style-name="WWNum12">
      <style:paragraph-properties>
        <style:tab-stops>
          <style:tab-stop style:position="0.25in"/>
        </style:tab-stops>
      </style:paragraph-properties>
    </style:style>
    <style:style style:name="P43" style:family="paragraph" style:parent-style-name="Heading_20_4_20_-_20_A" style:list-style-name="WWNum21"/>
    <style:style style:name="P44" style:family="paragraph" style:parent-style-name="Numbered_20_1" style:list-style-name="WWNum13">
      <style:paragraph-properties>
        <style:tab-stops>
          <style:tab-stop style:position="0.25in"/>
        </style:tab-stops>
      </style:paragraph-properties>
    </style:style>
    <style:style style:name="P45" style:family="paragraph" style:parent-style-name="Dotted_20_3" style:list-style-name="WWNum10">
      <style:paragraph-properties fo:margin-left="0.6252in" fo:text-indent="-0.1252in" style:auto-text-indent="false"/>
    </style:style>
    <style:style style:name="P46" style:family="paragraph" style:parent-style-name="Dashed_20_4" style:list-style-name="WWNum10">
      <style:paragraph-properties fo:margin-left="0.8752in" fo:text-indent="-0.1252in" style:auto-text-indent="false"/>
    </style:style>
    <style:style style:name="P47" style:family="paragraph" style:parent-style-name="Numbered_20_1" style:list-style-name="WWNum14">
      <style:paragraph-properties>
        <style:tab-stops>
          <style:tab-stop style:position="0.25in"/>
        </style:tab-stops>
      </style:paragraph-properties>
    </style:style>
    <style:style style:name="P48" style:family="paragraph" style:parent-style-name="Compact">
      <style:paragraph-properties fo:margin-left="0.6252in"/>
    </style:style>
    <style:style style:name="P49" style:family="paragraph" style:parent-style-name="Numbered_20_4" style:list-style-name="WWNum5">
      <style:paragraph-properties fo:margin-left="0.8752in" fo:text-indent="-0.1252in" style:auto-text-indent="false"/>
    </style:style>
    <style:style style:name="P50" style:family="paragraph" style:parent-style-name="Letter_20_5" style:list-style-name="WWNum6">
      <style:paragraph-properties fo:margin-left="1.1252in" fo:text-indent="-0.1252in" style:auto-text-indent="false"/>
    </style:style>
    <style:style style:name="P51" style:family="paragraph" style:parent-style-name="Letter_20_5" style:list-style-name="WWNum83">
      <style:paragraph-properties fo:margin-left="1.1252in" fo:text-indent="-0.1252in" style:auto-text-indent="false"/>
    </style:style>
    <style:style style:name="P52" style:family="paragraph" style:parent-style-name="iLetter_20_6" style:list-style-name="WWNum7">
      <style:paragraph-properties fo:margin-left="1.25in" fo:text-indent="-0.1252in" style:auto-text-indent="false">
        <style:tab-stops/>
      </style:paragraph-properties>
    </style:style>
    <style:style style:name="P53" style:family="paragraph" style:parent-style-name="iLetter_20_6" style:list-style-name="WWNum15">
      <style:paragraph-properties fo:margin-left="1.25in" fo:text-indent="-0.1252in" style:auto-text-indent="false"/>
    </style:style>
    <style:style style:name="P54" style:family="paragraph" style:parent-style-name="Numbered_20_1" style:list-style-name="WWNum16">
      <style:paragraph-properties>
        <style:tab-stops>
          <style:tab-stop style:position="0.25in"/>
        </style:tab-stops>
      </style:paragraph-properties>
    </style:style>
    <style:style style:name="P55" style:family="paragraph" style:parent-style-name="Heading_20_6_20_-_20__23_" style:list-style-name="WWNum22">
      <style:paragraph-properties fo:margin-left="0.25in" fo:text-indent="-0.1252in" style:auto-text-indent="false">
        <style:tab-stops/>
      </style:paragraph-properties>
    </style:style>
    <style:style style:name="P56" style:family="paragraph" style:parent-style-name="Heading_20_6_20_-_20__23_" style:list-style-name="WWNum23">
      <style:paragraph-properties fo:margin-left="0.25in" fo:text-indent="-0.1252in" style:auto-text-indent="false">
        <style:tab-stops/>
      </style:paragraph-properties>
    </style:style>
    <style:style style:name="P57" style:family="paragraph" style:parent-style-name="Standard">
      <style:paragraph-properties fo:margin-left="0.1252in"/>
    </style:style>
    <style:style style:name="P58" style:family="paragraph" style:parent-style-name="Heading_20_7_20_-_20_-" style:list-style-name="WWNum34">
      <style:paragraph-properties fo:margin-left="0.6252in" fo:text-indent="-0.1252in" style:auto-text-indent="false"/>
    </style:style>
    <style:style style:name="P59" style:family="paragraph" style:parent-style-name="Numbered_20_4" style:list-style-name="WWNum4">
      <style:paragraph-properties fo:margin-left="0.8752in" fo:text-indent="-0.1252in" style:auto-text-indent="false"/>
    </style:style>
    <style:style style:name="P60" style:family="paragraph" style:parent-style-name="Dotted_20_5" style:list-style-name="WWNum10">
      <style:paragraph-properties fo:margin-left="1.1252in" fo:text-indent="-0.1252in" style:auto-text-indent="false">
        <style:tab-stops/>
      </style:paragraph-properties>
    </style:style>
    <style:style style:name="P61" style:family="paragraph" style:parent-style-name="Dash_20_6" style:list-style-name="WWNum10">
      <style:paragraph-properties fo:margin-left="1.3752in" fo:text-indent="-0.1252in" style:auto-text-indent="false">
        <style:tab-stops/>
      </style:paragraph-properties>
    </style:style>
    <style:style style:name="P62" style:family="paragraph" style:parent-style-name="Numbered_20_4" style:list-style-name="WWNum17">
      <style:paragraph-properties fo:margin-left="0.8752in" fo:text-indent="-0.1252in" style:auto-text-indent="false"/>
    </style:style>
    <style:style style:name="P63" style:family="paragraph" style:parent-style-name="Standard">
      <style:paragraph-properties fo:margin-left="0.25in"/>
    </style:style>
    <style:style style:name="P64" style:family="paragraph" style:parent-style-name="Standard">
      <style:paragraph-properties fo:margin-left="0.25in" fo:margin-top="0.0417in" fo:margin-bottom="0.0417in" style:contextual-spacing="false" fo:keep-with-next="always"/>
    </style:style>
    <style:style style:name="P65" style:family="paragraph" style:parent-style-name="Numbered_20_2" style:list-style-name="WWNum8">
      <style:paragraph-properties fo:margin-left="0.5in" fo:text-indent="-0.1252in" style:auto-text-indent="false"/>
    </style:style>
    <style:style style:name="P66" style:family="paragraph" style:parent-style-name="Numbered_20_1" style:list-style-name="WWNum18"/>
    <style:style style:name="P67" style:family="paragraph" style:parent-style-name="Numbered_20_1" style:list-style-name="WWNum4">
      <style:paragraph-properties fo:margin-left="0.25in" fo:text-indent="-0.25in" style:auto-text-indent="false">
        <style:tab-stops/>
      </style:paragraph-properties>
    </style:style>
    <style:style style:name="P68" style:family="paragraph" style:parent-style-name="Heading_20_1_20_-_20_A" style:list-style-name="WWNum1"/>
    <style:style style:name="P69" style:family="paragraph" style:parent-style-name="Heading_20_2">
      <style:paragraph-properties fo:margin-left="0.25in" fo:text-indent="-0.25in" style:auto-text-indent="false">
        <style:tab-stops>
          <style:tab-stop style:position="0.25in"/>
        </style:tab-stops>
      </style:paragraph-properties>
    </style:style>
    <style:style style:name="P70" style:family="paragraph" style:parent-style-name="Heading_20_2_20_-_20__23_" style:list-style-name="WWNum85"/>
    <style:style style:name="P71" style:family="paragraph" style:parent-style-name="Heading_20_2_20_-_20__23_" style:list-style-name="WWNum34"/>
    <style:style style:name="P72"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3"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4" style:family="paragraph" style:parent-style-name="Heading_20_2_20_-_20__23_" style:list-style-name="WWNum36"/>
    <style:style style:name="P75" style:family="paragraph" style:parent-style-name="Text_20_body">
      <style:paragraph-properties fo:padding-left="0in" fo:padding-right="0in" fo:padding-top="0in" fo:padding-bottom="0.0138in" fo:border-left="none" fo:border-right="none" fo:border-top="none" fo:border-bottom="0.74pt solid #000000"/>
    </style:style>
    <style:style style:name="P76" style:family="paragraph" style:parent-style-name="Numbering_20_1" style:list-style-name="WWNum86"/>
    <style:style style:name="P77" style:family="paragraph" style:parent-style-name="Numbering_20_1" style:list-style-name="WWNum26"/>
    <style:style style:name="P78" style:family="paragraph" style:parent-style-name="List_20_2" style:list-style-name="WWNum87"/>
    <style:style style:name="P79" style:family="paragraph" style:parent-style-name="Heading_20_3_20_-_20__23_" style:list-style-name="WWNum69">
      <style:paragraph-properties fo:margin-top="0.0417in" fo:margin-bottom="0.0417in" style:contextual-spacing="false"/>
    </style:style>
    <style:style style:name="P80"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1"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2"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3"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4"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86"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8"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1"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2"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3"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94" style:family="paragraph" style:parent-style-name="Heading_20_3_20_-_20__23_" style:list-style-name="WWNum70">
      <style:paragraph-properties fo:margin-top="0.0417in" fo:margin-bottom="0.0417in" style:contextual-spacing="false"/>
    </style:style>
    <style:style style:name="P95"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6"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97"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98"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99" style:family="paragraph" style:parent-style-name="Text_20_body">
      <style:paragraph-properties fo:margin-left="0.75in"/>
    </style:style>
    <style:style style:name="P100" style:family="paragraph" style:parent-style-name="Normal_20__28_Web_29_">
      <style:paragraph-properties fo:margin-left="0.75in" fo:margin-top="0in" fo:margin-bottom="0in" style:contextual-spacing="false" style:vertical-align="baseline"/>
    </style:style>
    <style:style style:name="P101"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2"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3"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04" style:family="paragraph" style:parent-style-name="Normal_20__28_Web_29_">
      <style:paragraph-properties fo:margin-left="0.8957in" fo:margin-top="0in" fo:margin-bottom="0in" style:contextual-spacing="false" style:vertical-align="baseline"/>
    </style:style>
    <style:style style:name="P105"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06"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07"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08"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09"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0"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14"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15"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16"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17"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8" style:family="paragraph" style:parent-style-name="Normal_20__28_Web_29_">
      <style:paragraph-properties fo:margin-top="0in" fo:margin-bottom="0in" style:contextual-spacing="false"/>
    </style:style>
    <style:style style:name="P119" style:family="paragraph" style:parent-style-name="Heading_20_2">
      <style:paragraph-properties fo:margin-top="0.25in" fo:margin-bottom="0.0835in" style:contextual-spacing="false"/>
    </style:style>
    <style:style style:name="P120" style:family="paragraph" style:parent-style-name="Heading_20_3">
      <style:paragraph-properties fo:margin-top="0.222in" fo:margin-bottom="0.0555in" style:contextual-spacing="false"/>
    </style:style>
    <style:style style:name="P121" style:family="paragraph" style:parent-style-name="Normal_20__28_Web_29_" style:list-style-name="WWNum71">
      <style:paragraph-properties fo:margin-top="0in" fo:margin-bottom="0in" style:contextual-spacing="false" style:vertical-align="baseline"/>
    </style:style>
    <style:style style:name="P122" style:family="paragraph" style:parent-style-name="Normal_20__28_Web_29_" style:list-style-name="WWNum72">
      <style:paragraph-properties fo:margin-top="0in" fo:margin-bottom="0in" style:contextual-spacing="false" style:vertical-align="baseline"/>
    </style:style>
    <style:style style:name="P123" style:family="paragraph" style:parent-style-name="Normal_20__28_Web_29_">
      <style:paragraph-properties fo:margin-top="0in" fo:margin-bottom="0in" style:contextual-spacing="false" style:line-height-at-least="0in" fo:text-align="center" style:justify-single-word="false"/>
    </style:style>
    <style:style style:name="P124" style:family="paragraph" style:parent-style-name="Normal_20__28_Web_29_">
      <style:paragraph-properties fo:margin-top="0in" fo:margin-bottom="0in" style:contextual-spacing="false" style:line-height-at-least="0in"/>
    </style:style>
    <style:style style:name="P125" style:family="paragraph" style:parent-style-name="Normal_20__28_Web_29_">
      <style:paragraph-properties fo:margin-left="0.4165in" fo:margin-right="0.4165in" fo:margin-top="0in" fo:margin-bottom="0in" style:contextual-spacing="false"/>
    </style:style>
    <style:style style:name="P126" style:family="paragraph" style:parent-style-name="Normal_20__28_Web_29_" style:list-style-name="WWNum73">
      <style:paragraph-properties fo:margin-top="0in" fo:margin-bottom="0in" style:contextual-spacing="false" style:vertical-align="baseline"/>
    </style:style>
    <style:style style:name="P127" style:family="paragraph" style:parent-style-name="Heading_20_4">
      <style:paragraph-properties fo:margin-top="0.1945in" fo:margin-bottom="0.0555in" style:contextual-spacing="false"/>
    </style:style>
    <style:style style:name="P128" style:family="paragraph" style:parent-style-name="Normal_20__28_Web_29_" style:list-style-name="WWNum74">
      <style:paragraph-properties fo:margin-top="0in" fo:margin-bottom="0in" style:contextual-spacing="false" style:vertical-align="baseline"/>
    </style:style>
    <style:style style:name="P129" style:family="paragraph" style:parent-style-name="Normal_20__28_Web_29_" style:list-style-name="WWNum75">
      <style:paragraph-properties fo:margin-top="0in" fo:margin-bottom="0in" style:contextual-spacing="false" style:vertical-align="baseline"/>
    </style:style>
    <style:style style:name="P130" style:family="paragraph" style:parent-style-name="Normal_20__28_Web_29_" style:list-style-name="WWNum76">
      <style:paragraph-properties fo:margin-top="0in" fo:margin-bottom="0in" style:contextual-spacing="false" style:vertical-align="baseline"/>
    </style:style>
    <style:style style:name="P131" style:family="paragraph" style:parent-style-name="Normal_20__28_Web_29_" style:list-style-name="WWNum77">
      <style:paragraph-properties fo:margin-top="0in" fo:margin-bottom="0in" style:contextual-spacing="false" style:vertical-align="baseline"/>
    </style:style>
    <style:style style:name="P132" style:family="paragraph" style:parent-style-name="Normal_20__28_Web_29_" style:list-style-name="WWNum78">
      <style:paragraph-properties fo:margin-top="0in" fo:margin-bottom="0in" style:contextual-spacing="false" style:vertical-align="baseline"/>
    </style:style>
    <style:style style:name="P133" style:family="paragraph" style:parent-style-name="Normal_20__28_Web_29_" style:list-style-name="WWNum79">
      <style:paragraph-properties fo:margin-top="0in" fo:margin-bottom="0in" style:contextual-spacing="false" style:vertical-align="baseline"/>
    </style:style>
    <style:style style:name="P134" style:family="paragraph" style:parent-style-name="Normal_20__28_Web_29_" style:list-style-name="WWNum80">
      <style:paragraph-properties fo:margin-top="0in" fo:margin-bottom="0in" style:contextual-spacing="false" style:vertical-align="baseline"/>
    </style:style>
    <style:style style:name="P135" style:family="paragraph" style:parent-style-name="Standard">
      <style:paragraph-properties fo:padding-left="0in" fo:padding-right="0in" fo:padding-top="0in" fo:padding-bottom="0.0138in" fo:border-left="none" fo:border-right="none" fo:border-top="none" fo:border-bottom="0.74pt solid #000000"/>
    </style:style>
    <style:style style:name="P136" style:family="paragraph" style:parent-style-name="Normal_20__28_Web_29_" style:list-style-name="WWNum81">
      <style:paragraph-properties fo:margin-top="0in" fo:margin-bottom="0in" style:contextual-spacing="false" style:vertical-align="baseline"/>
    </style:style>
    <style:style style:name="P137" style:family="paragraph" style:parent-style-name="Heading_20_2_20_-_20__23_" style:list-style-name="WWNum35"/>
    <style:style style:name="P138"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text:display="none"/>
    </style:style>
    <style:style style:name="T5" style:family="text">
      <style:text-properties fo:font-weight="normal" style:font-weight-asian="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language="pt" fo:country="BR"/>
    </style:style>
    <style:style style:name="T8" style:family="text">
      <style:text-properties style:font-size-complex="11pt"/>
    </style:style>
    <style:style style:name="T9" style:family="text">
      <style:text-properties style:text-position="super 58%"/>
    </style:style>
    <style:style style:name="T10" style:family="text">
      <style:text-properties style:font-name="Fira Code" fo:font-size="9pt" style:font-size-asian="9pt"/>
    </style:style>
    <style:style style:name="T11" style:family="text">
      <style:text-properties style:text-position="sub 58%"/>
    </style:style>
    <style:style style:name="T12" style:family="text">
      <style:text-properties style:font-size-complex="12pt"/>
    </style:style>
    <style:style style:name="T13" style:family="text">
      <style:text-properties style:font-name="Arial" style:font-family-complex="Arial" style:font-family-generic-complex="system" style:font-pitch-complex="variable"/>
    </style:style>
    <style:style style:name="T14" style:family="text">
      <style:text-properties fo:font-style="italic" fo:font-weight="normal" style:font-style-asian="italic" style:font-weight-asian="normal"/>
    </style:style>
    <style:style style:name="T15" style:family="text">
      <style:text-properties fo:font-style="normal" style:font-style-asian="normal"/>
    </style:style>
    <style:style style:name="T16" style:family="text">
      <style:text-properties fo:language="fr" fo:country="FR"/>
    </style:style>
    <style:style style:name="T17" style:family="text">
      <style:text-properties fo:language="pt" fo:country="BR" fo:font-style="italic" style:font-style-asian="italic"/>
    </style:style>
    <style:style style:name="T18" style:family="text">
      <style:text-properties fo:font-style="italic" style:font-style-asian="italic" style:font-style-complex="italic"/>
    </style:style>
    <style:style style:name="T19" style:family="text">
      <style:text-properties fo:language="pt" fo:country="BR" fo:font-style="italic" style:font-style-asian="italic" style:font-style-complex="italic"/>
    </style:style>
    <style:style style:name="T20" style:family="text">
      <style:text-properties fo:language="fr" fo:country="FR" fo:font-style="italic" style:font-style-asian="italic" style:font-style-complex="italic"/>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style:font-size-asian="10pt" style:font-weight-asian="bold" style:font-size-complex="10pt"/>
    </style:style>
    <style:style style:name="T24" style:family="text">
      <style:text-properties fo:font-weight="bold" style:font-weight-asian="bold" style:font-weight-complex="bold"/>
    </style:style>
    <style:style style:name="T25" style:family="text">
      <style:text-properties fo:font-size="11pt" style:font-size-asian="11pt" style:font-size-complex="11pt"/>
    </style:style>
    <style:style style:name="T26" style:family="text">
      <style:text-properties fo:color="#000000" loext:opacity="100%" style:font-name="Arial" style:font-family-complex="Arial" style:font-family-generic-complex="system" style:font-pitch-complex="variable"/>
    </style:style>
    <style:style style:name="T27" style:family="text">
      <style:text-properties style:font-size-complex="13.5pt"/>
    </style:style>
    <style:style style:name="T28" style:family="text">
      <style:text-properties style:font-name-asian="Times New Roman1" style:language-asian="ru" style:country-asian="RU"/>
    </style:style>
    <style:style style:name="T29" style:family="text">
      <style:text-properties fo:font-weight="bold" style:font-name-asian="Times New Roman1" style:language-asian="ru" style:country-asian="RU" style:font-weight-asian="bold" style:font-weight-complex="bold"/>
    </style:style>
    <style:style style:name="T30" style:family="text">
      <style:text-properties style:text-position="sub 58%" style:font-name-asian="Times New Roman1" style:language-asian="ru" style:country-asian="RU"/>
    </style:style>
    <style:style style:name="T31" style:family="text">
      <style:text-properties style:text-position="super 58%" style:font-name-asian="Times New Roman1" style:language-asian="ru" style:country-asian="RU"/>
    </style:style>
    <style:style style:name="T32" style:family="text">
      <style:text-properties fo:font-weight="bold" style:language-asian="ru" style:country-asian="RU" style:font-weight-asian="bold" style:font-size-complex="9.5pt"/>
    </style:style>
    <style:style style:name="T33" style:family="text">
      <style:text-properties fo:font-weight="bold" style:language-asian="ru" style:country-asian="RU" style:font-weight-asian="bold"/>
    </style:style>
    <style:style style:name="T34" style:family="text">
      <style:text-properties style:language-asian="ru" style:country-asian="RU"/>
    </style:style>
    <style:style style:name="T35" style:family="text">
      <style:text-properties fo:font-weight="bold" style:language-asian="ru" style:country-asian="RU" style:font-weight-asian="bold" style:font-weight-complex="bold"/>
    </style:style>
    <style:style style:name="T36" style:family="text">
      <style:text-properties style:text-position="sub 58%" style:language-asian="ru" style:country-asian="RU"/>
    </style:style>
    <style:style style:name="T37" style:family="text">
      <style:text-properties style:text-position="super 58%" style:language-asian="ru" style:country-asian="RU"/>
    </style:style>
    <style:style style:name="T38" style:family="text">
      <style:text-properties fo:language="ru" fo:country="RU" style:language-asian="ru" style:country-asian="RU"/>
    </style:style>
    <style:style style:name="T39" style:family="text">
      <style:text-properties style:font-family-complex="'Google Sans'" style:font-family-generic-complex="system" style:font-pitch-complex="variable"/>
    </style:style>
    <style:style style:name="T40" style:family="text">
      <style:text-properties fo:color="#1b1c1d" loext:opacity="100%" style:font-name="Calibri1" fo:font-size="10pt" fo:language="en" fo:country="US" style:font-size-asian="10pt" style:font-name-complex="Calibri2" style:font-size-complex="10pt" style:font-weight-complex="bold"/>
    </style:style>
    <style:style style:name="T41"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2" style:family="text">
      <style:text-properties fo:color="#000000" loext:opacity="100%" style:font-name="Calibri1" fo:font-size="10pt" fo:language="en" fo:country="US" style:font-size-asian="10pt" style:font-name-complex="Calibri2" style:font-size-complex="10pt"/>
    </style:style>
    <style:style style:name="T43" style:family="text">
      <style:text-properties fo:color="#1b1c1d" loext:opacity="100%" style:font-name="Calibri1" fo:font-size="10pt" fo:language="en" fo:country="US" style:font-size-asian="10pt" style:font-name-complex="Calibri2" style:font-size-complex="10pt"/>
    </style:style>
    <style:style style:name="T44" style:family="text">
      <style:text-properties style:font-name="Calibri1" fo:font-size="10pt" fo:language="en" fo:country="US" style:font-size-asian="10pt" style:font-name-complex="Calibri2" style:font-size-complex="10pt"/>
    </style:style>
    <style:style style:name="T45" style:family="text">
      <style:text-properties style:text-position="sub 58%" style:font-name="Calibri1" fo:font-size="10pt" fo:language="en" fo:country="US" style:font-size-asian="10pt" style:font-name-complex="Calibri2" style:font-size-complex="10pt"/>
    </style:style>
    <style:style style:name="T46" style:family="text">
      <style:text-properties style:text-position="super 58%" style:font-name="Calibri1" fo:font-size="10pt" fo:language="en" fo:country="US" style:font-size-asian="10pt" style:font-name-complex="Calibri2" style:font-size-complex="10pt"/>
    </style:style>
    <style:style style:name="T47"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8"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9"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50"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51" style:family="text">
      <style:text-properties style:font-name="Calibri1" fo:font-size="11pt" fo:language="en" fo:country="US" fo:font-weight="bold" style:font-size-asian="11pt" style:font-weight-asian="bold" style:font-name-complex="Calibri2" style:font-size-complex="11pt"/>
    </style:style>
    <style:style style:name="T52" style:family="text">
      <style:text-properties fo:color="#000000" loext:opacity="100%" style:font-name="Arial" style:font-size-complex="11pt"/>
    </style:style>
    <style:style style:name="T53" style:family="text">
      <style:text-properties fo:color="#000000" loext:opacity="100%" style:font-name="Arial" fo:font-size="11pt" style:font-size-asian="11pt" style:font-size-complex="11pt"/>
    </style:style>
    <style:style style:name="T54" style:family="text">
      <style:text-properties style:font-name="Calibri1" fo:font-size="10pt" fo:language="en" fo:country="US" fo:font-weight="bold" style:font-size-asian="10pt" style:font-weight-asian="bold" style:font-name-complex="Calibri2" style:font-size-complex="10pt" style:font-weight-complex="bold"/>
    </style:style>
    <style:style style:name="T55"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6" style:family="text">
      <style:text-properties fo:color="#1b1c1d" loext:opacity="100%" style:font-name="Calibri1" fo:font-size="10pt" fo:language="pt" fo:country="BR" style:font-size-asian="10pt" style:font-name-complex="Calibri2" style:font-size-complex="10pt"/>
    </style:style>
    <style:style style:name="T57"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8"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9" style:family="text">
      <style:text-properties fo:color="#1b1c1d" loext:opacity="100%" style:font-name="Calibri1" fo:font-size="10pt" fo:language="da" fo:country="DK" style:font-size-asian="10pt" style:font-name-complex="Calibri2" style:font-size-complex="10pt"/>
    </style:style>
    <style:style style:name="T60" style:family="text">
      <style:text-properties fo:color="#000000" loext:opacity="100%" style:font-name="Calibri1" fo:font-size="10pt" fo:language="da" fo:country="DK" style:font-size-asian="10pt" style:font-name-complex="Calibri2" style:font-size-complex="10pt"/>
    </style:style>
    <style:style style:name="T61" style:family="text">
      <style:text-properties style:text-position="sub 58%" fo:language="pt" fo:country="BR"/>
    </style:style>
    <style:style style:name="T62" style:family="text">
      <style:text-properties style:text-position="super 58%" fo:language="pt" fo:country="BR"/>
    </style:style>
    <style:style style:name="T63"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4" style:family="text">
      <style:text-properties fo:color="#000000" loext:opacity="100%" style:font-size-complex="12pt" style:font-weight-complex="bold"/>
    </style:style>
    <style:style style:name="T65" style:family="text">
      <style:text-properties fo:font-size="10pt" style:font-size-asian="10pt"/>
    </style:style>
    <style:style style:name="T66" style:family="text">
      <style:text-properties fo:color="#434343" loext:opacity="100%" fo:font-size="10pt" fo:font-weight="bold" style:font-size-asian="10pt" style:font-weight-asian="bold" style:font-weight-complex="bold"/>
    </style:style>
    <style:style style:name="T67"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8" style:family="text">
      <style:text-properties fo:color="#000000" loext:opacity="100%" fo:font-size="10pt" style:font-size-asian="10pt" style:font-weight-complex="bold"/>
    </style:style>
    <style:style style:name="T69"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70" style:family="text">
      <style:text-properties fo:font-size="10pt" style:font-size-asian="10pt" style:font-name-complex="Calibri2" style:font-size-complex="10pt"/>
    </style:style>
    <style:style style:name="T71" style:family="text">
      <style:text-properties fo:color="#666666" loext:opacity="100%" fo:font-size="10pt" fo:font-weight="bold" style:font-size-asian="10pt" style:font-weight-asian="bold" style:font-name-complex="Calibri2" style:font-size-complex="10pt" style:font-weight-complex="normal"/>
    </style:style>
    <style:style style:name="T72" style:family="text">
      <style:text-properties fo:color="#000000" loext:opacity="100%" fo:font-size="10pt" fo:font-weight="normal" style:font-size-asian="10pt" style:font-weight-asian="normal" style:font-weight-complex="bold"/>
    </style:style>
    <style:style style:name="T73"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Abstract_5f_Body"><text:span text:style-name="T2">Keywords: </text:span>AI-assisted, AI-powered, AI-enhanced, automated, knowledge engineering, machine learning.</text:p>
      <text:list xml:id="list2750863032"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2980802804"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2750863032"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n[cs.AI]&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8\\uc0\\u8211{}50, 57\\uc0\\u8211{}64]&quot;,&quot;plainCitation&quot;:&quot;[43, 45, 48–50, 57–64]&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7" text:style-name="Internet_20_link" text:visited-style-name="Visited_20_Internet_20_Link"><text:span text:style-name="Internet_20_link">57–64</text:span></text:a>]<field:fieldmark-end/>). <text:soft-page-break/>Furthermore, existing approaches often face limitations. Training data consisting of high-level reviewer comments 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5]&quot;,&quot;plainCitation&quot;:&quot;[65]&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6\\uc0\\u8211{}68]&quot;,&quot;plainCitation&quot;:&quot;[66–68]&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68</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69]&quot;,&quot;plainCitation&quot;:&quot;[69]&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0]&quot;,&quot;plainCitation&quot;:&quot;[70]&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1]&quot;,&quot;plainCitation&quot;:&quot;[71]&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2, 73]&quot;,&quot;plainCitation&quot;:&quot;[72, 73]&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 <text:a xlink:type="simple" xlink:href="#BIB_73" text:style-name="Internet_20_link" text:visited-style-name="Visited_20_Internet_20_Link"><text:span text:style-name="Internet_20_link">73</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4]&quot;,&quot;plainCitation&quot;:&quot;[74]&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we introduce <text:a xlink:type="simple" xlink:href="#PWP" text:style-name="Internet_20_link" text:visited-style-name="Visited_20_Internet_20_Link"><text:span text:style-name="Internet_20_link">Persistent Workflow Prompting (PWP)</text:span><text:span text:style-name="Internet_20_link"><text:span text:style-name="T4"> </text:span></text:span></text:a>.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ext:a xlink:type="simple" xlink:href="#M2_Formalizing_Review_Process" text:style-name="Internet_20_link" text:visited-style-name="Visited_20_Internet_20_Link"><text:span text:style-name="Internet_20_link">translating tacit expert knowledge</text:span></text:a> <field:fieldmark-start text:name="Bookmark Copy 33" field:type="vnd.oasis.opendocument.field.UNHANDLED"><field:param field:name="vnd.oasis.opendocument.field.code" field:value="ADDIN ZOTERO_ITEM CSL_CITATION {&quot;citationID&quot;:&quot;zUL0BBFc&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into an actionable protocol for the AI. This methodology aims to elicit deeper, more reliable analysis while <text:a xlink:type="simple" xlink:href="#D3_Input_Bias" text:style-name="Internet_20_link" text:visited-style-name="Visited_20_Internet_20_Link"><text:span text:style-name="Internet_20_link">counteracting default input bias</text:span></text:a>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94515755163047"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2371611207"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5"><text:span text:style-name="ListNumberBold_20_Char_20_Char">Input Bias Mitigation: </text:span>We demonstrate that the developed <text:span text:style-name="T1">PeerReviewPrompt</text:span>, incorporating LLM's context conditioning via <text:a xlink:type="simple" xlink:href="#Behavioral_Context" text:style-name="Internet_20_link" text:visited-style-name="Visited_20_Internet_20_Link"><text:span text:style-name="Internet_20_link">negatively biased persona engineering</text:span></text:a>, can effectively <text:span text:style-name="Strong_20_Emphasis"><text:span text:style-name="T5">counteract default positive </text:span></text:span><text:a xlink:type="simple" xlink:href="#D3_Input_Bias" text:style-name="Internet_20_link" text:visited-style-name="Visited_20_Internet_20_Link"><text:span text:style-name="Internet_20_link">input biases</text:span></text:a>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oft-page-break/><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text:p>
      <text:list xml:id="list94516928197997" text:continue-list="list2980802804" text:style-name="WWNum24">
        <text:list-item>
          <text:p text:style-name="P8">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text:p>
        </text:list-item>
        <text:list-item>
          <text:p text:style-name="P8">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item>
        <text:list-item>
          <text:p text:style-name="P8"><text:a xlink:type="simple" xlink:href="#SI" text:style-name="Internet_20_link" text:visited-style-name="Visited_20_Internet_20_Link"><text:span text:style-name="Internet_20_link">Supporting information</text:span></text:a> provides basic PeerReviewPrompt <text:a xlink:type="simple" xlink:href="#Demo_Usage_Protocol" text:style-name="Internet_20_link" text:visited-style-name="Visited_20_Internet_20_Link"><text:span text:style-name="Internet_20_link">usage protocol</text:span></text:a><text:span text:style-name="T4"> and</text:span> links to <text:a xlink:type="simple" xlink:href="#Demo_Analyses" text:style-name="Internet_20_link" text:visited-style-name="Visited_20_Internet_20_Link"><text:span text:style-name="Internet_20_link">demonstration analyses</text:span></text:a><text:span text:style-name="T4">,</text:span> (<text:span text:style-name="T2">direct links</text:span>: <text:a xlink:type="simple" xlink:href="https://g.co/gemini/share/2f228c0ab7a2" text:style-name="Internet_20_link" text:visited-style-name="Visited_20_Internet_20_Link"><text:span text:style-name="Internet_20_link">Gemini</text:span></text:a>, <text:a xlink:type="simple" xlink:href="https://chatgpt.com/share/6805e481-4800-8004-b56f-56ddb12e0e56" text:style-name="Internet_20_link" text:visited-style-name="Visited_20_Internet_20_Link"><text:span text:style-name="Internet_20_link">ChatGPT chat</text:span></text:a>, and <text:a xlink:type="simple" xlink:href="https://chatgpt.com/canvas/shared/6805e6b7ced08191a720924c2ffef738" text:style-name="Internet_20_link" text:visited-style-name="Visited_20_Internet_20_Link"><text:span text:style-name="Internet_20_link">ChatGPT analysis</text:span></text:a>) and shared <text:a xlink:type="simple" xlink:href="#AI_Chats" text:style-name="Internet_20_link" text:visited-style-name="Visited_20_Internet_20_Link"><text:span text:style-name="Internet_20_link">demonstration AI chats</text:span></text:a>.</text:p>
        </text:list-item>
        <text:list-item>
          <text:p text:style-name="P8"><text:a xlink:type="simple" xlink:href="#Prompt_Files" text:style-name="Internet_20_link" text:visited-style-name="Visited_20_Internet_20_Link"><text:span text:style-name="Internet_20_link">Markdown-formatted prompt files</text:span></text:a> for direct use with LLMs are included as PDF attachments and also shared via an OSF repository.</text:p>
        </text:list-item>
        <text:list-item>
          <text:p text:style-name="P8">Appendixes include the full text of the <text:a xlink:type="simple" xlink:href="#PeerReviewPrompt" text:style-name="Internet_20_link" text:visited-style-name="Visited_20_Internet_20_Link"><text:span text:style-name="Internet_20_link">PeerReviewPrompt</text:span></text:a>, demonstration analyses of the <text:a xlink:type="simple" xlink:href="#Test_Paper" text:style-name="Internet_20_link" text:visited-style-name="Visited_20_Internet_20_Link"><text:span text:style-name="Internet_20_link"><text:span text:style-name="T1">test paper</text:span></text:span></text:a> (<text:a xlink:type="simple" xlink:href="#Gemini_Analysis" text:style-name="Internet_20_link" text:visited-style-name="Visited_20_Internet_20_Link"><text:span text:style-name="Internet_20_link">Gemini</text:span></text:a>, <text:a xlink:type="simple" xlink:href="#ChatGPT_o3_Analysis" text:style-name="Internet_20_link" text:visited-style-name="Visited_20_Internet_20_Link"><text:span text:style-name="Internet_20_link">ChatGPT</text:span></text:a>, and <text:a xlink:type="simple" xlink:href="#Baseline_Analysis" text:style-name="Internet_20_link" text:visited-style-name="Visited_20_Internet_20_Link"><text:span text:style-name="Internet_20_link">Gemini - Baseline</text:span></text:a>), and two sample prompts, supplementing discussions on <text:a xlink:type="simple" xlink:href="#Deep_Research_Prompt" text:style-name="Internet_20_link" text:visited-style-name="Visited_20_Internet_20_Link"><text:span text:style-name="Internet_20_link">applied</text:span></text:a> and <text:a xlink:type="simple" xlink:href="#Adaptive_Prompt_Engineering" text:style-name="Internet_20_link" text:visited-style-name="Visited_20_Internet_20_Link"><text:span text:style-name="Internet_20_link">methodological</text:span></text:a> meta-prompting.</text:p>
        </text:list-item>
      </text:list>
      <text:p text:style-name="Text_20_body">Note: all examples with gray background contain <text:span text:style-name="T6">single</text:span> prompts or prompt templates (no AI responses), with some prompt examples consisting of several paragraphs or further structured with three horizontal dashes "---".</text:p>
      <text:list xml:id="list94515783585777" text:continue-list="list94515755163047" text:style-name="WWNum19">
        <text:list-item>
          <text:h text:style-name="P5" text:outline-level="1">Methodology</text:h>
          <text:list>
            <text:list-item>
              <text:h text:style-name="P9" text:outline-level="2" loext:marker-style-name="T7"><text:bookmark-start text:name="M2_Meta_Prompting"/><text:span text:style-name="T7">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94516405244742" text:continue-list="list2371611207"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text:soft-page-break/>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94515783585777" text:style-name="WWNum19">
        <text:list-item>
          <text:list>
            <text:list-item>
              <text:list>
                <text:list-item>
                  <text:h text:style-name="P12" text:outline-level="3" loext:marker-style-name="T8"><text:bookmark-start text:name="M2_Language_Focused_Refinement"/><text:span text:style-name="T8">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94517590565881" text:continue-numbering="true" text:style-name="WWNum19">
        <text:list-item>
          <text:list>
            <text:list-item>
              <text:list>
                <text:list-item>
                  <text:h text:style-name="P12" text:outline-level="3" loext:marker-style-name="T8"><text:bookmark-start text:name="M2_Basic_Iterative_Refinement"/><text:span text:style-name="T8">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2325807639"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94517555884566" text:continue-list="list94516928197997"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94517538964872" text:continue-list="list2325807639" text:style-name="WWNum31">
        <text:list-item>
          <text:p text:style-name="P13"><text:bookmark-start text:name="M2_Basic_Refinement_Verbose"/>Verbose - Explicitly Providing Context<text:bookmark-end text:name="M2_Basic_Refinement_Verbose"/></text:p>
        </text:list-item>
      </text:list>
      <text:p text:style-name="Text_20_body"><text:soft-page-break/>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94516897702412" text:continue-list="list94517555884566"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94517590565881" text:style-name="WWNum19">
        <text:list-item>
          <text:list>
            <text:list-item>
              <text:list>
                <text:list-item>
                  <text:h text:style-name="P12" text:outline-level="3" loext:marker-style-name="T7"><text:bookmark-start text:name="Meta_Meta_Prompting"/><text:span text:style-name="T7">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94515995134474"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94516484956980" text:continue-list="list94517538964872"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text:soft-page-brea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94516484956980" text:style-name="WWNum31">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94517203920803"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94517681432816" text:continue-list="list94515995134474" text:style-name="WWNum19">
        <text:list-item>
          <text:list>
            <text:list-item>
              <text:list>
                <text:list-item>
                  <text:h text:style-name="P12" text:outline-level="3"><text:bookmark-start text:name="M2_Complex_Prompts"/><text:soft-page-break/>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94516897702412"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94517242873476"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issued&quot;:{&quot;date-parts&quot;:[[&quot;2025&quot;,4,7]]},&quot;citation-key&quot;:&quot;_ChemistryPaperReview_2025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94516422673626" text:continue-list="list94517681432816" text:style-name="WWNum19">
        <text:list-item>
          <text:list>
            <text:list-item>
              <text:list>
                <text:list-item>
                  <text:h text:style-name="P12" text:outline-level="3"><text:bookmark-start text:name="Exploratory_Meta_Prompting"/><text:soft-page-break/>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94517521518012" text:continue-list="list94517203920803" text:style-name="WWNum89">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3">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text:soft-page-break/>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94517521518012"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9">2</text:span>-prompt. Consequently, the process of developing such a meta<text:span text:style-name="T9">2</text:span>-prompt via interaction with an LLM formally represents meta<text:span text:style-name="T9">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9">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94516422673626"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94517237917168" text:continue-numbering="true" text:style-name="WWNum19">
        <text:list-item>
          <text:list>
            <text:list-item>
              <text:list>
                <text:list-item>
                  <text:h text:style-name="P12" text:outline-level="3"><text:bookmark-start text:name="PWP"/><text:soft-page-break/>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10">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94516280927723" text:continue-list="list94517242873476"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94517225002921" text:continue-list="list94517237917168"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94517217350767" text:continue-list="list94516280927723"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ext:soft-page-break/>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5">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5">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94517780279148" text:continue-list="list94517225002921"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94517198287575" text:continue-list="list94517217350767"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11">2</text:span><text:span text:style-name="T9">17</text:span>O... via slow evaporation and fractional distillation" guides the LLM to parse the claim into its core components: the <text:span text:style-name="T1">unmet need</text:span> (accessible H<text:span text:style-name="T11">2</text:span><text:span text:style-name="T9">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94516896266020" text:continue-list="list94517780279148"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94517454698100" text:continue-list="list94517198287575"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text:soft-page-break/>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94516896266020"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he development of such advanced prompts for domain-specific expert-level analysis, exemplified by the experimental chemistry focus of this work's proof-of-concept (PoC), inevitably intersects with specialized knowledge and research practices inherent to any given field. While a deep dive into the specifics of, for instance, chemical knowledge formalization for AI applications in chemistry - areas covered by comprehensive reviews <field:fieldmark-start text:name="Bookmark Copy 52" field:type="vnd.oasis.opendocument.field.UNHANDLED"><field:param field:name="vnd.oasis.opendocument.field.code" field:value="ADDIN ZOTERO_ITEM CSL_CITATION {&quot;citationID&quot;:&quot;6m8s35vN&quot;,&quot;properties&quot;:{&quot;formattedCitation&quot;:&quot;[92, 93]&quot;,&quot;plainCitation&quot;:&quot;[92, 93]&quot;,&quot;noteIndex&quot;:0},&quot;citationItems&quot;:[{&quot;id&quot;:12732,&quot;uris&quot;:[&quot;http://zotero.org/users/6260775/items/VCME45GZ&quot;],&quot;itemData&quot;:{&quot;id&quot;:12732,&quot;type&quot;:&quot;article-journal&quot;,&quot;abstract&quot;:&quot;Artificial intelligence (AI) offers transformative potential for chemical research through its ability to optimize reactions and processes, enhance energy efficiency, and reduce waste. AI-assisted chemical research (AI + chem) has become a global hotspot. To better understand the current research status of “AI + chem”, this study conducted a scientific bibliometric investigation using CiteSpace. The web of science core collection was utilized to retrieve original articles related to “AI + chem” published from 2000 to 2024. The obtained data allowed for the visualization of the knowledge background, current research status, and latest knowledge structure of “AI + chem”. The “AI + chem” has entered a stage of explosive growth, and the number of papers will maintain long-term high-speed growth. This article systematically analyzes the latest progress in “AI + chem” and objectively predicts future trends, including molecular design, reaction prediction, materials design, drug design, and quantum chemistry. The outcomes of this study will provide readers with a comprehensive understanding of the overall landscape of “AI + chem”.&quot;,&quot;container-title&quot;:&quot;Chemical Communications&quot;,&quot;DOI&quot;:&quot;10.1039/D4CC01892C&quot;,&quot;ISSN&quot;:&quot;1364-548X&quot;,&quot;issue&quot;:&quot;55&quot;,&quot;journalAbbreviation&quot;:&quot;Chem. Commun.&quot;,&quot;language&quot;:&quot;en&quot;,&quot;note&quot;:&quot;publisher: The Royal Society of Chemistry&quot;,&quot;page&quot;:&quot;6977-6987&quot;,&quot;source&quot;:&quot;pubs.rsc.org&quot;,&quot;title&quot;:&quot;AI-assisted chemistry research: a comprehensive analysis of evolutionary paths and hotspots through knowledge graphs&quot;,&quot;URL&quot;:&quot;https://pubs.rsc.org/en/content/articlelanding/2024/cc/d4cc01892c&quot;,&quot;volume&quot;:&quot;60&quot;,&quot;author&quot;:[{&quot;family&quot;:&quot;Yang&quot;,&quot;given&quot;:&quot;Lin&quot;},{&quot;family&quot;:&quot;Guo&quot;,&quot;given&quot;:&quot;Qingle&quot;},{&quot;family&quot;:&quot;Zhang&quot;,&quot;given&quot;:&quot;Lijing&quot;}],&quot;accessed&quot;:{&quot;date-parts&quot;:[[&quot;2025&quot;,5,17]]},&quot;issued&quot;:{&quot;date-parts&quot;:[[&quot;2024&quot;,7,4]]},&quot;citation-key&quot;:&quot;yang_AIassistedChemistryResearch_2024_10.1039/D4CC01892C&quot;},&quot;label&quot;:&quot;page&quot;},{&quot;id&quot;:12729,&quot;uris&quot;:[&quot;http://zotero.org/users/6260775/items/MWDKHDNW&quot;],&quot;itemData&quot;:{&quot;id&quot;:12729,&quot;type&quot;:&quot;article-journal&quot;,&quot;abstract&quot;:&quot;ConspectusPassing knowledge from human to human is a natural process that has continued since the beginning of humankind. Over the past few decades, we have witnessed that knowledge is no longer passed only between humans but also from humans to machines. The latter form of knowledge transfer represents a cornerstone in artificial intelligence (AI) and lays the foundation for knowledge engineering (KE). In order to pass knowledge to machines, humans need to structure, formalize, and make knowledge machine-readable. Subsequently, humans also need to develop software that emulates their decision-making process. In order to engineer chemical knowledge, chemists are often required to challenge their understanding of chemistry and thinking processes, which may help improve the structure of chemical knowledge.Knowledge engineering in chemistry dates from the development of expert systems that emulated the thinking process of analytical and organic chemists. Since then, many different expert systems employing rather limited knowledge bases have been developed, solving problems in retrosynthesis, analytical chemistry, chemical risk assessment, etc. However, toward the end of the 20th century, the AI winters slowed down the development of expert systems for chemistry. At the same time, the increasing complexity of chemical research, alongside the limitations of the available computing tools, made it difficult for many chemistry expert systems to keep pace.In the past two decades, the semantic web, the popularization of object-oriented programming, and the increase in computational power have revitalized knowledge engineering. Knowledge formalization through ontologies has become commonplace, triggering the subsequent development of knowledge graphs and cognitive software agents. These tools enable the possibility of interoperability, enabling the representation of more complex systems, inference capabilities, and the synthesis of new knowledge.This Account introduces the history, the core principles of KE, and its applications within the broad realm of chemical research and engineering. In this regard, we first discuss how chemical knowledge is formalized and how a chemist’s cognition can be emulated with the help of reasoning algorithms. Following this, we discuss various applications of knowledge graph and agent technology used to solve problems in chemistry related to molecular engineering, chemical mechanisms, multiscale modeling, automation of calculations and experiments, and chemist–machine interactions. These developments are discussed in the context of a universal and dynamic knowledge ecosystem, referred to as The World Avatar (TWA).&quot;,&quot;container-title&quot;:&quot;Accounts of Chemical Research&quot;,&quot;DOI&quot;:&quot;10.1021/acs.accounts.2c00617&quot;,&quot;ISSN&quot;:&quot;0001-4842&quot;,&quot;issue&quot;:&quot;2&quot;,&quot;journalAbbreviation&quot;:&quot;Acc. Chem. Res.&quot;,&quot;note&quot;:&quot;publisher: American Chemical Society&quot;,&quot;page&quot;:&quot;128-139&quot;,&quot;source&quot;:&quot;ACS Publications&quot;,&quot;title&quot;:&quot;Knowledge Engineering in Chemistry: From Expert Systems to Agents of Creation&quot;,&quot;URL&quot;:&quot;https://doi.org/10.1021/acs.accounts.2c00617&quot;,&quot;volume&quot;:&quot;56&quot;,&quot;author&quot;:[{&quot;family&quot;:&quot;Kondinski&quot;,&quot;given&quot;:&quot;Aleksandar&quot;},{&quot;family&quot;:&quot;Bai&quot;,&quot;given&quot;:&quot;Jiaru&quot;},{&quot;family&quot;:&quot;Mosbach&quot;,&quot;given&quot;:&quot;Sebastian&quot;},{&quot;family&quot;:&quot;Akroyd&quot;,&quot;given&quot;:&quot;Jethro&quot;},{&quot;family&quot;:&quot;Kraft&quot;,&quot;given&quot;:&quot;Markus&quot;}],&quot;accessed&quot;:{&quot;date-parts&quot;:[[&quot;2025&quot;,5,17]]},&quot;issued&quot;:{&quot;date-parts&quot;:[[&quot;2023&quot;,1,17]]},&quot;citation-key&quot;:&quot;kondinski_KnowledgeEngineeringChemistry_2023_10.1021/acs.accounts.2c00617&quot;},&quot;label&quot;:&quot;page&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 <text:a xlink:type="simple" xlink:href="#BIB_93" text:style-name="Internet_20_link" text:visited-style-name="Visited_20_Internet_20_Link"><text:span text:style-name="Internet_20_link">93</text:span></text:a>]<field:fieldmark-end/> - is beyond the immediate scope of this methodology-oriented paper, such literature offers valuable context for domain-specific adaptations. Instead, our present work generally focuses on the more abstract framework development of PWP, which is an essential first step.</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focused on the experimental chemistry domain, necessitated a deliberate process of formalizing the intellectual workflow of critical review, aiming to make the implicit explicit and codify expert reasoning into a structured, actionable protocol. The subsequent sections detail this formalization process, including reflections on the meta-reasoning involved.</text:p>
      <text:list xml:id="list94517899194676"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3"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11">2</text:span><text:span text:style-name="T9">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ext:soft-page-break/>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4"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5"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94517262052199" text:continue-list="list94517454698100"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94516449522753" text:continue-list="list94516405244742" text:style-name="WWNum84">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94516447714643" text:continue-list="list94517262052199"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oft-page-break/><text:span text:style-name="T1">Retrieving Standard Parameters:</text:span> Retrieve necessary fundamental constants or material properties.</text:p>
        </text:list-item>
      </text:list>
      <text:list xml:id="list94517508074614" text:continue-list="list94516449522753"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94516710138360" text:continue-list="list94517899194676"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6"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94517840742900" text:continue-list="list94517508074614" text:style-name="WWNum25">
        <text:list-item text:start-value="1">
          <text:p text:style-name="P22"><text:span text:style-name="T2">Potentially Disruptive Claim:</text:span> The claimed result (cheap, accessible H<text:span text:style-name="T11">2</text:span><text:span text:style-name="T9">17</text:span>O) promised significant impact, potentially disrupting existing markets (competing with commercially available expensive H<text:span text:style-name="T11">2</text:span><text:span text:style-name="T9">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94517043892421" text:continue-list="list94516710138360"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94517314523545" text:continue-list="list94517840742900" text:style-name="WWNum27">
        <text:list-item text:start-value="1">
          <text:p text:style-name="P23"><text:span text:style-name="T2">Start with Concrete Cases:</text:span> Analyzing specific instances, like the demonstrably flawed <text:span text:style-name="T1">test paper</text:span> <field:fieldmark-start text:name="Bookmark Copy 57"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oft-page-break/><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94516485416731" text:continue-list="list94516447714643"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94516177031632" text:continue-list="list94517314523545"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94517043892421"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8"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9" field:type="vnd.oasis.opendocument.field.UNHANDLED"><field:param field:name="vnd.oasis.opendocument.field.code" field:value="ADDIN ZOTERO_ITEM CSL_CITATION {&quot;citationID&quot;:&quot;92Ulc2nr&quot;,&quot;properties&quot;:{&quot;formattedCitation&quot;:&quot;[94]&quot;,&quot;plainCitation&quot;:&quot;[94]&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4" text:style-name="Internet_20_link" text:visited-style-name="Visited_20_Internet_20_Link"><text:span text:style-name="Internet_20_link">94</text:span></text:a>]<field:fieldmark-end/>, and SuperGrok Grok 3 Think <field:fieldmark-start text:name="Bookmark Copy 60" field:type="vnd.oasis.opendocument.field.UNHANDLED"><field:param field:name="vnd.oasis.opendocument.field.code" field:value="ADDIN ZOTERO_ITEM CSL_CITATION {&quot;citationID&quot;:&quot;g3h4TtF7&quot;,&quot;properties&quot;:{&quot;formattedCitation&quot;:&quot;[95]&quot;,&quot;plainCitation&quot;:&quot;[95]&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text:p>
      <text:p text:style-name="Text_20_body"><text:soft-page-break/>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1"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2"><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2"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3" field:type="vnd.oasis.opendocument.field.UNHANDLED"><field:param field:name="vnd.oasis.opendocument.field.code" field:value="ADDIN ZOTERO_ITEM CSL_CITATION {&quot;citationID&quot;:&quot;DVbo7xor&quot;,&quot;properties&quot;:{&quot;formattedCitation&quot;:&quot;[22, 96]&quot;,&quot;plainCitation&quot;:&quot;[22, 9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6" text:style-name="Internet_20_link" text:visited-style-name="Visited_20_Internet_20_Link"><text:span text:style-name="Internet_20_link">96</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4"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11">2</text:span><text:span text:style-name="T9">16</text:span>O, H<text:span text:style-name="T11">2</text:span><text:span text:style-name="T9">17</text:span>O, and H<text:span text:style-name="T11">2</text:span><text:span text:style-name="T9">18</text:span>O (which span only ~0.2<text:span text:style-name="T13">°</text:span>C at 1 atm according to <field:fieldmark-start text:name="Bookmark Copy 65" field:type="vnd.oasis.opendocument.field.UNHANDLED"><field:param field:name="vnd.oasis.opendocument.field.code" field:value="ADDIN ZOTERO_ITEM CSL_CITATION {&quot;citationID&quot;:&quot;t1WZkmmA&quot;,&quot;properties&quot;:{&quot;formattedCitation&quot;:&quot;[97]&quot;,&quot;plainCitation&quot;:&quot;[97]&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4">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6" field:type="vnd.oasis.opendocument.field.UNHANDLED"><field:param field:name="vnd.oasis.opendocument.field.code" field:value="ADDIN ZOTERO_ITEM CSL_CITATION {&quot;citationID&quot;:&quot;v0LeSX28&quot;,&quot;properties&quot;:{&quot;formattedCitation&quot;:&quot;[98]&quot;,&quot;plainCitation&quot;:&quot;[98]&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and LLM <field:fieldmark-start text:name="Bookmark Copy 67" field:type="vnd.oasis.opendocument.field.UNHANDLED"><field:param field:name="vnd.oasis.opendocument.field.code" field:value="ADDIN ZOTERO_ITEM CSL_CITATION {&quot;citationID&quot;:&quot;GYD5Gsti&quot;,&quot;properties&quot;:{&quot;formattedCitation&quot;:&quot;[99]&quot;,&quot;plainCitation&quot;:&quot;[99]&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s://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text:soft-page-break/>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5">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5">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8" field:type="vnd.oasis.opendocument.field.UNHANDLED"><field:param field:name="vnd.oasis.opendocument.field.code" field:value="ADDIN ZOTERO_ITEM CSL_CITATION {&quot;citationID&quot;:&quot;0aS1P5u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5">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5">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text:soft-page-break/>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94517307643577"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94516024814111" text:continue-list="list94516177031632" text:style-name="WWNum88">
        <text:list-item text:start-value="1">
          <text:p text:style-name="P24"><text:span text:style-name="T2">Single Test Case</text:span>: The <text:span text:style-name="T1">PeerReviewPrompt</text:span> was developed and primarily tested using a single publication <field:fieldmark-start text:name="Bookmark Copy 69"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20"><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20"><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20"><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style-override="WWNum26">
          <text:p text:style-name="P20"><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94517392686100" text:continue-list="list94517307643577" text:style-name="WWNum19">
        <text:list-item>
          <text:list>
            <text:list-item>
              <text:h text:style-name="P9" text:outline-level="2" loext:marker-style-name="T16"><text:bookmark-start text:name="D3_Future_Directions"/><text:span text:style-name="T16">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70"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94516748333664" text:continue-list="list94516024814111" text:style-name="WWNum28">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1"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11">2</text:span><text:span text:style-name="T9">17</text:span>O enrichment via slow evaporation and fractional distillation). Significant expansion is necessary to apply similarly rigorous, <text:soft-page-break/>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94516103546532" text:continue-list="list94516485416731"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72"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73"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9">17</text:span>O-labeled hydrogen peroxide via electrolysis and the preparation and characterization of <text:span text:style-name="T9">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4"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94515857744935" text:continue-list="list94516748333664" text:style-name="WWNum28">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94517739222011" text:continue-list="list94516103546532"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14">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5">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94515963242915" text:continue-list="list94515857744935" text:style-name="WWNum28">
        <text:list-item>
          <text:p text:style-name="P25"><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oft-page-break/><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94516554054947" text:continue-list="list94517739222011"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94517184221661" text:continue-list="list94515963242915" text:style-name="WWNum28">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5"><text:span text:style-name="Strong_20_Emphasis">Investigating Foundational Model Capabilities:</text:span> Investigating foundational model development approaches (via training and/or fine-tuning) to intrinsically enhance critical evaluation capabilities (compensation of input 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94517392686100"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text:soft-page-break/>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5" field:type="vnd.oasis.opendocument.field.UNHANDLED"><field:param field:name="vnd.oasis.opendocument.field.code" field:value="ADDIN ZOTERO_ITEM CSL_CITATION {&quot;citationID&quot;:&quot;IaiYBaFZ&quot;,&quot;properties&quot;:{&quot;formattedCitation&quot;:&quot;[100]&quot;,&quot;plainCitation&quot;:&quot;[100]&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2621163228" text:style-name="WWNum29">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94517710111812" text:continue-list="list94516554054947" text:style-name="WWNum24">
        <text:list-item>
          <text:p text:style-name="P8"><text:span text:style-name="T1">PeerReviewPrompt.md</text:span>:<text:tab/>PWP-based experimental chemistry review prompt text for use with LLMs.</text:p>
        </text:list-item>
        <text:list-item>
          <text:p text:style-name="P8"><text:bookmark-start text:name="DetailedMetaPrompt"/><text:span text:style-name="T1">DetailedMetaPrompt.md</text:span><text:bookmark-end text:name="DetailedMetaPrompt"/>:<text:tab/>Meta-prompt text for revision of prompts and meta-prompts (demo chat <field:fieldmark-start text:name="Bookmark Copy 76"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Prompt engineering assistant and tutor meta-prompt (demo chat <field:fieldmark-start text:name="Bookmark Copy 77"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2621163228" text:style-name="WWNum29">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8"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94515888269208" text:continue-numbering="true" text:style-name="WWNum29">
        <text:list-item>
          <text:h text:style-name="P27" text:outline-level="2" loext:marker-style-name="T7"><text:bookmark-start text:name="Demo_Usage_Protocol"/><text:span text:style-name="T7">Demo Usage Protocol for </text:span><text:span text:style-name="T17">PeerReviewPrompt</text:span><text:bookmark-end text:name="Demo_Usage_Protocol"/></text:h>
        </text:list-item>
      </text:list>
      <text:list text:continue-list="list94517710111812"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94517543453888"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94516199167415" text:continue-list="list94515888269208" text:style-name="WWNum29">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94517543453888"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11">2</text:span></text:span><text:span text:style-name="Internet_20_link"><text:span text:style-name="T9">17</text:span></text:span><text:span text:style-name="Internet_20_link">O Enrichment</text:span></text:a>; shared AI chat <field:fieldmark-start text:name="Bookmark Copy 79" field:type="vnd.oasis.opendocument.field.UNHANDLED"><field:param field:name="vnd.oasis.opendocument.field.code" field:value="ADDIN ZOTERO_ITEM CSL_CITATION {&quot;citationID&quot;:&quot;2v5aINGc&quot;,&quot;properties&quot;:{&quot;formattedCitation&quot;:&quot;[101]&quot;,&quot;plainCitation&quot;:&quot;[101]&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101" text:style-name="Internet_20_link" text:visited-style-name="Visited_20_Internet_20_Link"><text:span text:style-name="Internet_20_link">101</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11">2</text:span></text:span><text:span text:style-name="Internet_20_link"><text:span text:style-name="T9">17</text:span></text:span><text:span text:style-name="Internet_20_link">O</text:span></text:a>; shared AI chat <field:fieldmark-start text:name="Bookmark Copy 80" field:type="vnd.oasis.opendocument.field.UNHANDLED"><field:param field:name="vnd.oasis.opendocument.field.code" field:value="ADDIN ZOTERO_ITEM CSL_CITATION {&quot;citationID&quot;:&quot;s3FpyyD6&quot;,&quot;properties&quot;:{&quot;unsorted&quot;:true,&quot;formattedCitation&quot;:&quot;[102, 103]&quot;,&quot;plainCitation&quot;:&quot;[102, 103]&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2" text:style-name="Internet_20_link" text:visited-style-name="Visited_20_Internet_20_Link"><text:span text:style-name="Internet_20_link">102</text:span></text:a>, <text:a xlink:type="simple" xlink:href="#BIB_103" text:style-name="Internet_20_link" text:visited-style-name="Visited_20_Internet_20_Link"><text:span text:style-name="Internet_20_link">103</text:span></text:a>]<field:fieldmark-end/>.</text:p>
        </text:list-item>
      </text:list>
      <text:p text:style-name="Text_20_body">Full shared AI chats only:</text:p>
      <text:list xml:id="list94516520791654" text:continue-numbering="true" text:style-name="WWNum24">
        <text:list-item>
          <text:p text:style-name="P8">ChatGPT Plus o1 <field:fieldmark-start text:name="Bookmark Copy 81" field:type="vnd.oasis.opendocument.field.UNHANDLED"><field:param field:name="vnd.oasis.opendocument.field.code" field:value="ADDIN ZOTERO_ITEM CSL_CITATION {&quot;citationID&quot;:&quot;HoBe5Z0U&quot;,&quot;properties&quot;:{&quot;formattedCitation&quot;:&quot;[94]&quot;,&quot;plainCitation&quot;:&quot;[94]&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4" text:style-name="Internet_20_link" text:visited-style-name="Visited_20_Internet_20_Link"><text:span text:style-name="Internet_20_link">94</text:span></text:a>]<field:fieldmark-end/></text:p>
        </text:list-item>
        <text:list-item>
          <text:p text:style-name="P8">SuperGrok Grok 3 Think <field:fieldmark-start text:name="Bookmark Copy 82" field:type="vnd.oasis.opendocument.field.UNHANDLED"><field:param field:name="vnd.oasis.opendocument.field.code" field:value="ADDIN ZOTERO_ITEM CSL_CITATION {&quot;citationID&quot;:&quot;Oip0wt6t&quot;,&quot;properties&quot;:{&quot;formattedCitation&quot;:&quot;[95]&quot;,&quot;plainCitation&quot;:&quot;[95]&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click on "Analysis of Core Experimental Protocol for H<text:span text:style-name="T11">2</text:span><text:span text:style-name="T9">17</text:span>O Enrichment" at the bottom).</text:p>
        </text:list-item>
      </text:list>
      <text:p text:style-name="Text_20_body">Note: advanced features like modeling and multimodal analysis may yield variable or failed results.</text:p>
      <text:list text:continue-list="list94516199167415" text:style-name="WWNum29">
        <text:list-item>
          <text:h text:style-name="P27" text:outline-level="2"><text:bookmark-start text:name="AI_Chats"/>Shared Demo AI Chats<text:bookmark-end text:name="AI_Chats"/></text:h>
        </text:list-item>
      </text:list>
      <text:list xml:id="list94515865542025" text:continue-list="list94516520791654" text:style-name="WWNum24">
        <text:list-item>
          <text:p text:style-name="P8">Meta-prompting-based extended iterative prompt refinement <field:fieldmark-start text:name="Bookmark Copy 83"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4" field:type="vnd.oasis.opendocument.field.UNHANDLED"><field:param field:name="vnd.oasis.opendocument.field.code" field:value="ADDIN ZOTERO_ITEM CSL_CITATION {&quot;citationID&quot;:&quot;gbIttcHC&quot;,&quot;properties&quot;:{&quot;formattedCitation&quot;:&quot;[84, 104]&quot;,&quot;plainCitation&quot;:&quot;[84, 10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4" text:style-name="Internet_20_link" text:visited-style-name="Visited_20_Internet_20_Link"><text:span text:style-name="Internet_20_link">104</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5"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6"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7"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8" field:type="vnd.oasis.opendocument.field.UNHANDLED"><field:param field:name="vnd.oasis.opendocument.field.code" field:value="ADDIN ZOTERO_ITEM CSL_CITATION {&quot;citationID&quot;:&quot;Hpm9MgJg&quot;,&quot;properties&quot;:{&quot;formattedCitation&quot;:&quot;[100]&quot;,&quot;plainCitation&quot;:&quot;[100]&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field:fieldmark-end/>.</text:p>
        </text:list-item>
      </text:list>
      <text:p text:style-name="Text_20_body"/>
      <text:h text:style-name="P26" text:outline-level="1">References</text:h>
      <text:h text:style-name="Bibliography" text:outline-level="2"><field:fieldmark-start text:name="Bookmark Copy 89"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8">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8">OlympiadBench: A Challenging Benchmark for Promoting AGI with Olympiad-Level Bilingual Multimodal Scientific Problems</text:span>, <text:span text:style-name="T18">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8">GPQA: A Graduate-Level Google-Proof Q&amp;A Benchmark</text:span>, <text:span text:style-name="T18">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8">SuperGPQA: Scaling LLM Evaluation across 285 Graduate Disciplines</text:span>, <text:span text:style-name="T18">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8">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8">Learn to Explain: Multimodal Reasoning via Thought Chains for Science Question Answering</text:span>, <text:span text:style-name="T18">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8">SciQAG: A Framework for Auto-Generated Science Question Answering Dataset with Fine-grained Evaluation</text:span>, <text:span text:style-name="T18">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text:soft-page-break/>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text:soft-page-break/>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8">Humanity’s Last Exam</text:span>, <text:span text:style-name="T18">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8">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8">SemiKong: Curating, Training, and Evaluating A Semiconductor Industry-Specific Large Language Model</text:span>, <text:span text:style-name="T18">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8">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8">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7"><text:bookmark-start text:name="BIB_13"/>[13]<text:tab/>T. Plumb, <text:span text:style-name="T18">Mayo Clinic’s secret weapon against AI hallucinations: Reverse RAG in action</text:span>, VentureBeat. <text:span text:style-name="T7">(Mar. 7, 2025). https://venturebeat.com/ai/mayo-clinic-secret-weapon-against-ai-hallucinations-reverse-rag-in-action/.</text:span></text:h>
      <text:h text:style-name="Bibliography" text:outline-level="2" loext:marker-style-name="T7"><text:bookmark-start text:name="BIB_14"/><text:span text:style-name="T7">[14]<text:tab/>J.L. Pascoe, L. Lu, M.M. Moore, D.J. Blezek, A.E. Ovalle, J.A. Linderbaum, M.R. Callstrom, E.E. Williamson, </text:span><text:span text:style-name="T19">Strategic Considerations for Selecting Artificial Intelligence Solutions for Institutional Integration: A Single-Center Experience</text:span><text:span text:style-name="T7">, Mayo Clinic Proceedings: Digital Health. 2(4), 665–676 (Dec. 1, 2024). DOI: </text:span><text:a xlink:type="simple" xlink:href="https://doi.org/10.1016/j.mcpdig.2024.10.004" text:style-name="Internet_20_link" text:visited-style-name="Visited_20_Internet_20_Link"><text:span text:style-name="Internet_20_link"><text:span text:style-name="T7">10.1016/j.mcpdig.2024.10.004</text:span></text:span></text:a><text:span text:style-name="T7">.</text:span></text:h>
      <text:h text:style-name="Bibliography" text:outline-level="2"><text:bookmark-start text:name="BIB_15"/><text:soft-page-break/><text:span text:style-name="T7">[15]<text:tab/>Q. Xu, X. Liu, X. Jiang, Y. Kim, </text:span><text:span text:style-name="T19">Simulate Scientific Reasoning with Multiple Large Language Models: An Application to Alzheimer’s Disease Combinatorial Therapy</text:span><text:span text:style-name="T7">, </text:span><text:span text:style-name="T19">medRxiv</text:span><text:span text:style-name="T7">, 2024.12.10.24318800, Dec. 2024. </text:span>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8">Chatbot Arena (formerly LMSYS): Free AI Chat to Compare &amp; Test Best AI Chatbots</text:span>, LM Arena. https://lmarena.ai.</text:h>
      <text:h text:style-name="Bibliography" text:outline-level="2"><text:bookmark-start text:name="BIB_17"/>[17]<text:tab/><text:span text:style-name="T18">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8">A Survey of Frontiers in LLM Reasoning: Inference Scaling, Learning to Reason, and Agentic Systems</text:span>, <text:span text:style-name="T18">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8">From System 1 to System 2: A Survey of Reasoning Large Language Models</text:span>, <text:span text:style-name="T18">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8">ItD: Large Language Models Can Teach Themselves Induction through Deduction</text:span>, <text:span text:style-name="T18">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7"><text:bookmark-start text:name="BIB_21"/>[21]<text:tab/>F. Xu, Q. Hao, Z. Zong, J. Wang, Y. Zhang, J. Wang, X. Lan, J. Gong, T. Ouyang, F. Meng, C. Shao, Y. Yan, Q. Yang, Y. Song, S. Ren, X. Hu, Y. Li, J. Feng, C. Gao, Y. Li, <text:span text:style-name="T18">Towards Large Reasoning Models: A Survey of Reinforced Reasoning with Large Language Models</text:span>, <text:span text:style-name="T18">arXiv</text:span>, arXiv:2501.09686, Jan. 2025. <text:span text:style-name="T7">DOI: </text:span><text:a xlink:type="simple" xlink:href="https://doi.org/10.48550/arXiv.2501.09686" text:style-name="Internet_20_link" text:visited-style-name="Visited_20_Internet_20_Link"><text:span text:style-name="Internet_20_link"><text:span text:style-name="T7">10.48550/arXiv.2501.09686</text:span></text:span></text:a><text:span text:style-name="T7">.</text:span></text:h>
      <text:h text:style-name="Bibliography" text:outline-level="2" loext:marker-style-name="T7"><text:bookmark-start text:name="BIB_22"/><text:span text:style-name="T7">[22]<text:tab/></text:span><text:span text:style-name="T19">OpenAI o3 and o4-mini System Card</text:span><text:span text:style-name="T7">, OpenAI. (Apr. 16, 2025). https://openai.com/index/o3-o4-mini-system-card/.</text:span></text:h>
      <text:h text:style-name="Bibliography" text:outline-level="2" loext:marker-style-name="T7"><text:bookmark-start text:name="BIB_23"/><text:span text:style-name="T7">[23]<text:tab/>K. Kavukcuoglu, </text:span><text:span text:style-name="T19">Gemini 2.5: Our most intelligent AI model</text:span><text:span text:style-name="T7">, Google. (Mar. 25, 2025). https://blog.google/technology/google-deepmind/gemini-model-thinking-updates-march-2025/.</text:span></text:h>
      <text:h text:style-name="Bibliography" text:outline-level="2" loext:marker-style-name="T7"><text:bookmark-start text:name="BIB_24"/><text:span text:style-name="T7">[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9">Language Models are Few-Shot Learners</text:span><text:span text:style-name="T7">, </text:span><text:span text:style-name="T19">arXiv</text:span><text:span text:style-name="T7">, arXiv:2005.14165, Jul. 2020. DOI: </text:span><text:a xlink:type="simple" xlink:href="https://doi.org/10.48550/arXiv.2005.14165" text:style-name="Internet_20_link" text:visited-style-name="Visited_20_Internet_20_Link"><text:span text:style-name="Internet_20_link"><text:span text:style-name="T7">10.48550/arXiv.2005.14165</text:span></text:span></text:a><text:span text:style-name="T7">.</text:span></text:h>
      <text:h text:style-name="Bibliography" text:outline-level="2" loext:marker-style-name="T7"><text:bookmark-start text:name="BIB_25"/><text:span text:style-name="T7">[25]<text:tab/>Q. Dong, L. Li, D. Dai, C. Zheng, J. Ma, R. Li, H. Xia, J. Xu, Z. Wu, T. Liu, B. Chang, X. Sun, L. Li, Z. Sui, </text:span><text:span text:style-name="T19">A Survey on In-context Learning</text:span><text:span text:style-name="T7">, </text:span><text:span text:style-name="T19">arXiv</text:span><text:span text:style-name="T7">, arXiv:2301.00234, Oct. 2024. DOI: </text:span><text:a xlink:type="simple" xlink:href="https://doi.org/10.48550/arXiv.2301.00234" text:style-name="Internet_20_link" text:visited-style-name="Visited_20_Internet_20_Link"><text:span text:style-name="Internet_20_link"><text:span text:style-name="T7">10.48550/arXiv.2301.00234</text:span></text:span></text:a><text:span text:style-name="T7">.</text:span></text:h>
      <text:h text:style-name="Bibliography" text:outline-level="2" loext:marker-style-name="T7"><text:bookmark-start text:name="BIB_26"/><text:span text:style-name="T7">[26]<text:tab/>R. Agarwal, A. Singh, L.M. Zhang, B. Bohnet, L. Rosias, S. Chan, B. Zhang, A. Anand, Z. Abbas, A. Nova, J.D. Co-Reyes, E. Chu, F. Behbahani, A. Faust, H. Larochelle, </text:span><text:span text:style-name="T19">Many-Shot In-Context Learning</text:span><text:span text:style-name="T7">, </text:span><text:span text:style-name="T19">arXiv</text:span><text:span text:style-name="T7">, arXiv:2404.11018, Oct. 2024. DOI: </text:span><text:a xlink:type="simple" xlink:href="https://doi.org/10.48550/arXiv.2404.11018" text:style-name="Internet_20_link" text:visited-style-name="Visited_20_Internet_20_Link"><text:span text:style-name="Internet_20_link"><text:span text:style-name="T7">10.48550/arXiv.2404.11018</text:span></text:span></text:a><text:span text:style-name="T7">.</text:span></text:h>
      <text:h text:style-name="Bibliography" text:outline-level="2"><text:bookmark-start text:name="BIB_27"/><text:span text:style-name="T7">[27]<text:tab/>G. Marvin, N. Hellen, D. Jjingo, J. Nakatumba-Nabende, </text:span><text:span text:style-name="T19">Prompt Engineering in Large Language Models</text:span><text:span text:style-name="T7">, in </text:span><text:span text:style-name="T19">Data Intelligence and Cognitive Informatics</text:span><text:span text:style-name="T7">, pp. 387–402. </text:span>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8">Unleashing the potential of prompt engineering in Large Language Models: a comprehensive review</text:span>, <text:span text:style-name="T1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8">A Systematic Survey of Prompt Engineering in Large Language Models: Techniques and Applications</text:span>, <text:span text:style-name="T1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8">The Prompt Report: A Systematic Survey of Prompt Engineering Techniques</text:span>, <text:span text:style-name="T1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8">Exploring Prompt Engineering: A Systematic Review with SWOT Analysis</text:span>, <text:span text:style-name="T1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8">Autonomous Prompt Engineering in Large Language Models</text:span>, <text:span text:style-name="T1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text:soft-page-break/>[33]<text:tab/>Y. Zhou, A.I. Muresanu, Z. Han, K. Paster, S. Pitis, H. Chan, J. Ba, <text:span text:style-name="T18">Large Language Models Are Human-Level Prompt Engineers</text:span>, <text:span text:style-name="T1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8">Self-Prompt Tuning: Enable Autonomous Role-Playing in LLMs</text:span>, <text:span text:style-name="T1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8">The Unreasonable Effectiveness of Eccentric Automatic Prompts</text:span>, <text:span text:style-name="T1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8">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8">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8">AI-Driven Review Systems: Evaluating LLMs in Scalable and Bias-Aware Academic Reviews</text:span>, <text:span text:style-name="T18">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8">Are We There Yet? Revealing the Risks of Utilizing Large Language Models in Scholarly Peer Review</text:span>, <text:span text:style-name="T18">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8">Automatically Evaluating the Paper Reviewing Capability of Large Language Models</text:span>, <text:span text:style-name="T18">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8">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8">Can large language models provide useful feedback on research papers? A large-scale empirical analysis</text:span>, <text:span text:style-name="T18">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8">CycleResearcher: Improving Automated Research via Automated Review</text:span>, <text:span text:style-name="T18">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8">Large language models for automated scholarly paper review: A survey</text:span>, <text:span text:style-name="T18">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8">LLMs Assist NLP Researchers: Critique Paper (Meta-)Reviewing</text:span>, <text:span text:style-name="T18">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8">ReviewerGPT? An Exploratory Study on Using Large Language Models for Paper Reviewing</text:span>, <text:span text:style-name="T18">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8">Generative Adversarial Reviews: When LLMs Become the Critic</text:span>, <text:span text:style-name="T18">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8">Automated Focused Feedback Generation for Scientific Writing Assistance</text:span>, <text:span text:style-name="T18">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8">Peer Review as A Multi-Turn and Long-Context Dialogue with Role-Based Interactions</text:span>, <text:span text:style-name="T18">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8">DeepReview: Improving LLM-based Paper Review with Human-like Deep Thinking Process</text:span>, <text:span text:style-name="T18">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8">Automated Peer Reviewing in Paper SEA: Standardization, Evaluation, and Analysis</text:span>, <text:span text:style-name="T18">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8">MARG: Multi-Agent Review Generation for Scientific Papers</text:span>, <text:span text:style-name="T18">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text:soft-page-break/>[53]<text:tab/>G. Wang, P. Taechoyotin, T. Zeng, B. Sides, D. Acuna, <text:span text:style-name="T18">MAMORX: Multi-agent Multi-Modal Scientific Review Generation with External Knowledge</text:span>, presented at <text:span text:style-name="T18">NeurIPS</text:span>. https://neurips.cc/virtual/2024/105900.</text:h>
      <text:h text:style-name="Bibliography" text:outline-level="2"><text:bookmark-start text:name="BIB_54"/>[54]<text:tab/>OpenReviewer, <text:span text:style-name="T18">Reviewer-Arena</text:span>, Hugging Face. https://huggingface.co/spaces/openreviewer/reviewer-arena.</text:h>
      <text:h text:style-name="Bibliography" text:outline-level="2" loext:marker-style-name="T7"><text:bookmark-start text:name="BIB_55"/>[55]<text:tab/>J. Halamka, <text:span text:style-name="T18">Can Large Language Models Function as Scientific Reasoning Engines?</text:span>, Mayo Clinic Platform. <text:span text:style-name="T7">(Apr. 8, 2025). https://www.mayoclinicplatform.org/2025/04/08/can-large-language-models-function-as-scientific-reasoning-engines/.</text:span></text:h>
      <text:h text:style-name="Bibliography" text:outline-level="2"><text:bookmark-start text:name="BIB_56"/>[56]<text:tab/><text:span text:style-name="T18">Tacit knowledge</text:span>, Wikipedia. https://en.wikipedia.org/wiki/Tacit_knowledge.</text:h>
      <text:h text:style-name="Bibliography" text:outline-level="2"><text:bookmark-start text:name="BIB_57"/>[57]<text:tab/>Z. Gao, K. Brantley, T. Joachims, <text:span text:style-name="T18">Reviewer2: Optimizing Review Generation Through Prompt Generation</text:span>, <text:span text:style-name="T18">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8"/>[58]<text:tab/>D. Kang, W. Ammar, B. Dalvi, M. van Zuylen, S. Kohlmeier, E. Hovy, R. Schwartz, <text:span text:style-name="T18">A Dataset of Peer Reviews (PeerRead): Collection, Insights and NLP Applications</text:span>, presented at <text:span text:style-name="T18">NAACL-HLT 2018</text:span>, in <text:span text:style-name="T18">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9"/>[59]<text:tab/>M. D’Arcy, A. Ross, E. Bransom, B. Kuehl, J. Bragg, T. Hope, D. Downey, <text:span text:style-name="T18">ARIES: A Corpus of Scientific Paper Edits Made in Response to Peer Reviews</text:span>, <text:span text:style-name="T18">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0"/>[60]<text:tab/>W. Yuan, P. Liu, G. Neubig, <text:span text:style-name="T18">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1"/>[61]<text:tab/>J. Lin, J. Song, Z. Zhou, Y. Chen, X. Shi, <text:span text:style-name="T18">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2"/>[62]<text:tab/>N. Dycke, I. Kuznetsov, I. Gurevych, <text:span text:style-name="T18">NLPeer: A Unified Resource for the Computational Study of Peer Review</text:span>, presented at <text:span text:style-name="T18">ACL 2023</text:span>, in <text:span text:style-name="T18">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3"/>[63]<text:tab/>Q. Wang, Q. Zeng, L. Huang, K. Knight, H. Ji, N.F. Rajani, <text:span text:style-name="T18">ReviewRobot: Explainable Paper Review Generation based on Knowledge Synthesis</text:span>, presented at <text:span text:style-name="T18">INLG 2020</text:span>, in <text:span text:style-name="T18">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4"/>[64]<text:tab/>I. Kuznetsov, J. Buchmann, M. Eichler, I. Gurevych, <text:span text:style-name="T18">Revise and Resubmit: An Intertextual Model of Text-based Collaboration in Peer Review</text:span>, <text:span text:style-name="T18">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5"/>[65]<text:tab/><text:span text:style-name="T18">ACS Reviewer Toolkit</text:span>, ACS Reviewer Toolkit. https://reviewertoolkit.acs.org/reviewertoolkit/story.html.</text:h>
      <text:h text:style-name="Bibliography" text:outline-level="2"><text:bookmark-start text:name="BIB_66"/>[66]<text:tab/>Z. Zhang, A. Zhang, M. Li, A. Smola, <text:span text:style-name="T18">Automatic Chain of Thought Prompting in Large Language Models</text:span>, <text:span text:style-name="T18">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7"/>[67]<text:tab/>J. Wei, X. Wang, D. Schuurmans, M. Bosma, B. Ichter, F. Xia, E. Chi, Q. Le, D. Zhou, <text:span text:style-name="T18">Chain-of-Thought Prompting Elicits Reasoning in Large Language Models</text:span>, <text:span text:style-name="T18">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8"/>[68]<text:tab/>T. Kojima, S.S. Gu, M. Reid, Y. Matsuo, Y. Iwasawa, <text:span text:style-name="T18">Large Language Models are Zero-Shot Reasoners</text:span>, <text:span text:style-name="T18">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9"/>[69]<text:tab/>D. Zhou, N. Schärli, L. Hou, J. Wei, N. Scales, X. Wang, D. Schuurmans, C. Cui, O. Bousquet, Q. Le, E. Chi, <text:span text:style-name="T18">Least-to-Most Prompting Enables Complex Reasoning in Large Language Models</text:span>, <text:span text:style-name="T18">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0"/>[70]<text:tab/>S. Hernández-Gutiérrez, M. Alakuijala, A.V. Nikitin, P. Marttinen, <text:span text:style-name="T18">Recursive Decomposition with Dependencies for Generic Divide-and-Conquer Reasoning</text:span>, presented at <text:span text:style-name="T18">The First Workshop on System-2 Reasoning at Scale, NeurIPS’24</text:span>. https://openreview.net/forum?id=MZG5VzXBm9.</text:h>
      <text:h text:style-name="Bibliography" text:outline-level="2"><text:bookmark-start text:name="BIB_71"/>[71]<text:tab/>L. Wang, W. Xu, Y. Lan, Z. Hu, Y. Lan, R.K.-W. Lee, E.-P. Lim, <text:span text:style-name="T18">Plan-and-Solve Prompting: Improving Zero-Shot Chain-of-Thought Reasoning by Large Language Models</text:span>, <text:span text:style-name="T18">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2"/>[72]<text:tab/>A. Kong, S. Zhao, H. Chen, Q. Li, Y. Qin, R. Sun, X. Zhou, E. Wang, X. Dong, <text:span text:style-name="T18">Better Zero-Shot Reasoning with Role-Play Prompting</text:span>, <text:span text:style-name="T18">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3"/>[73]<text:tab/>L. Salewski, S. Alaniz, I. Rio-Torto, E. Schulz, Z. Akata, <text:span text:style-name="T18">In-Context Impersonation Reveals Large Language Models’ Strengths and Biases</text:span>, <text:span text:style-name="T18">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4"/><text:soft-page-break/>[74]<text:tab/>E. Sgouritsa, V. Aglietti, Y.W. Teh, A. Doucet, A. Gretton, S. Chiappa, <text:span text:style-name="T18">Prompting Strategies for Enabling Large Language Models to Infer Causation from Correlation</text:span>, <text:span text:style-name="T18">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8">OpenAI o1 System Card</text:span>, <text:span text:style-name="T18">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8">Lost in the Middle: How Language Models Use Long Contexts</text:span>, <text:span text:style-name="T18">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8">LLM In-Context Recall is Prompt Dependent</text:span>, <text:span text:style-name="T18">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78]<text:tab/>M. Suzgun, A.T. Kalai, <text:span text:style-name="T18">Meta-Prompting: Enhancing Language Models with Task-Agnostic Scaffolding</text:span>, <text:span text:style-name="T18">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8">Meta Prompting for AI Systems</text:span>, <text:span text:style-name="T18">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8">Generate better prompts in the developer console</text:span>, Anthropic. https://anthropic.com/news/prompt-generator.</text:h>
      <text:h text:style-name="Bibliography" text:outline-level="2"><text:bookmark-start text:name="BIB_81"/>[81]<text:tab/><text:span text:style-name="T18">Writing Style Guidelines for Technical and Business Texts - ChatGPTExploratoryPrompting</text:span>, GitHub. https://github.com/pchemguy/ChatGPTExploratoryPrompting/blob/main/Writing/WritingStyleGuidelines.md.</text:h>
      <text:h text:style-name="Bibliography" text:outline-level="2" loext:marker-style-name="T16"><text:bookmark-start text:name="BIB_82"/>[82]<text:tab/><text:span text:style-name="T18">VBA-Based Navigation Markup Workflow in MS Word</text:span>, Gemini Advanced 2.5 Pro. <text:span text:style-name="T16">(Apr. 20, 2025). https://g.co/gemini/share/50e01f6b36be.</text:span></text:h>
      <text:h text:style-name="Bibliography" text:outline-level="2" loext:marker-style-name="T16"><text:bookmark-start text:name="BIB_83"/><text:span text:style-name="T16">[83]<text:tab/></text:span><text:span text:style-name="T20">Meta-Meta-Prompting - Improving ChatGPT Prompt</text:span><text:span text:style-name="T16">, ChatGPT Plus O1. https://chatgpt.com/share/6807b100-df34-8004-b687-395d1d7b394d.</text:span></text:h>
      <text:h text:style-name="Bibliography" text:outline-level="2" loext:marker-style-name="T7"><text:bookmark-start text:name="BIB_84"/><text:span text:style-name="T7">[84]<text:tab/></text:span><text:span text:style-name="T19">GenAIandVBA</text:span><text:span text:style-name="T7">, . https://github.com/pchemguy/GenAIandVBA.</text:span></text:h>
      <text:h text:style-name="Bibliography" text:outline-level="2" loext:marker-style-name="T7"><text:bookmark-start text:name="BIB_85"/>[85]<text:tab/><text:span text:style-name="T18">‎Meta-Prompting (Mid) with ICL and Refinement - BMK - Generated VBA Code Debugging</text:span>, Gemini Advanced 2.5 Pro. <text:span text:style-name="T7">(Apr. 20, 2025). https://gemini.google.com/share/57062c5d202c#:~:text=use%20previous%20prompts%20as%20a%20reference.</text:span></text:h>
      <text:h text:style-name="Bibliography" text:outline-level="2"><text:bookmark-start text:name="BIB_86"/><text:soft-page-break/>[86]<text:tab/><text:span text:style-name="T18">‎Improving Manuscript Analysis Instructions</text:span>, Gemini Advanced 2.5 Pro. (Apr. 6, 2025). https://g.co/gemini/share/180701f02cf4.</text:h>
      <text:h text:style-name="Bibliography" text:outline-level="2"><text:bookmark-start text:name="BIB_87"/>[87]<text:tab/><text:span text:style-name="T18">Prompt Refinement for Chemistry Analysis</text:span>, Gemini Advanced 2.5 Pro. (Apr. 3, 2025). https://g.co/gemini/share/060d4c405f1c.</text:h>
      <text:h text:style-name="Bibliography" text:outline-level="2"><text:bookmark-start text:name="BIB_88"/>[88]<text:tab/><text:span text:style-name="T18">Chemistry Paper Review - Interactive Manuscript Analysis</text:span>, ChatGPT Plus O1. (Apr. 7, 2025). https://chatgpt.com/share/6805f075-8640-8004-9e62-92263a4bf8d9.</text:h>
      <text:h text:style-name="Bibliography" text:outline-level="2"><text:bookmark-start text:name="BIB_89"/>[89]<text:tab/><text:span text:style-name="T18">‎Deep Research Meta-Prompting - Microplastics and Fertilization Research</text:span>, Gemini Advanced 2.5 Pro. (Apr. 29, 2025). https://g.co/gemini/share/23a5d2a93610.</text:h>
      <text:h text:style-name="Bibliography" text:outline-level="2" loext:marker-style-name="T7"><text:bookmark-start text:name="BIB_90"/>[90]<text:tab/><text:span text:style-name="T18">Prompt Engineering Collaborator</text:span>, Gemini Advanced 2.5 Pro. <text:span text:style-name="T7">(Apr. 24, 2025). https://g.co/gemini/share/871dfc744bc0.</text:span></text:h>
      <text:h text:style-name="Bibliography" text:outline-level="2"><text:bookmark-start text:name="BIB_91"/>[91]<text:tab/>B. Prasad, A.R. Lewis, E. Plettner, <text:span text:style-name="T1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2"/>[92]<text:tab/>L. Yang, Q. Guo, L. Zhang, <text:span text:style-name="T18">AI-assisted chemistry research: a comprehensive analysis of evolutionary paths and hotspots through knowledge graphs</text:span>, Chem. Commun. 60(55), 6977–6987 (Jul. 4, 2024). DOI: <text:a xlink:type="simple" xlink:href="https://doi.org/10.1039/D4CC01892C" text:style-name="Internet_20_link" text:visited-style-name="Visited_20_Internet_20_Link"><text:span text:style-name="Internet_20_link">10.1039/D4CC01892C</text:span></text:a>.</text:h>
      <text:h text:style-name="Bibliography" text:outline-level="2"><text:bookmark-start text:name="BIB_93"/>[93]<text:tab/>A. Kondinski, J. Bai, S. Mosbach, J. Akroyd, M. Kraft, <text:span text:style-name="T18">Knowledge Engineering in Chemistry: From Expert Systems to Agents of Creation</text:span>, Acc. Chem. Res. 56(2), 128–139 (Jan. 17, 2023). DOI: <text:a xlink:type="simple" xlink:href="https://doi.org/10.1021/acs.accounts.2c00617" text:style-name="Internet_20_link" text:visited-style-name="Visited_20_Internet_20_Link"><text:span text:style-name="Internet_20_link">10.1021/acs.accounts.2c00617</text:span></text:a>.</text:h>
      <text:h text:style-name="Bibliography" text:outline-level="2" loext:marker-style-name="T7"><text:bookmark-start text:name="BIB_94"/>[94]<text:tab/><text:span text:style-name="T18">Critical Chemistry Manuscript Review</text:span>, ChatGPT Plus O1. <text:span text:style-name="T7">(Apr. 6, 2025). https://chatgpt.com/share/67f2cad6-0068-8004-818e-da96c4e4544d.</text:span></text:h>
      <text:h text:style-name="Bibliography" text:outline-level="2" loext:marker-style-name="T7"><text:bookmark-start text:name="BIB_95"/>[95]<text:tab/><text:span text:style-name="T18">Critical Analysis Framework for Experimental Chemistry Manuscripts</text:span>, SuperGrok Grok 3. <text:span text:style-name="T7">(Apr. 7, 2025). https://grok.com/share/bGVnYWN5_0cca0b8b-1298-49ad-a1b2-8e6af6a686e8.</text:span></text:h>
      <text:h text:style-name="Bibliography" text:outline-level="2"><text:bookmark-start text:name="BIB_96"/>[96]<text:tab/><text:span text:style-name="T18">Introducing OpenAI o3 and o4-mini</text:span>, OpenAI. https://openai.com/index/introducing-o3-and-o4-mini/.</text:h>
      <text:h text:style-name="Bibliography" text:outline-level="2"><text:bookmark-start text:name="BIB_97"/>[97]<text:tab/>D.A. Palmer, R.J. Fernández-Prini, A.H. Harvey, International Association for the Properties of Water and Steam, eds., <text:span text:style-name="T18">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8"/>[98]<text:tab/>K.R. Chinander, M.E. Schweitzer, <text:span text:style-name="T18">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99"/>[99]<text:tab/>B. Jiang, Y. Xie, Z. Hao, X. Wang, T. Mallick, W.J. Su, C.J. Taylor, D. Roth, <text:span text:style-name="T18">A Peek into Token Bias: Large Language Models Are Not Yet Genuine Reasoners</text:span>, <text:span text:style-name="T18">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100"/>[100]<text:tab/><text:span text:style-name="T18">Revising PWP Manuscript for arXiv</text:span>, Gemini Advanced 2.5 Pro. https://g.co/gemini/share/851449a48d0f.</text:h>
      <text:h text:style-name="Bibliography" text:outline-level="2"><text:bookmark-start text:name="BIB_101"/>[101]<text:tab/><text:span text:style-name="T18">Critical Analysis of the Experimental Protocol for H2_17O Enrichment</text:span>, Gemini Advanced 2.5 Pro. (Apr. 21, 2025). https://g.co/gemini/share/2f228c0ab7a2.</text:h>
      <text:h text:style-name="Bibliography" text:outline-level="2" loext:marker-style-name="T7"><text:bookmark-start text:name="BIB_102"/>[102]<text:tab/><text:span text:style-name="T18">Experimental Chemistry Review</text:span>, ChatGPT Plus O3. <text:span text:style-name="T7">(Apr. 21, 2025). https://chatgpt.com/share/6805e481-4800-8004-b56f-56ddb12e0e56.</text:span></text:h>
      <text:h text:style-name="Bibliography" text:outline-level="2" loext:marker-style-name="T7"><text:bookmark-start text:name="BIB_103"/><text:span text:style-name="T7">[103]<text:tab/></text:span><text:span text:style-name="T19">17O Water Enrichment Protocol Analysis</text:span><text:span text:style-name="T7">, ChatGPT Plus O3. (Apr. 21, 2025). https://chatgpt.com/canvas/shared/6805e6b7ced08191a720924c2ffef738.</text:span></text:h>
      <text:h text:style-name="Bibliography" text:outline-level="2"><text:bookmark-start text:name="BIB_104"/><text:span text:style-name="T7">[104]<text:tab/></text:span><text:span text:style-name="T19">Meta-Prompting (Top) with ICL and Refinement - BMK - Generated VBA Code Debugging</text:span><text:span text:style-name="T7">, Gemini Advanced 2.5 Pro. </text:span>(Apr. 20, 2025). https://g.co/gemini/share/57062c5d202c.</text:h>
      <text:section text:style-name="Sect1" text:name="TextSection">
        <text:p text:style-name="Text_20_body"><field:fieldmark-end/><text:bookmark-end text:name="BIB_104"/><text:bookmark-end text:name="BIB_103"/><text:bookmark-end text:name="BIB_102"/><text:bookmark-end text:name="BIB_101"/><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683500178" text:style-name="WWNum1">
          <text:list-item>
            <text:h text:style-name="P30" text:outline-level="1">PeerReviewPrompt Prompt</text:h>
            <text:list>
              <text:list-item>
                <text:h text:style-name="P31" text:outline-level="2">Feature Highlights</text:h>
              </text:list-item>
            </text:list>
          </text:list-item>
        </text:list>
        <text:list xml:id="list145782589" text:style-name="WWNum11">
          <text:list-item>
            <text:p text:style-name="P32"><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2"><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2"><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2"><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2"><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2"><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2"><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3"/>
        <text:list xml:id="list94515989223788" text:continue-list="list683500178" text:style-name="WWNum1">
          <text:list-item>
            <text:list>
              <text:list-item>
                <text:h text:style-name="P34" text:outline-level="2"><text:bookmark-start text:name="PeerReviewPrompt"/>Prompt: Critical Analysis of an Experimental Chemistry Manuscript<text:bookmark-end text:name="PeerReviewPrompt"/></text:h>
              </text:list-item>
            </text:list>
          </text:list-item>
        </text:list>
        <text:p text:style-name="P35"><text:span text:style-name="T1">Note: this is the main analysis prompt discussed in</text:span> <text:a xlink:type="simple" xlink:href="#Prompt_Architecture" text:style-name="Internet_20_link" text:visited-style-name="Visited_20_Internet_20_Link"><text:span text:style-name="Internet_20_link">Section 2.2</text:span></text:a></text:p>
        <text:p text:style-name="P36" loext:marker-style-name="T21"><text:span text:style-name="T22">WARNING:</text:span><text:span text:style-name="T21"> This version is formatted for better readability.</text:span></text:p>
        <text:p text:style-name="P37" loext:marker-style-name="T21"><text:span text:style-name="T21">It is not suitable for direct use with LLMs!</text:span><text:span text:style-name="T21"/></text:p>
        <text:p text:style-name="P38" loext:marker-style-name="T21"><text:span text:style-name="T21">Use </text:span><text:a xlink:type="simple" xlink:href="#Prompt_Files" text:style-name="Internet_20_link" text:visited-style-name="Visited_20_Internet_20_Link"><text:span text:style-name="Internet_20_link"><text:span text:style-name="T23">PeerReviewPrompt.md</text:span></text:span></text:a><text:span text:style-name="T21">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94516299901498"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First_20_Paragraph"><text:span text:style-name="T24">You ARE:</text:span></text:p>
        <text:list xml:id="list1199383912" text:style-name="WWNum4">
          <text:list-item text:start-value="1">
            <text:p text:style-name="P40" loext:marker-style-name="Numbered 1 Char"><text:span text:style-name="T24">A Highly Qualified Chemist:</text:span> Possessing deep expertise in both experimental and theoretical chemistry, with broad academic and industrial research experience using diverse equipment.</text:p>
          </text:list-item>
          <text:list-item>
            <text:p text:style-name="P40" loext:marker-style-name="Numbered 1 Char"><text:span text:style-name="T24">A Discerning Researcher:</text:span> You understand the differences between fundamental research, applied research, and proof-of-concept projects, tailoring your expectations accordingly.</text:p>
          </text:list-item>
          <text:list-item>
            <text:p text:style-name="P40" loext:marker-style-name="Numbered 1 Char"><text:span text:style-name="T24">Critically Skeptical:</text:span> You <text:span text:style-name="T24">never</text:span> assume a manuscript is accurate, complete, or genuine, regardless of author, institution, or apparent publication status. Peer review can fail; data can be flawed, misinterpreted, or fabricated.</text:p>
          </text:list-item>
          <text:list-item>
            <text:p text:style-name="P40"><text:span text:style-name="T24">Methodologically Rigorous:</text:span> You meticulously evaluate all aspects: theory, setup, protocols, data, assumptions, calculations, and conclusions. You demand robust evidence, especially for novel or unexpected findings.</text:p>
          </text:list-item>
          <text:list-item>
            <text:p text:style-name="P40"><text:span text:style-name="T24">Practically Aware:</text:span> You recognize that non-conventional choices (equipment, procedures) occur but <text:span text:style-name="T24">require strong scientific justification</text:span>. You assess:</text:p>
          </text:list-item>
        </text:list>
        <text:list xml:id="list523266379" text:style-name="WWNum9">
          <text:list-item>
            <text:list>
              <text:list-item>
                <text:p text:style-name="P41" loext:marker-style-name="Numbered 1 Char"><text:span text:style-name="T2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1" loext:marker-style-name="Numbered 1 Char"><text:span text:style-name="T24">Performance Impact:</text:span> Could the choice negatively affect key metrics? Can meaningful results still be obtained? Is a standard, accessible alternative clearly superior?</text:p>
              </text:list-item>
              <text:list-item>
                <text:p text:style-name="P41" loext:marker-style-name="Numbered 1 Char"><text:span text:style-name="T24">Validation Complexity:</text:span> Does the non-conventional choice complicate the interpretation or verification of results, <text:span text:style-name="T18">especially</text:span> if they are unexpected?</text:p>
              </text:list-item>
            </text:list>
          </text:list-item>
        </text:list>
        <text:p text:style-name="First_20_Paragraph"><text:span text:style-name="T24">Your Mandate &amp; Performance Standard:</text:span> Maintain the highest standards of scientific integrity. Challenge assumptions, verify claims, and ensure conclusions are unassailably supported by the evidence presented <text:span text:style-name="T18">and</text:span> established chemical principles. <text:span text:style-name="T24">Execute this critical analysis with the performance standard expected during a high-stakes academic evaluation (such as a PhD or postdoctoral qualifying exam):</text:span></text:p>
        <text:list text:continue-list="list145782589" text:style-name="WWNum11">
          <text:list-item>
            <text:p text:style-name="P32">Embody meticulous rigor.</text:p>
          </text:list-item>
          <text:list-item>
            <text:p text:style-name="P32">Complete transparency in your reasoning.</text:p>
          </text:list-item>
          <text:list-item>
            <text:p text:style-name="P32">Explicitly show all calculation steps and assumptions.</text:p>
          </text:list-item>
          <text:list-item>
            <text:p text:style-name="P32">Identify and reflect on missing essential information.</text:p>
          </text:list-item>
          <text:list-item>
            <text:p text:style-name="P32">Actively look for inconsistencies, ambiguities, alternative interpretations, logical fallacies, impossible claims, or data that contradicts known principles.</text:p>
          </text:list-item>
          <text:list-item>
            <text:p text:style-name="P32">Demonstrate strict adherence to the analytical instructions provided.</text:p>
          </text:list-item>
        </text:list>
        <text:list xml:id="list94517393532295" text:continue-list="list94516299901498"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4">in-depth, critical reviews of experimental chemistry manuscripts</text:span>. Your assigned <text:span text:style-name="T24">Persona</text:span> (Section II) defines the expert perspective, skeptical mindset, and high performance standards required - mirroring the rigor expected in demanding academic or industrial evaluations.</text:p>
        <text:p text:style-name="Text_20_body">The <text:span text:style-name="T24">Specific Analysis Instructions</text:span> (Section IV) detail distinct methodologies and analytical checklists (e.g., for figures, protocols). Consider these instructions as a <text:span text:style-name="T24">structured toolkit</text:span> designed to guide your critique.</text:p>
        <text:p text:style-name="Text_20_body" loext:marker-style-name="T24"><text:soft-page-break/><text:span text:style-name="T24">How to Use This Framework:</text:span><text:span text:style-name="T24"/></text:p>
        <text:list xml:id="list94517379703517" text:continue-list="list1199383912" text:style-name="WWNum12">
          <text:list-item text:start-value="1">
            <text:p text:style-name="P42" loext:marker-style-name="Numbered 1 Char"><text:span text:style-name="T24">Persistent Foundation:</text:span> This entire prompt (Persona, Context, Instructions, Final Rules) serves as the foundation for our entire conversation. Apply the Persona and relevant instructions consistently.</text:p>
          </text:list-item>
          <text:list-item>
            <text:p text:style-name="P42" loext:marker-style-name="Numbered 1 Char"><text:span text:style-name="T24">Modular Application:</text:span> You are generally <text:span text:style-name="T2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2" loext:marker-style-name="Numbered 1 Char"><text:span text:style-name="T24">Detailed Response:</text:span> you <text:span text:style-name="T24">MUST</text:span> follow all explicit instructions in all applicable blocks of Section IV <text:span text:style-name="T24">precisely</text:span>, providing <text:span text:style-name="T24">ALL</text:span> requested details.</text:p>
          </text:list-item>
          <text:list-item>
            <text:p text:style-name="P42" loext:marker-style-name="Numbered 1 Char"><text:span text:style-name="T24">Response Structure:</text:span> use your best judgment per your <text:span text:style-name="T24">ROLE</text:span> to adapt the structure of relevant blocks of <text:span text:style-name="T24">Section IV</text:span> for your responses.</text:p>
          </text:list-item>
          <text:list-item>
            <text:p text:style-name="P42" loext:marker-style-name="Numbered 1 Char"><text:span text:style-name="T24">Default Comprehensive Review:</text:span> If a manuscript is provided without specific accompanying questions, or if the user makes a general request like "Review this paper", you <text:span text:style-name="T24">must</text:span> execute the <text:span text:style-name="T24">Default Task</text:span> specified in Section V.3.</text:p>
          </text:list-item>
        </text:list>
        <text:list xml:id="list94517271398106" text:continue-list="list94517393532295"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First_20_Paragraph"><text:span text:style-name="T24">Apply these instructions when prompted, potentially focusing on specific sections as directed. These instructions operationalize the Expert Critical Reviewer persona (Section II).</text:span></text:p>
        <text:list xml:id="list2370590790" text:style-name="WWNum21">
          <text:list-item>
            <text:h text:style-name="P43"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8">all</text:span> critical analyses performed under this framework.</text:p>
        <text:list xml:id="list94517758032824" text:continue-list="list94517379703517" text:style-name="WWNum13">
          <text:list-item text:start-value="1">
            <text:p text:style-name="P44" loext:marker-style-name="Numbered 1 Char"><text:span text:style-name="T24">Scope of Analysis:</text:span></text:p>
          </text:list-item>
        </text:list>
        <text:list xml:id="list94517179453130" text:continue-list="list523266379" text:style-name="WWNum9">
          <text:list-item>
            <text:list>
              <text:list-item>
                <text:p text:style-name="P41"><text:span text:style-name="T24">Default:</text:span> Analyze all provided materials (main text, supporting information, figures, tables, supplementary data) comprehensively.</text:p>
              </text:list-item>
              <text:list-item>
                <text:p text:style-name="P41"><text:span text:style-name="T24">Restriction:</text:span> If a specific prompt explicitly limits the focus (e.g., "Analyze only Figure 2 and the Methods section"), adhere strictly to that limitation.</text:p>
              </text:list-item>
            </text:list>
          </text:list-item>
        </text:list>
        <text:list xml:id="list94516237089223" text:continue-list="list94517758032824" text:style-name="WWNum12">
          <text:list-item>
            <text:p text:style-name="P42" loext:marker-style-name="Numbered 1 Char"><text:span text:style-name="T24">CRITICAL CONSTRAINT: The Principle of Independent Methodological Scrutiny:</text:span></text:p>
          </text:list-item>
        </text:list>
        <text:list xml:id="list94516452926451" text:continue-list="list94517179453130" text:style-name="WWNum9">
          <text:list-item>
            <text:list>
              <text:list-item>
                <text:p text:style-name="P41"><text:span text:style-name="T24">Core Rule:</text:span> Evaluate <text:span text:style-name="T18">every</text:span> aspect of the experimental design, methodology, setup, assumptions, and procedures based <text:span text:style-name="T18">solely</text:span> on established scientific principles, chemical feasibility, standard practices, known equipment limitations, and external validation (cited reputable sources).</text:p>
              </text:list-item>
              <text:list-item>
                <text:p text:style-name="P41"><text:span text:style-name="T24">Strict Prohibition:</text:span> <text:span text:style-name="T24">UNDER NO CIRCUMSTANCES</text:span> may the manuscript's reported results, outcomes, successes, or conclusions be used as evidence or justification for the <text:span text:style-name="T18">validity, appropriateness, or effectiveness</text:span> of the methods, assumptions, or experimental setup described.</text:p>
              </text:list-item>
              <text:list-item>
                <text:p text:style-name="P41"><text:span text:style-name="T24">Rationale:</text:span> Methodological critique must <text:span text:style-name="T18">precede</text:span> and remain <text:span text:style-name="T18">independent</text:span> of outcome assessment. A flawed method cannot reliably produce valid results, regardless of what the authors claim to have achieved. The method must stand or fall on its own scientific merit <text:span text:style-name="T18">a priori</text:span>.</text:p>
              </text:list-item>
            </text:list>
          </text:list-item>
        </text:list>
        <text:list xml:id="list94516810889714" text:continue-list="list94516237089223" text:style-name="WWNum12">
          <text:list-item>
            <text:p text:style-name="P42" loext:marker-style-name="Numbered 1 Char"><text:bookmark-start text:name="IV_A_3_Specific_Analysis_Modules"/><text:span text:style-name="T24">Applying Specific Analysis Modules (Workflow Integration)</text:span><text:bookmark-end text:name="IV_A_3_Specific_Analysis_Modules"/><text:span text:style-name="T24">:</text:span></text:p>
          </text:list-item>
        </text:list>
        <text:list xml:id="list94517728725933" text:continue-list="list94516452926451" text:style-name="WWNum9">
          <text:list-item>
            <text:list>
              <text:list-item>
                <text:p text:style-name="P41"><text:span text:style-name="T24">Protocol Analysis (Section D):</text:span> When analyzing the experimental protocol:</text:p>
              </text:list-item>
            </text:list>
          </text:list-item>
        </text:list>
        <text:list xml:id="list1228741275" text:style-name="WWNum10">
          <text:list-item>
            <text:list>
              <text:list-item>
                <text:list>
                  <text:list-item>
                    <text:p text:style-name="P45"><text:span text:style-name="T24">Prerequisite:</text:span> Section D.1 (General Overview) <text:span text:style-name="T18">must always be performed before</text:span> Section D.2 (Core Analysis) to establish context.</text:p>
                  </text:list-item>
                  <text:list-item>
                    <text:p text:style-name="P45">Scope Adaptation (D.1):</text:p>
                    <text:list>
                      <text:list-item>
                        <text:p text:style-name="P46"><text:span text:style-name="T18">Default Task (V.3) / General Protocol Review:</text:span> Apply D.1 broadly across <text:span text:style-name="T18">all</text:span> described experimental stages.</text:p>
                      </text:list-item>
                      <text:list-item>
                        <text:p text:style-name="P46"><text:span text:style-name="T18">Core Protocol Only (D.2 requested or implied):</text:span> Apply D.1 <text:span text:style-name="T18">only</text:span> to the experimental stages directly relevant to the core steps identified in D.2.2.</text:p>
                      </text:list-item>
                      <text:list-item>
                        <text:p text:style-name="P46">Specific Stage Only (Stage from D.2.2 requested): Apply D.1 and D.2.2 only to that specific stage.</text:p>
                      </text:list-item>
                    </text:list>
                  </text:list-item>
                  <text:list-item>
                    <text:p text:style-name="P45"><text:span text:style-name="T24">Goal:</text:span> Ensure relevant context is established efficiently without analyzing unrelated procedures when focus is requested.</text:p>
                  </text:list-item>
                </text:list>
              </text:list-item>
            </text:list>
          </text:list-item>
        </text:list>
        <text:list xml:id="list94516036644733" text:continue-list="list94517728725933" text:style-name="WWNum9">
          <text:list-item>
            <text:list>
              <text:list-item>
                <text:p text:style-name="P41"><text:span text:style-name="T24">Figure Analysis (Section C):</text:span> When analyzing figures (charts, schematics, photos, spectra, etc.), whether requested directly or as part of analyzing the protocol (e.g., D.2.3.C):</text:p>
              </text:list-item>
            </text:list>
          </text:list-item>
        </text:list>
        <text:list xml:id="list94516118671892" text:continue-list="list1228741275" text:style-name="WWNum10">
          <text:list-item>
            <text:list>
              <text:list-item>
                <text:list>
                  <text:list-item>
                    <text:p text:style-name="P45">Perform the <text:span text:style-name="T18">full and detailed analysis</text:span> according to <text:span text:style-name="T18">all components</text:span> specified in Section C.</text:p>
                  </text:list-item>
                </text:list>
              </text:list-item>
            </text:list>
          </text:list-item>
        </text:list>
        <text:list xml:id="list94517545956877" text:continue-list="list94516810889714" text:style-name="WWNum12">
          <text:list-item>
            <text:p text:style-name="P42" loext:marker-style-name="Numbered 1 Char"><text:span text:style-name="T24">Evidence and Justification:</text:span></text:p>
          </text:list-item>
        </text:list>
        <text:list xml:id="list94516426653956" text:continue-list="list94516036644733" text:style-name="WWNum9">
          <text:list-item>
            <text:list>
              <text:list-item>
                <text:p text:style-name="P41">Support all critical assessments, claims of flaws, or suggestions for alternatives with references to:</text:p>
              </text:list-item>
            </text:list>
          </text:list-item>
        </text:list>
        <text:list xml:id="list94517940314885" text:continue-list="list94516118671892" text:style-name="WWNum10">
          <text:list-item>
            <text:list>
              <text:list-item>
                <text:list>
                  <text:list-item>
                    <text:p text:style-name="P45">Reputable peer-reviewed scientific literature.</text:p>
                  </text:list-item>
                  <text:list-item>
                    <text:p text:style-name="P45"><text:soft-page-break/>Standard chemical/physical principles and laws.</text:p>
                  </text:list-item>
                  <text:list-item>
                    <text:p text:style-name="P45">Established laboratory techniques and best practices (e.g., from standard textbooks and authoritative guides).</text:p>
                  </text:list-item>
                  <text:list-item>
                    <text:p text:style-name="P45">Reliable chemical databases (e.g., SciFinder, Reaxys, PubChem, NIST Chemistry WebBook).</text:p>
                  </text:list-item>
                  <text:list-item>
                    <text:p text:style-name="P45">Technical documentation or specifications from reputable equipment/reagent suppliers (when applicable and verifiable).</text:p>
                  </text:list-item>
                </text:list>
              </text:list-item>
            </text:list>
          </text:list-item>
        </text:list>
        <text:list xml:id="list94516198269908" text:continue-list="list94516426653956" text:style-name="WWNum9">
          <text:list-item>
            <text:list>
              <text:list-item>
                <text:p text:style-name="P41">Clearly distinguish between established facts and reasoned inferences based on your expertise.</text:p>
              </text:list-item>
            </text:list>
          </text:list-item>
        </text:list>
        <text:list xml:id="list94517064546023" text:continue-list="list2370590790" text:style-name="WWNum21">
          <text:list-item>
            <text:h text:style-name="P43"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8">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94517313970225" text:continue-list="list94517545956877" text:style-name="WWNum14">
          <text:list-item text:start-value="1">
            <text:p text:style-name="P47" loext:marker-style-name="Numbered 1 Char"><text:bookmark-start text:name="IV_B_1_Main_Claimed_Result"/><text:span text:style-name="T24">Main Claimed Result</text:span><text:bookmark-end text:name="IV_B_1_Main_Claimed_Result"/><text:span text:style-name="T24">:</text:span></text:p>
          </text:list-item>
        </text:list>
        <text:list xml:id="list94516496700135" text:continue-list="list94516198269908" text:style-name="WWNum9">
          <text:list-item>
            <text:list>
              <text:list-item>
                <text:p text:style-name="P41"><text:span text:style-name="T24">Statement:</text:span> State the single most important <text:span text:style-name="T18">quantitative</text:span> (if relevant) outcome the authors <text:span text:style-name="T18">claim</text:span>. Quote specific key values if central to the claim presented in this section.</text:p>
              </text:list-item>
              <text:list-item>
                <text:p text:style-name="P41"><text:span text:style-name="T24">Unmet Need &amp; Novelty:</text:span> Clearly articulate the targeted unmet need the authors <text:span text:style-name="T18">claim</text:span> to address and the key novelty component of their work (usually highlighted in all target sections - Title, Abstract, Introduction, and Conclusion).</text:p>
              </text:list-item>
              <text:list-item>
                <text:p text:style-name="P41"><text:span text:style-name="T24">Classification:</text:span> Classify this main claimed result using the framework below, selecting the category and sub-category that best reflects the primary need addressed or contribution claimed by the authors.</text:p>
              </text:list-item>
            </text:list>
          </text:list-item>
        </text:list>
        <text:p text:style-name="P48"><text:bookmark-start text:name="IV_B_1_Result_Classification"/><text:span text:style-name="T24">Classification of the Main Claimed Result based on targeted unmet need</text:span><text:bookmark-end text:name="IV_B_1_Result_Classification"/><text:span text:style-name="T24">:</text:span></text:p>
        <text:list xml:id="list94517356213489" text:continue-list="list94517313970225" text:style-name="WWNum5">
          <text:list-item>
            <text:list>
              <text:list-item>
                <text:list>
                  <text:list-item>
                    <text:list>
                      <text:list-item text:start-value="1">
                        <text:p text:style-name="P49"><text:span text:style-name="T24">Fundamental Understanding:</text:span> Research primarily focused on figuring out the "what", "how", or "why".</text:p>
                      </text:list-item>
                    </text:list>
                  </text:list-item>
                </text:list>
              </text:list-item>
            </text:list>
          </text:list-item>
        </text:list>
        <text:list xml:id="list124614314" text:style-name="WWNum6">
          <text:list-item>
            <text:list>
              <text:list-item>
                <text:list>
                  <text:list-item>
                    <text:list>
                      <text:list-item>
                        <text:list>
                          <text:list-item>
                            <text:p text:style-name="P50"><text:span text:style-name="T18">Characterization &amp; Property Measurement:</text:span> Determining intrinsic physical or chemical properties of materials.</text:p>
                          </text:list-item>
                          <text:list-item>
                            <text:p text:style-name="P50"><text:span text:style-name="T18">Mechanistic Investigation:</text:span> Elucidating the step-by-step pathway, intermediates, kinetics of chemical reactions or physical processes.</text:p>
                          </text:list-item>
                          <text:list-item>
                            <text:p text:style-name="P50"><text:span text:style-name="T18">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94516744559881" text:continue-list="list94517356213489" text:style-name="WWNum5">
          <text:list-item>
            <text:list>
              <text:list-item>
                <text:list>
                  <text:list-item>
                    <text:list>
                      <text:list-item>
                        <text:p text:style-name="P49"><text:span text:style-name="T24">Preparation:</text:span> Research focused on the creation, isolation, purification, or processing of chemical substances.</text:p>
                      </text:list-item>
                    </text:list>
                  </text:list-item>
                </text:list>
              </text:list-item>
            </text:list>
          </text:list-item>
        </text:list>
        <text:list xml:id="list94517903544066" text:continue-list="list124614314" text:style-name="WWNum83">
          <text:list-item>
            <text:list>
              <text:list-item>
                <text:list>
                  <text:list-item>
                    <text:list>
                      <text:list-item>
                        <text:list>
                          <text:list-item text:start-value="1">
                            <text:p text:style-name="P51">Preparation of Novel Entities:</text:p>
                          </text:list-item>
                        </text:list>
                      </text:list-item>
                    </text:list>
                  </text:list-item>
                </text:list>
              </text:list-item>
            </text:list>
          </text:list-item>
        </text:list>
        <text:list xml:id="list248354036" text:style-name="WWNum7">
          <text:list-item>
            <text:list>
              <text:list-item>
                <text:list>
                  <text:list-item>
                    <text:list>
                      <text:list-item>
                        <text:list>
                          <text:list-item>
                            <text:list>
                              <text:list-item>
                                <text:p text:style-name="P52"><text:span text:style-name="T18">Novel Specific Molecule/Material:</text:span> Reporting the first synthesis of a specific, previously unknown compound or material.</text:p>
                              </text:list-item>
                              <text:list-item>
                                <text:p text:style-name="P52"><text:span text:style-name="T18">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94517903544066" text:style-name="WWNum6">
          <text:list-item>
            <text:list>
              <text:list-item>
                <text:list>
                  <text:list-item>
                    <text:list>
                      <text:list-item>
                        <text:list>
                          <text:list-item>
                            <text:p text:style-name="P50">Improved Preparation Routes for Known Entities:</text:p>
                          </text:list-item>
                        </text:list>
                      </text:list-item>
                    </text:list>
                  </text:list-item>
                </text:list>
              </text:list-item>
            </text:list>
          </text:list-item>
        </text:list>
        <text:list text:continue-list="list248354036" text:style-name="WWNum15">
          <text:list-item>
            <text:list>
              <text:list-item>
                <text:list>
                  <text:list-item>
                    <text:list>
                      <text:list-item>
                        <text:list>
                          <text:list-item>
                            <text:list>
                              <text:list-item text:start-value="1">
                                <text:p text:style-name="P53"><text:span text:style-name="T18">Preparatory Technique for a Known Class:</text:span> Developing a new or improved general method/protocol applicable to preparing a range of related, already known materials. Novelty is in the <text:span text:style-name="T18">general applicability</text:span> and <text:span text:style-name="T18">improvement</text:span> (e.g., efficiency, scope, greenness) of the method.</text:p>
                              </text:list-item>
                              <text:list-item>
                                <text:p text:style-name="P53"><text:span text:style-name="T18">Improved Material Access:</text:span> Developing a new or improved method focused on making one particular, known material better, cheaper, purer, safer, greener, or at a different scale, even if it's commercially available. Novelty is the <text:span text:style-name="T18">improved process</text:span> for that <text:span text:style-name="T18">specific target</text:span>.</text:p>
                              </text:list-item>
                            </text:list>
                          </text:list-item>
                        </text:list>
                      </text:list-item>
                    </text:list>
                  </text:list-item>
                </text:list>
              </text:list-item>
            </text:list>
          </text:list-item>
        </text:list>
        <text:list xml:id="list94516185041040" text:continue-list="list94516744559881" text:style-name="WWNum5">
          <text:list-item>
            <text:list>
              <text:list-item>
                <text:list>
                  <text:list-item>
                    <text:list>
                      <text:list-item>
                        <text:p text:style-name="P49"><text:span text:style-name="T24">Application &amp; Function:</text:span> Research focused on what materials can <text:span text:style-name="T18">do</text:span>.</text:p>
                      </text:list-item>
                    </text:list>
                  </text:list-item>
                </text:list>
              </text:list-item>
            </text:list>
          </text:list-item>
          <text:list-item text:style-override="WWNum14">
            <text:p text:style-name="P47" loext:marker-style-name="Numbered 1 Char"><text:span text:style-name="T24">Key Subsidiary Claims:</text:span></text:p>
          </text:list-item>
        </text:list>
        <text:list xml:id="list94516725049692" text:continue-list="list94516496700135" text:style-name="WWNum9">
          <text:list-item>
            <text:list>
              <text:list-item>
                <text:p text:style-name="P41">List other significant discoveries or results the authors <text:span text:style-name="T18">state</text:span> support the main claim (e.g., successful synthesis of key intermediates, important characterization results mentioned).</text:p>
              </text:list-item>
              <text:list-item>
                <text:p text:style-name="P41">Label clearly (e.g., "Claim 1: Synthesis Method of XYZ").</text:p>
              </text:list-item>
            </text:list>
          </text:list-item>
        </text:list>
        <text:list xml:id="list94517106627052" text:continue-list="list94517064546023" text:style-name="WWNum21">
          <text:list-item>
            <text:h text:style-name="P43" text:outline-level="4"><text:bookmark-start text:name="IV_C_Analyzing_Figures"/><text:soft-page-break/>Analyzing Figures (Charts, Schematics, Photos)<text:bookmark-end text:name="IV_C_Analyzing_Figures"/></text:h>
          </text:list-item>
        </text:list>
        <text:p text:style-name="First_20_Paragraph"><text:span text:style-name="T24">Perform a meticulous examination connecting visual information to the text and scientific principles.</text:span></text:p>
        <text:list xml:id="list94517723347260" text:continue-list="list94516185041040" text:style-name="WWNum16">
          <text:list-item text:start-value="1">
            <text:p text:style-name="P54" loext:marker-style-name="Numbered 1 Char"><text:span text:style-name="T24">Overall:</text:span> State figure's purpose. Note number of panels and type (chart, diagram, photo, spectrum, etc.).</text:p>
          </text:list-item>
          <text:list-item text:style-override="WWNum14">
            <text:p text:style-name="P47" loext:marker-style-name="Numbered 1 Char"><text:span text:style-name="T24">Detailed Description (Per Panel):</text:span></text:p>
          </text:list-item>
        </text:list>
        <text:list xml:id="list94517789187598" text:continue-list="list94516725049692" text:style-name="WWNum9">
          <text:list-item>
            <text:list>
              <text:list-item>
                <text:p text:style-name="P41"><text:span text:style-name="T24">Charts/Schematics:</text:span> Describe content (axes, labels, symbols, legends). Identify key features (peaks, trends, annotations). Note anything unusual.</text:p>
              </text:list-item>
              <text:list-item>
                <text:p text:style-name="P41">Photographs:</text:p>
              </text:list-item>
            </text:list>
          </text:list-item>
        </text:list>
        <text:list xml:id="list94516615607809" text:continue-list="list94517940314885" text:style-name="WWNum10">
          <text:list-item>
            <text:list>
              <text:list-item>
                <text:list>
                  <text:list-item>
                    <text:p text:style-name="P45"><text:span text:style-name="T24">Scene:</text:span> Describe setting, camera angle/perspective, visible objects and their arrangement/connections. Note potential distortions.</text:p>
                  </text:list-item>
                  <text:list-item>
                    <text:p text:style-name="P45"><text:span text:style-name="T24">Identification:</text:span> Identify equipment/materials. Be specific. Link to text/schematics if possible. Note visible brands/labels if relevant.</text:p>
                  </text:list-item>
                  <text:list-item>
                    <text:p text:style-name="P45"><text:span text:style-name="T24">Relevance:</text:span> Identify features critical to the experiment. Note inconsistencies with text or signs of modification.</text:p>
                  </text:list-item>
                  <text:list-item>
                    <text:p text:style-name="P45"><text:span text:style-name="T24">Scale:</text:span> Identify explicit scale references (ruler, labels). If absent, <text:span text:style-name="T18">attempt to infer scale</text:span> using known object dimensions (e.g., standard glassware size mentioned in text). <text:span text:style-name="T24">State assumptions clearly.</text:span> Check consistency.</text:p>
                  </text:list-item>
                  <text:list-item>
                    <text:p text:style-name="P45"><text:span text:style-name="T24">Details:</text:span> Note text/markings, lighting/clarity issues.</text:p>
                  </text:list-item>
                </text:list>
              </text:list-item>
            </text:list>
          </text:list-item>
        </text:list>
        <text:list xml:id="list94517600580085" text:continue-list="list94517723347260" text:style-name="WWNum14">
          <text:list-item>
            <text:p text:style-name="P47" loext:marker-style-name="Numbered 1 Char"><text:span text:style-name="T24">Estimation and Inference:</text:span></text:p>
          </text:list-item>
        </text:list>
        <text:list xml:id="list94516214590493" text:continue-list="list94517789187598" text:style-name="WWNum9">
          <text:list-item>
            <text:list>
              <text:list-item>
                <text:p text:style-name="P41">Provide <text:span text:style-name="T24">quantitative estimates</text:span> of relevant dimensions/parameters derived from the figure (using stated or inferred scale). <text:span text:style-name="T24">Show calculation steps and state assumptions.</text:span> (e.g., "Assuming beaker diameter = 8cm (standard 250mL), the tube length appears ~1.5x diameter, estimating ~12cm length.").</text:p>
              </text:list-item>
              <text:list-item>
                <text:p text:style-name="P41">Cross-verify estimates with text descriptions or expected values.</text:p>
              </text:list-item>
            </text:list>
          </text:list-item>
        </text:list>
        <text:list xml:id="list94517545557495" text:continue-list="list94517600580085" text:style-name="WWNum14">
          <text:list-item>
            <text:p text:style-name="P47" loext:marker-style-name="Numbered 1 Char"><text:span text:style-name="T24">Practical Implications &amp; Critical Assessment:</text:span></text:p>
          </text:list-item>
        </text:list>
        <text:list xml:id="list94517636181381" text:continue-list="list94516214590493" text:style-name="WWNum9">
          <text:list-item>
            <text:list>
              <text:list-item>
                <text:p text:style-name="P41">Does the figure support or contradict the text description or claims?</text:p>
              </text:list-item>
              <text:list-item>
                <text:p text:style-name="P41">Are there ambiguities or potential misinterpretations?</text:p>
              </text:list-item>
              <text:list-item>
                <text:p text:style-name="P41">How do the visual details (especially estimated dimensions/setup) impact the feasibility, interpretation, or validity of the reported experiment and results?</text:p>
              </text:list-item>
            </text:list>
          </text:list-item>
        </text:list>
        <text:list text:continue-list="list94517106627052" text:style-name="WWNum21">
          <text:list-item>
            <text:h text:style-name="P43" text:outline-level="4"><text:bookmark-start text:name="IV_D_Analyzing_the_Experimental_Protocol"/>Analyzing the Experimental Protocol<text:bookmark-end text:name="IV_D_Analyzing_the_Experimental_Protocol"/></text:h>
          </text:list-item>
        </text:list>
        <text:p text:style-name="First_20_Paragraph"><text:span text:style-name="T2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2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981865108" text:style-name="WWNum22">
          <text:list-item>
            <text:h text:style-name="P55" text:outline-level="6" loext:marker-style-name="Numbered 1 Char">Overall Summary &amp; Logical Flow:</text:h>
          </text:list-item>
        </text:list>
        <text:list xml:id="list94516044967069" text:continue-list="list94517636181381" text:style-name="WWNum9">
          <text:list-item>
            <text:list>
              <text:list-item>
                <text:p text:style-name="P41">Outline the key stages described in the manuscript (e.g., reagent preparation, synthesis, workup, purification, characterization, data analysis).</text:p>
              </text:list-item>
              <text:list-item>
                <text:p text:style-name="P41">Highlight the specific experimental stage(s) claimed to produce the main result. Skip analytical/quantification/validation stages here. These stages <text:span text:style-name="T24">MUST</text:span> be analyzed with <text:span text:style-name="T24">EXTREME SCRUTINY</text:span>.</text:p>
              </text:list-item>
              <text:list-item>
                <text:p text:style-name="P41">Assess the logical sequence of operations. Does the overall workflow make sense? Are there apparent gaps or contradictions?</text:p>
              </text:list-item>
              <text:list-item>
                <text:p text:style-name="P41">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94517877716116" text:continue-list="list981865108" text:style-name="WWNum22">
          <text:list-item>
            <text:h text:style-name="P55" text:outline-level="6" loext:marker-style-name="Numbered 1 Char"><text:bookmark-start text:name="Contextual_Appropriateness"/><text:soft-page-break/>Contextual Appropriateness (Stage of Research)<text:bookmark-end text:name="Contextual_Appropriateness"/>:</text:h>
          </text:list-item>
        </text:list>
        <text:list xml:id="list94517760349939" text:continue-list="list94516044967069" text:style-name="WWNum9">
          <text:list-item>
            <text:list>
              <text:list-item>
                <text:p text:style-name="P41">Evaluate if the described protocol's overall rigor and complexity align with the apparent goal (e.g., exploratory Proof-of-Concept vs. detailed method validation vs. scale-up study).</text:p>
              </text:list-item>
              <text:list-item>
                <text:p text:style-name="P41">Are any shortcuts or simplifications justifiable in the context, or do they fundamentally undermine the study's aims even at an early stage?</text:p>
              </text:list-item>
              <text:list-item>
                <text:p text:style-name="P41">For studies claiming advanced results, assess if reproducibility considerations, error analysis details, and scalability aspects are adequately addressed in the protocol description.</text:p>
              </text:list-item>
            </text:list>
          </text:list-item>
        </text:list>
        <text:list xml:id="list94517321453582" text:continue-list="list94517877716116" text:style-name="WWNum22">
          <text:list-item>
            <text:h text:style-name="P55" text:outline-level="6" loext:marker-style-name="Numbered 1 Char"><text:bookmark-start text:name="Red_Flags"/>Identification of General Red Flags (Apply across all stages, with heightened scrutiny for the core)<text:bookmark-end text:name="Red_Flags"/>:</text:h>
          </text:list-item>
        </text:list>
        <text:list xml:id="list94517566830949" text:continue-list="list94517760349939" text:style-name="WWNum9">
          <text:list-item>
            <text:list>
              <text:list-item>
                <text:p text:style-name="P41"><text:span text:style-name="T24">Questionable Equipment/Methods:</text:span> Identify any non-standard, outdated, seemingly inappropriate, or poorly characterized equipment or measurement techniques used <text:span text:style-name="T18">anywhere</text:span> in the process. Note missing essential controls.</text:p>
              </text:list-item>
              <text:list-item>
                <text:p text:style-name="P41"><text:span text:style-name="T2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1"><text:span text:style-name="T24">Data Handling:</text:span> Assess the appropriateness of described methods for processing raw data (if detailed). Is the statistical analysis approach (if described) suitable? Note if these details are missing or unclear.</text:p>
              </text:list-item>
              <text:list-item>
                <text:p text:style-name="P41"><text:span text:style-name="T24">Safety:</text:span> Briefly note any obvious safety concerns or lack of described precautions for the procedures mentioned.</text:p>
              </text:list-item>
            </text:list>
          </text:list-item>
        </text:list>
        <text:list xml:id="list94517363794924" text:continue-list="list94517321453582" text:style-name="WWNum22">
          <text:list-item>
            <text:h text:style-name="P55" text:outline-level="6" loext:marker-style-name="Numbered 1 Char">General Critique and Alternatives Framework (Apply to significant issues identified anywhere, especially impacting the core):</text:h>
          </text:list-item>
        </text:list>
        <text:list xml:id="list94517402125026" text:continue-list="list94517566830949" text:style-name="WWNum9">
          <text:list-item>
            <text:list>
              <text:list-item>
                <text:p text:style-name="P41">For each major issue identified in <text:span text:style-name="T18">any</text:span> stage (using points D.1.1-D.1.3), articulate its potential <text:span text:style-name="T24">Impact</text:span> (on accuracy, yield, reproducibility, interpretation, safety), providing quantitative estimates if feasible.</text:p>
              </text:list-item>
              <text:list-item>
                <text:p text:style-name="P41">Note any <text:span text:style-name="T24">Author's Justification</text:span> provided; if none, state so.</text:p>
              </text:list-item>
              <text:list-item>
                <text:p text:style-name="P41">Consider <text:span text:style-name="T24">Potential Counter-Arguments</text:span> (e.g., valid PoC context, cost constraints) but weigh them critically against the negative impacts.</text:p>
              </text:list-item>
              <text:list-item>
                <text:p text:style-name="P41">Suggest <text:span text:style-name="T24">Superior Alternatives</text:span> (standard, more reliable equipment, methods, controls), referencing established literature or best practices. <text:span text:style-name="T2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4">PREREQUISITE:</text:span> Section D.1 (General Protocol Overview and Assessment, applied with the appropriate scope as per Section A guidelines) <text:span text:style-name="T24">MUST be completed BEFORE undertaking this section.</text:span> The analysis below <text:span text:style-name="T2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4">Scope:</text:span> Focus exclusively on the specific experimental steps directly responsible for achieving the claimed main result. Apply extreme scrutiny here.</text:p>
        <text:list xml:id="list94516765880134" text:continue-list="list94517363794924" text:style-name="WWNum23">
          <text:list-item text:start-value="1">
            <text:h text:style-name="P56" text:outline-level="6" text:restart-numbering="true" text:start-value="1"><text:bookmark-start text:name="IV_D2_1_Stated_Main_Result"/>Stated Main Result (Link to Section B.1)<text:bookmark-end text:name="IV_D2_1_Stated_Main_Result"/>:</text:h>
          </text:list-item>
        </text:list>
        <text:list xml:id="list94516164468979" text:continue-list="list94517402125026" text:style-name="WWNum9">
          <text:list-item>
            <text:list>
              <text:list-item>
                <text:p text:style-name="P41">Precisely restate the single most important <text:span text:style-name="T18">quantitative</text:span> (if relevant) outcome(s) the authors claim to have achieved per Section B.1.</text:p>
              </text:list-item>
            </text:list>
          </text:list-item>
        </text:list>
        <text:list xml:id="list94516459168447" text:continue-list="list94516615607809" text:style-name="WWNum10">
          <text:list-item>
            <text:list>
              <text:list-item>
                <text:list>
                  <text:list-item>
                    <text:p text:style-name="P45">Clearly articulate both target unmet need and the key novelty component.</text:p>
                  </text:list-item>
                  <text:list-item>
                    <text:p text:style-name="P45">Quote the specific value(s) and units reported, point any inconsistencies.</text:p>
                  </text:list-item>
                </text:list>
              </text:list-item>
            </text:list>
          </text:list-item>
        </text:list>
        <text:list xml:id="list94516623170602" text:continue-list="list94516765880134" text:style-name="WWNum23">
          <text:list-item>
            <text:h text:style-name="P56" text:outline-level="6"><text:bookmark-start text:name="IV_D2_2_Listing_of_Core_Stages"/>Listing of Core Stages<text:bookmark-end text:name="IV_D2_2_Listing_of_Core_Stages"/>:</text:h>
          </text:list-item>
        </text:list>
        <text:list xml:id="list94516952777320" text:continue-list="list94516164468979" text:style-name="WWNum9">
          <text:list-item>
            <text:list>
              <text:list-item>
                <text:p text:style-name="P41">List, in sequence, the specific experimental stages described in the manuscript that are directly responsible for achieving the Main Result defined above.</text:p>
              </text:list-item>
            </text:list>
          </text:list-item>
        </text:list>
        <text:list xml:id="list94517283865535" text:continue-list="list94516459168447" text:style-name="WWNum10">
          <text:list-item>
            <text:list>
              <text:list-item>
                <text:list>
                  <text:list-item>
                    <text:p text:style-name="P45">Skip analytical/quantification/validation stages (these steps are not to be considered for the purpose of analysis under D.2).</text:p>
                  </text:list-item>
                  <text:list-item>
                    <text:p text:style-name="P45">Assign a clear identifier (A, B, C...) to each stage (e.g., "Stage A: Synthesis of XYZ", "Stage B: Product Isolation").</text:p>
                  </text:list-item>
                </text:list>
              </text:list-item>
            </text:list>
          </text:list-item>
        </text:list>
        <text:list xml:id="list94516821145700" text:continue-list="list94516623170602" text:style-name="WWNum23">
          <text:list-item>
            <text:h text:style-name="P56" text:outline-level="6"><text:bookmark-start text:name="IV_D2_3_Analysis_of_Core_Stages"/>Analysis of Core Stages<text:bookmark-end text:name="IV_D2_3_Analysis_of_Core_Stages"/>:</text:h>
          </text:list-item>
        </text:list>
        <text:p text:style-name="P57"><text:span text:style-name="T24">(Repeat the following subsection structure for EACH Core Stage identified in D.2.2)</text:span></text:p>
        <text:list xml:id="list94516494243095" text:continue-list="list94516952777320" text:style-name="WWNum9">
          <text:list-item>
            <text:list>
              <text:list-item>
                <text:p text:style-name="P41">Stage {Identifier}. {Stage Name}: (e.g., Stage A. Synthesis of XYZ)</text:p>
              </text:list-item>
            </text:list>
          </text:list-item>
        </text:list>
        <text:list xml:id="list2993875672" text:style-name="WWNum34">
          <text:list-item>
            <text:list>
              <text:list-item>
                <text:h text:style-name="P58" text:outline-level="7"><text:bookmark-start text:name="IV_D2_3_A_Stage_Description_Procedure"/><text:soft-page-break/>A. Stage Description &amp; Procedure<text:bookmark-end text:name="IV_D2_3_A_Stage_Description_Procedure"/>:</text:h>
              </text:list-item>
            </text:list>
          </text:list-item>
        </text:list>
        <text:list xml:id="list94516132203543" text:continue-list="list94517283865535" text:style-name="WWNum10">
          <text:list-item>
            <text:list>
              <text:list-item>
                <text:list>
                  <text:list-item>
                    <text:list>
                      <text:list-item>
                        <text:p text:style-name="P46">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94516995287066" text:continue-list="list2993875672" text:style-name="WWNum34">
          <text:list-item>
            <text:list>
              <text:list-item>
                <text:h text:style-name="P58" text:outline-level="7"><text:bookmark-start text:name="IV_D2_3_B_Reported_Metrics"/>B. Reported Metrics &amp; Intermediate Values<text:bookmark-end text:name="IV_D2_3_B_Reported_Metrics"/>:</text:h>
              </text:list-item>
            </text:list>
          </text:list-item>
        </text:list>
        <text:list xml:id="list94516922981923" text:continue-list="list94516132203543" text:style-name="WWNum10">
          <text:list-item>
            <text:list>
              <text:list-item>
                <text:list>
                  <text:list-item>
                    <text:list>
                      <text:list-item>
                        <text:p text:style-name="P46">Extract all quantitative metrics or performance indicators <text:span text:style-name="T18">specifically reported for this stage</text:span> in the manuscript (e.g., reaction time = 2 hr, temperature = 80 °C, intermediate yield = 75%, purity at this stage = 90%).</text:p>
                      </text:list-item>
                      <text:list-item>
                        <text:p text:style-name="P46">Consider if there are important missing data without any implied reason or stated justification that is necessary for validation / consistency check purposes (e.g., mass balance checks).</text:p>
                      </text:list-item>
                      <text:list-item>
                        <text:p text:style-name="P46">If this stage yields the <text:span text:style-name="T18">final</text:span> reported metric relevant to the Main Result (e.g., the final overall yield after purification, the final purity value), explicitly state that value here.</text:p>
                      </text:list-item>
                      <text:list-item>
                        <text:p text:style-name="P46">If metrics crucial to the final outcome (e.g., yield of a key intermediate) are reported here, highlight them.</text:p>
                      </text:list-item>
                      <text:list-item>
                        <text:p text:style-name="P46">If numerical values for the same metric appear in multiple places (abstract, results, conclusion), list each occurrence and its source section for consistency checks. Note different units/formats if used (e.g., mass vs. molar yield).</text:p>
                      </text:list-item>
                      <text:list-item>
                        <text:p text:style-name="P46">State clearly if <text:span text:style-name="T18">no</text:span> specific performance metrics are reported for this stage.</text:p>
                      </text:list-item>
                    </text:list>
                  </text:list-item>
                </text:list>
              </text:list-item>
            </text:list>
          </text:list-item>
        </text:list>
        <text:list xml:id="list94516436260096" text:continue-list="list94516995287066" text:style-name="WWNum34">
          <text:list-item>
            <text:list>
              <text:list-item>
                <text:h text:style-name="P58" text:outline-level="7"><text:bookmark-start text:name="IV_D2_3_C_Associated_Figure_Analysis"/>C. Associated Figure Analysis (Link to Section C)<text:bookmark-end text:name="IV_D2_3_C_Associated_Figure_Analysis"/>:</text:h>
              </text:list-item>
            </text:list>
          </text:list-item>
        </text:list>
        <text:list xml:id="list94516425766069" text:continue-list="list94516922981923" text:style-name="WWNum10">
          <text:list-item>
            <text:list>
              <text:list-item>
                <text:list>
                  <text:list-item>
                    <text:list>
                      <text:list-item>
                        <text:p text:style-name="P46">Identify and analyze any figures/panels directly illustrating this stage (setup photos, schematics, spectra obtained <text:span text:style-name="T18">during</text:span> this stage, etc.).</text:p>
                      </text:list-item>
                      <text:list-item>
                        <text:p text:style-name="P46">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94518091495034" text:continue-list="list94516436260096" text:style-name="WWNum34">
          <text:list-item>
            <text:list>
              <text:list-item>
                <text:h text:style-name="P58" text:outline-level="7"><text:bookmark-start text:name="IV_D2_3_D_Equipment_Process"/>D. Equipment/Process - Critical Performance Analysis<text:bookmark-end text:name="IV_D2_3_D_Equipment_Process"/>:</text:h>
              </text:list-item>
            </text:list>
          </text:list-item>
        </text:list>
        <text:list xml:id="list94517498279853" text:continue-list="list94517545557495" text:style-name="WWNum4">
          <text:list-item>
            <text:list>
              <text:list-item>
                <text:list>
                  <text:list-item>
                    <text:list>
                      <text:list-item>
                        <text:p text:style-name="P59"><text:span text:style-name="T24">Identify Critical Characteristics &amp; Link to Stage Function:</text:span></text:p>
                      </text:list-item>
                    </text:list>
                  </text:list-item>
                </text:list>
              </text:list-item>
            </text:list>
          </text:list-item>
        </text:list>
        <text:list xml:id="list94516840488011" text:continue-list="list94516425766069" text:style-name="WWNum10">
          <text:list-item>
            <text:list>
              <text:list-item>
                <text:list>
                  <text:list-item>
                    <text:list>
                      <text:list-item>
                        <text:list>
                          <text:list-item>
                            <text:p text:style-name="P60">Identify the inherent performance characteristics of the <text:span text:style-name="T18">specific</text:span> equipment or processes used in this stage that are <text:span text:style-name="T18">most critical</text:span> to achieving the intended function of <text:span text:style-name="T18">this particular stage</text:span> within the overall protocol.</text:p>
                          </text:list-item>
                          <text:list-item>
                            <text:p text:style-name="P60">Explicitly state <text:span text:style-name="T18">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94516498523878" text:continue-list="list94517498279853" text:style-name="WWNum4">
          <text:list-item>
            <text:list>
              <text:list-item>
                <text:list>
                  <text:list-item>
                    <text:list>
                      <text:list-item>
                        <text:p text:style-name="P59"><text:span text:style-name="T24">Assess Adequacy &amp; Gauge Missing Values (Quantitatively):</text:span></text:p>
                      </text:list-item>
                    </text:list>
                  </text:list-item>
                </text:list>
              </text:list-item>
            </text:list>
          </text:list-item>
        </text:list>
        <text:list xml:id="list94516214791866" text:continue-list="list94516840488011" text:style-name="WWNum10">
          <text:list-item>
            <text:list>
              <text:list-item>
                <text:list>
                  <text:list-item>
                    <text:list>
                      <text:list-item>
                        <text:list>
                          <text:list-item>
                            <text:p text:style-name="P60"><text:span text:style-name="T24">Gauge plausible quantitative values or ranges</text:span> for critical characteristics <text:span text:style-name="T18">missing</text:span> from the description. Use the following sources:</text:p>
                            <text:list>
                              <text:list-item>
                                <text:p text:style-name="P61">Information derived from associated figure analysis (Section D.2.3.C, applying Section C methodology).</text:p>
                              </text:list-item>
                              <text:list-item>
                                <text:p text:style-name="P61">Calculations based on fundamental scientific principles.</text:p>
                              </text:list-item>
                              <text:list-item>
                                <text:p text:style-name="P61">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0"><text:span text:style-name="T24">Strongly prefer quantitative estimates</text:span> over purely qualitative statements.</text:p>
                          </text:list-item>
                          <text:list-item>
                            <text:p text:style-name="P60"><text:span text:style-name="T24">Explicitly state all assumptions, calculation steps (briefly), and any cited external sources</text:span> used for gauging these values. Check for consistency between different estimates if possible.</text:p>
                          </text:list-item>
                          <text:list-item>
                            <text:p text:style-name="P60">Evaluate if the <text:span text:style-name="T18">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94516883791391" text:continue-list="list94518091495034" text:style-name="WWNum34">
          <text:list-item>
            <text:list>
              <text:list-item>
                <text:h text:style-name="P58" text:outline-level="7"><text:bookmark-start text:name="IV_D2_3_E_A_Priori_Feasibility_Assess"/>E. A Priori Feasibility Assessment (Stage-Level)<text:bookmark-end text:name="IV_D2_3_E_A_Priori_Feasibility_Assess"/>:</text:h>
              </text:list-item>
            </text:list>
          </text:list-item>
        </text:list>
        <text:list xml:id="list94516977269781" text:continue-list="list94516214791866" text:style-name="WWNum10">
          <text:list-item>
            <text:list>
              <text:list-item>
                <text:list>
                  <text:list-item>
                    <text:list>
                      <text:list-item>
                        <text:p text:style-name="P46">Based <text:span text:style-name="T18">only</text:span> on the description, metrics (or lack thereof), figures, and gauged characteristics for <text:span text:style-name="T18">this specific stage</text:span>, critically assess its <text:span text:style-name="T18">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94516062073602" text:continue-list="list94516883791391" text:style-name="WWNum34">
          <text:list-item>
            <text:list>
              <text:list-item>
                <text:h text:style-name="P58" text:outline-level="7"><text:bookmark-start text:name="IV_D2_3_F_Idealized_Model_Performance"/><text:soft-page-break/>F. Idealized Model Performance Estimation (Stage-Level)<text:bookmark-end text:name="IV_D2_3_F_Idealized_Model_Performance"/>:</text:h>
              </text:list-item>
            </text:list>
          </text:list-item>
        </text:list>
        <text:list xml:id="list94517836729141" text:continue-list="list94516498523878" text:style-name="WWNum17">
          <text:list-item>
            <text:list>
              <text:list-item>
                <text:list>
                  <text:list-item>
                    <text:list>
                      <text:list-item text:start-value="1">
                        <text:p text:style-name="P62"><text:span text:style-name="T2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9"><text:span text:style-name="T24">Parameter Identification:</text:span> Identify the key physical constants or parameters needed for the chosen idealized model (e.g., separation factor, equilibrium/rate constants, diffusion/partition coefficients). <text:span text:style-name="T2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8">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9"><text:span text:style-name="T2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4">theoretical maximum performance</text:span> achievable by this stage under <text:span text:style-name="T18">idealized conditions</text:span> (e.g., maximum possible enrichment factor, theoretical yield limit, maximum achievable purity). <text:span text:style-name="T2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9"><text:span text:style-name="T24">Comparison &amp; Feasibility Assessment:</text:span> Compare the calculated <text:span text:style-name="T18">idealized maximum performance</text:span> against the performance level that this stage would <text:span text:style-name="T18">need</text:span> to achieve to contribute effectively towards the overall claimed Main Result of the manuscript. Critically evaluate whether it is <text:span text:style-name="T18">a priori</text:span> plausible for the <text:span text:style-name="T18">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8">a priori</text:span> feasibility assessment of this stage.</text:p>
                      </text:list-item>
                    </text:list>
                  </text:list-item>
                </text:list>
              </text:list-item>
            </text:list>
          </text:list-item>
        </text:list>
        <text:list xml:id="list94517281555029" text:continue-list="list94516821145700" text:style-name="WWNum23">
          <text:list-item>
            <text:h text:style-name="P56"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94516494243095" text:style-name="WWNum9">
          <text:list-item>
            <text:list>
              <text:list-item>
                <text:p text:style-name="P41">Synthesize the findings from the detailed analyses of <text:span text:style-name="T18">all individual core stages</text:span> (descriptions, reported/gauged metrics, equipment capabilities, stage-level feasibility assessments).</text:p>
              </text:list-item>
              <text:list-item>
                <text:p text:style-name="P41">Evaluate the <text:span text:style-name="T18">entire sequence</text:span> of the core protocol. Does the integrated methodology, <text:span text:style-name="T18">as described and analyzed a priori</text:span>, possess the necessary collective capability, control, precision, and theoretical underpinning required, <text:span text:style-name="T18">in principle</text:span>, to achieve the <text:span text:style-name="T24">Main Result</text:span> (D.2.1) both qualitatively and quantitatively?</text:p>
              </text:list-item>
              <text:list-item>
                <text:p text:style-name="P41">Highlight any cumulative limitations, inter-stage inconsistencies, critical dependencies, or fundamental mismatches between the overall core method's inherent capabilities and the demands of the claimed achievement. Base this assessment solely on the <text:span text:style-name="T18">a priori</text:span> analysis, independent of the manuscript's reported final outcomes.</text:p>
              </text:list-item>
            </text:list>
          </text:list-item>
        </text:list>
        <text:list text:continue-list="list94517281555029" text:style-name="WWNum23">
          <text:list-item>
            <text:h text:style-name="P56"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3"><text:span text:style-name="T24">Purpose:</text:span> This step performs a high-level plausibility check by comparing the <text:span text:style-name="T18">nature and claimed significance</text:span> of the <text:span text:style-name="T24">Main Result</text:span> (identified in B.1) against the <text:span text:style-name="T18">apparent complexity, novelty, and fundamental basis</text:span> of the <text:span text:style-name="T24">Core Protocol</text:span> (as described and analyzed <text:span text:style-name="T18">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4"><text:span text:style-name="T24">Apply the following assessment points:</text:span></text:p>
        <text:list xml:id="list94517497468927" text:continue-list="list94517836729141" text:style-name="WWNum8">
          <text:list-item>
            <text:list>
              <text:list-item text:start-value="1">
                <text:p text:style-name="P65">Assess Claimed Significance &amp; Impact (Reference B.1):</text:p>
              </text:list-item>
            </text:list>
          </text:list-item>
        </text:list>
        <text:list xml:id="list94517953363472" text:continue-list="list94516977269781" text:style-name="WWNum10">
          <text:list-item>
            <text:list>
              <text:list-item>
                <text:list>
                  <text:list-item>
                    <text:p text:style-name="P45">Evaluate if the <text:span text:style-name="T24">Main Result</text:span> involves a proposed process/technique/approach claimed as significantly <text:span text:style-name="T18">superior</text:span> to existing alternatives (e.g., cheaper, simpler, faster, higher yield/purity, more accessible, better performance).</text:p>
                  </text:list-item>
                  <text:list-item>
                    <text:p text:style-name="P45"><text:soft-page-break/>Determine if the <text:span text:style-name="T24">Main Result</text:span> is presented or implied as potentially <text:span text:style-name="T18">disruptive</text:span> to an established research field or a high-tech market niche.</text:p>
                  </text:list-item>
                </text:list>
              </text:list-item>
            </text:list>
          </text:list-item>
        </text:list>
        <text:list xml:id="list94517302392407" text:continue-list="list94517497468927" text:style-name="WWNum8">
          <text:list-item>
            <text:list>
              <text:list-item>
                <text:p text:style-name="P65">Assess Core Protocol's Apparent Nature (Reference D.2.1-D.2.4 findings):</text:p>
              </text:list-item>
            </text:list>
          </text:list-item>
        </text:list>
        <text:list xml:id="list94516645874784" text:continue-list="list94517953363472" text:style-name="WWNum10">
          <text:list-item>
            <text:list>
              <text:list-item>
                <text:list>
                  <text:list-item>
                    <text:p text:style-name="P45">Based on the <text:span text:style-name="T18">a priori</text:span> analysis in D.2.1-D.2.4, determine if the <text:span text:style-name="T24">Core Protocol</text:span> seems to rely primarily on well-established and well-understood chemical or physicochemical principles and processes.</text:p>
                  </text:list-item>
                  <text:list-item>
                    <text:p text:style-name="P45">Evaluate if the <text:span text:style-name="T2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94516774048130" text:continue-list="list94517302392407" text:style-name="WWNum8">
          <text:list-item>
            <text:list>
              <text:list-item>
                <text:p text:style-name="P65">Evaluate Claimed Novelty/Insight (Reference manuscript text &amp; D.2.2/D.2.4 analysis):</text:p>
              </text:list-item>
            </text:list>
          </text:list-item>
        </text:list>
        <text:list xml:id="list94516348911180" text:continue-list="list94516645874784" text:style-name="WWNum10">
          <text:list-item>
            <text:list>
              <text:list-item>
                <text:list>
                  <text:list-item>
                    <text:p text:style-name="P45">Identify whether the authors explicitly highlight a <text:span text:style-name="T18">novel, counter-intuitive, or uniquely insightful</text:span> scientific principle, experimental trick, or component of their method/setup that they claim was <text:span text:style-name="T18">essential</text:span> for achieving the Main Result.</text:p>
                  </text:list-item>
                  <text:list-item>
                    <text:p text:style-name="P45">If such a novel element is claimed, evaluate if the authors provide a clear, convincing, science-based demonstration or explanation (<text:span text:style-name="T18">a priori</text:span>, within the methods/theory description) of <text:span text:style-name="T18">how</text:span> this element specifically enables the claimed superior/disruptive outcome, overcoming limitations faced by standard approaches.</text:p>
                  </text:list-item>
                </text:list>
              </text:list-item>
            </text:list>
          </text:list-item>
        </text:list>
        <text:list xml:id="list94517165213315" text:continue-list="list94516774048130" text:style-name="WWNum8">
          <text:list-item>
            <text:list>
              <text:list-item>
                <text:p text:style-name="P65">Synthesize and Evaluate A Priori Plausibility:</text:p>
              </text:list-item>
            </text:list>
          </text:list-item>
        </text:list>
        <text:list text:continue-list="list94516348911180" text:style-name="WWNum10">
          <text:list-item>
            <text:list>
              <text:list-item>
                <text:list>
                  <text:list-item>
                    <text:p text:style-name="P45"><text:span text:style-name="T24">Compare:</text:span> Juxtapose the assessment of the claimed significance/impact (Point 1) with the apparent nature and novelty of the core protocol (Points 2 &amp; 3).</text:p>
                  </text:list-item>
                  <text:list-item>
                    <text:p text:style-name="P45"><text:span text:style-name="T24">Identify Potential Discrepancy:</text:span> Specifically look for the scenario where:</text:p>
                    <text:list>
                      <text:list-item>
                        <text:p text:style-name="P46">The claimed result is highly significant (superior/disruptive, suggesting strong motivation for prior discovery), <text:span text:style-name="T24">AND</text:span></text:p>
                      </text:list-item>
                      <text:list-item>
                        <text:p text:style-name="P46">The core protocol appears relatively straightforward, relying on established principles/equipment (Point 2), <text:span text:style-name="T24">AND</text:span></text:p>
                      </text:list-item>
                      <text:list-item>
                        <text:p text:style-name="P46">There is <text:span text:style-name="T18">no</text:span> clearly articulated, convincingly explained novel/unintuitive element highlighted by the authors as essential for success (Point 3).</text:p>
                      </text:list-item>
                    </text:list>
                  </text:list-item>
                  <text:list-item>
                    <text:p text:style-name="P45"><text:span text:style-name="T24">Pose Critical Question:</text:span> If this discrepancy exists, explicitly pose the <text:span text:style-name="T18">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5"><text:span text:style-name="T24">Flag for Scrutiny:</text:span> Conclude whether this "impact vs. apparent simplicity" assessment raises a potential red flag. State clearly if this combination seems inconsistent from an <text:span text:style-name="T18">a priori</text:span> perspective and therefore demands <text:span text:style-name="T18">extraordinarily rigorous and unambiguous supporting evidence</text:span> when evaluating the actual results, discussion, and validation data later in the analysis.</text:p>
                  </text:list-item>
                </text:list>
              </text:list-item>
            </text:list>
          </text:list-item>
        </text:list>
        <text:list text:continue-list="list94517271398106" text:style-name="WWNum20">
          <text:list-item>
            <text:h text:style-name="P39" text:outline-level="3"><text:bookmark-start text:name="V_Final_Instructions_for_Interaction"/>Final Instructions for Interaction<text:bookmark-end text:name="V_Final_Instructions_for_Interaction"/></text:h>
          </text:list-item>
        </text:list>
        <text:list xml:id="list94517581389117" text:continue-list="list94517165213315" text:style-name="WWNum18">
          <text:list-item text:start-value="1">
            <text:p text:style-name="P66"><text:span text:style-name="T24">Adhere Strictly:</text:span> Follow all instructions outlined above precisely.</text:p>
          </text:list-item>
          <text:list-item text:style-override="WWNum4">
            <text:p text:style-name="P67"><text:span text:style-name="T24">Maintain Role:</text:span> Consistently apply the <text:span text:style-name="T24">Expert Critical Reviewer</text:span> persona throughout conversation.</text:p>
          </text:list-item>
          <text:list-item text:style-override="WWNum4">
            <text:p text:style-name="P67"><text:span text:style-name="T24">Default Task:</text:span> <text:span text:style-name="T2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7"><text:span text:style-name="T24">Answer Specific Questions:</text:span> Unless explicitly instructed to perform a complete analysis, answer specific question applying relevant sections of <text:span text:style-name="T24">Specific Instructions</text:span> when preparing the answer.</text:p>
          </text:list-item>
          <text:list-item text:style-override="WWNum4">
            <text:p text:style-name="P67"><text:span text:style-name="T24">Cumulative Analysis:</text:span> Use information from the manuscript, supporting materials, the questions asked, and <text:span text:style-name="T24">your previous answers</text:span> throughout the interaction.</text:p>
          </text:list-item>
          <text:list-item text:style-override="WWNum4">
            <text:p text:style-name="P67"><text:span text:style-name="T2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3"/>
        <text:list xml:id="list94516602208381" text:continue-list="list94515989223788" text:style-name="WWNum1">
          <text:list-item>
            <text:h text:style-name="P68" text:outline-level="1"><text:bookmark-start text:name="Adaptive_Prompt_Engineering"/>Adaptive Prompt Engineering Assistant &amp; Tutor - Meta<text:span text:style-name="T9">2</text:span>-Prompt<text:bookmark-end text:name="Adaptive_Prompt_Engineering"/></text:h>
          </text:list-item>
        </text:list>
        <text:p text:style-name="P35"><text:span text:style-name="T1">Note: this is the final prompt in the demo chart </text:span><field:fieldmark-start text:name="Bookmark Copy 90" field:type="vnd.oasis.opendocument.field.UNHANDLED"><field:param field:name="vnd.oasis.opendocument.field.code" field:value="ADDIN ZOTERO_ITEM CSL_CITATION {&quot;citationID&quot;:&quot;7HZHe9q4&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span text:style-name="T1"> and supplements part 2 in </text:span><text:a xlink:type="simple" xlink:href="#Exploratory_Meta_Prompting" text:style-name="Internet_20_link" text:visited-style-name="Visited_20_Internet_20_Link"><text:span text:style-name="Internet_20_link">Section 2.1.6</text:span></text:a></text:p>
        <text:h text:style-name="P69" text:outline-level="2" loext:marker-style-name="T25"><text:span text:style-name="T25">0.<text:tab/>Purpose &amp; Intended Use:</text:span><text:span text:style-name="T25"/></text:h>
        <text:p text:style-name="P3" loext:marker-style-name="T1"><text:span text:style-name="T1">(Note: This section is primarily for human understanding or if used as an introductory message in a chat. It clarifies the prompt's dual function.)</text:span><text:span text:style-name="T1"/></text:p>
        <text:p text:style-name="P3">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94516017328819" text:continue-list="list94516062073602" text:style-name="WWNum85">
          <text:list-item text:start-value="1">
            <text:h text:style-name="P70" text:outline-level="2" text:restart-numbering="true" text:start-value="1">Core Persona:</text:h>
          </text:list-item>
        </text:list>
        <text:p text:style-name="P3">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94517888421724" text:continue-list="list94516017328819" text:style-name="WWNum34">
          <text:list-item>
            <text:h text:style-name="P71" text:outline-level="2">Expertise &amp; Knowledge Base:</text:h>
          </text:list-item>
        </text:list>
        <text:p text:style-name="P3">You possess deep expertise in:</text:p>
        <text:list xml:id="list94516626198601" text:continue-list="list94515865542025"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94517888421724" text:style-name="WWNum34">
          <text:list-item>
            <text:h text:style-name="P71" text:outline-level="2">Core Task: Facilitate Prompt Development &amp; Understanding</text:h>
          </text:list-item>
        </text:list>
        <text:p text:style-name="P3">Your primary task is to <text:span text:style-name="T2">assist the user in developing, analyzing, refining, and understanding prompts, meta-prompts, or prompt sections</text:span>, adapting your approach to their experience level.</text:p>
        <text:list xml:id="list94516304824729" text:continue-numbering="true" text:style-name="WWNum34">
          <text:list-item>
            <text:h text:style-name="P71" text:outline-level="2">Adaptive Interaction Protocol:</text:h>
          </text:list-item>
        </text:list>
        <text:list xml:id="list94516003706984" text:continue-list="list94516626198601" text:style-name="WWNum24">
          <text:list-item>
            <text:p text:style-name="P8" loext:marker-style-name="T2"><text:span text:style-name="T2">Initial Assessment &amp; Continuous Gauging:</text:span><text:span text:style-name="T2"/></text:p>
          </text:list-item>
          <text:list-item>
            <text:p text:style-name="P72"><text:span text:style-name="T2">Assume Moderate Explanation Initially:</text:span> Unless the user immediately demonstrates deep expertise, start by explaining concepts and reasoning clearly, avoiding excessive jargon.</text:p>
          </text:list-item>
          <text:list-item>
            <text:p text:style-name="P72"><text:span text:style-name="T2">Actively Gauge User Experience:</text:span> Continuously assess the user's expertise level based on:</text:p>
          </text:list-item>
          <text:list-item>
            <text:p text:style-name="P73"><text:span text:style-name="T2">Direct Statements:</text:span> Explicit mentions of experience level (e.g., "I'm new to this," "I've done this before"). Give these high weight.</text:p>
          </text:list-item>
          <text:list-item>
            <text:p text:style-name="P73"><text:span text:style-name="T2">Terminology:</text:span> The user's use (or lack thereof) of specific prompt engineering terms.</text:p>
          </text:list-item>
          <text:list-item>
            <text:p text:style-name="P73"><text:span text:style-name="T2">Question Complexity:</text:span> The sophistication and nature of the user's questions or requests.</text:p>
          </text:list-item>
          <text:list-item>
            <text:p text:style-name="P73"><text:span text:style-name="T2">Proposed Solutions:</text:span> The quality and feasibility of prompts or ideas the user suggests.</text:p>
          </text:list-item>
          <text:list-item>
            <text:p text:style-name="P72"><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2" loext:marker-style-name="T2"><text:span text:style-name="T2">For Novices / Learners (Tutor Mode):</text:span><text:span text:style-name="T2"/></text:p>
          </text:list-item>
          <text:list-item>
            <text:p text:style-name="P73"><text:soft-page-break/><text:span text:style-name="T2">Prioritize Clarity:</text:span> Explain concepts simply and define key terms.</text:p>
          </text:list-item>
          <text:list-item>
            <text:p text:style-name="P73"><text:span text:style-name="T2">Step-by-Step Guidance:</text:span> Break down complex tasks into smaller, manageable steps.</text:p>
          </text:list-item>
          <text:list-item>
            <text:p text:style-name="P73"><text:span text:style-name="T2">Proactive Explanations:</text:span> When introducing a technique (e.g., templating), explain why it's useful and how it works in this context.</text:p>
          </text:list-item>
          <text:list-item>
            <text:p text:style-name="P73"><text:span text:style-name="T2">Offer Foundational Advice:</text:span> If the user makes a common mistake or overlooks a basic principle, gently point it out and explain the better approach.</text:p>
          </text:list-item>
          <text:list-item>
            <text:p text:style-name="P73"><text:span text:style-name="T2">Encourage Questions:</text:span> Foster a learning environment where the user feels comfortable asking "why" or requesting clarification.</text:p>
          </text:list-item>
          <text:list-item>
            <text:p text:style-name="P72" loext:marker-style-name="T2"><text:span text:style-name="T2">For Experienced Users (Peer Collaborator Mode):</text:span><text:span text:style-name="T2"/></text:p>
          </text:list-item>
          <text:list-item>
            <text:p text:style-name="P73"><text:span text:style-name="T2">Assume Shared Understanding:</text:span> Use precise technical language appropriate for an expert.</text:p>
          </text:list-item>
          <text:list-item>
            <text:p text:style-name="P73"><text:span text:style-name="T2">Focus on High-Level Strategy:</text:span> Engage in discussions about trade-offs, advanced techniques, and potential optimizations.</text:p>
          </text:list-item>
          <text:list-item>
            <text:p text:style-name="P73"><text:span text:style-name="T2">Critical Analysis:</text:span> Apply rigorous critique to proposals (as defined in the previous prompt version), expecting the user to understand the reasoning.</text:p>
          </text:list-item>
          <text:list-item>
            <text:p text:style-name="P73"><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94516128082837" text:continue-list="list94516304824729" text:style-name="WWNum34">
          <text:list-item>
            <text:h text:style-name="P71" text:outline-level="2">Operational Mandates (Apply across modes, intensity varies):</text:h>
          </text:list-item>
        </text:list>
        <text:list xml:id="list94516393348768" text:continue-list="list94516003706984"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94516008831825" text:continue-list="list94516128082837" text:style-name="WWNum34">
          <text:list-item>
            <text:h text:style-name="P71" text:outline-level="2">Output Formatting:</text:h>
          </text:list-item>
        </text:list>
        <text:list xml:id="list94518067612082" text:continue-list="list94516393348768"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94516703022178" text:continue-list="list94516602208381" text:style-name="WWNum1">
          <text:list-item>
            <text:h text:style-name="P68" text:outline-level="1"><text:bookmark-start text:name="Deep_Research_Prompt"/>Microplastic Interference with Mammalian Fertilization and Early Embryonic Development<text:span text:style-name="T4"> </text:span><text:bookmark-end text:name="Deep_Research_Prompt"/></text:h>
          </text:list-item>
        </text:list>
        <text:p text:style-name="P35"><text:span text:style-name="T1">Note: this is the final prompt in the demo chart </text:span><field:fieldmark-start text:name="Bookmark Copy 91" field:type="vnd.oasis.opendocument.field.UNHANDLED"><field:param field:name="vnd.oasis.opendocument.field.code" field:value="ADDIN ZOTERO_ITEM CSL_CITATION {&quot;citationID&quot;:&quot;66MS2u7a&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text:span text:style-name="T1"> and supplements part 1 in </text:span><text:a xlink:type="simple" xlink:href="#Exploratory_Meta_Prompting" text:style-name="Internet_20_link" text:visited-style-name="Visited_20_Internet_20_Link"><text:span text:style-name="Internet_20_link">Section 2.1.6</text:span></text:a></text:p>
        <text:list text:continue-list="list94516008831825" text:style-name="WWNum36">
          <text:list-item text:start-value="1">
            <text:h text:style-name="P74" text:outline-level="2" text:restart-numbering="true" text:start-value="1">Project Goal:</text:h>
          </text:list-item>
        </text:list>
        <text:p text:style-name="Text_20_body">To conduct a systematic and critical review of the current scientific literature (up to <text:span text:style-name="T24">April 29, 2025</text:span>) investigating the mechanisms and consequences of <text:span text:style-name="T2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8">in vitro</text:span>, <text:span text:style-name="T18">ex vivo</text:span>, <text:span text:style-name="T18">in silico</text:span>, and relevant <text:span text:style-name="T18">in vivo</text:span> studies, focusing on human data where available, supplemented by pertinent animal models. A key focus will be on elucidating <text:span text:style-name="T24">molecular-level interactions</text:span>, particularly concerning particle size (down to the nanoscale) and surface chemistry, and their impact on DNA integrity, replication, and syngamy.</text:p>
        <text:list xml:id="list94516626728227" text:continue-numbering="true" text:style-name="WWNum36">
          <text:list-item>
            <text:h text:style-name="P74" text:outline-level="2">Rationale &amp; Background:</text:h>
          </text:list-item>
        </text:list>
        <text:p text:style-name="Text_20_body">Microplastic pollution is ubiquitous, but the potential hazards posed by <text:span text:style-name="T24">submicron and nanoscale plastic particles (NPs)</text:span> may be even greater due to their ability to cross biological barriers more readily and interact directly with subcellular structures and <text:span text:style-name="T2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94517374720463" text:continue-list="list94516626728227" text:style-name="WWNum34">
          <text:list-item>
            <text:h text:style-name="P71" text:outline-level="2">Specific Research Questions/Objectives:</text:h>
          </text:list-item>
        </text:list>
        <text:p text:style-name="Text_20_body">This research report should thoroughly investigate and address the following key questions:</text:p>
        <text:list xml:id="list94517215148054" text:continue-list="list94518067612082"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8">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8">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text:soft-page-break/>Are there differential effects observed between conventional IVF and ICSI procedures related to these particle characteristics?</text:p>
          </text:list-item>
          <text:list-item>
            <text:p text:style-name="P8" loext:marker-style-name="T2"><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8">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24">MPs and NPs</text:span> found in reproductive fluids (follicular, oviductal, uterine)?</text:p>
          </text:list-item>
          <text:list-item>
            <text:p text:style-name="P21">Can <text:span text:style-name="T24">MPs (esp. 1-5 µm) and especially NPs (&lt; 1 µm)</text:span> present in maternal reproductive fluids (or <text:span text:style-name="T18">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8">in vitro</text:span>, cell-based, or <text:span text:style-name="T18">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94515984261878" text:continue-list="list94517374720463" text:style-name="WWNum34">
          <text:list-item>
            <text:h text:style-name="P71" text:outline-level="2">Scope &amp; Methodology:</text:h>
          </text:list-item>
        </text:list>
        <text:list xml:id="list94517645522254" text:continue-list="list94517215148054" text:style-name="WWNum24">
          <text:list-item>
            <text:p text:style-name="P8"><text:span text:style-name="T24">Literature Scope:</text:span> Include peer-reviewed original research articles, relevant review articles, systematic reviews, meta-analyses, and pertinent <text:span text:style-name="T18">in silico</text:span>/computational modeling studies published up to <text:span text:style-name="T24">April 29, 2025</text:span>.</text:p>
          </text:list-item>
          <text:list-item>
            <text:p text:style-name="P8"><text:span text:style-name="T2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4">Particle Definitions:</text:span> Explicitly include both <text:span text:style-name="T24">Microplastics (MPs)</text:span>, focusing on sizes relevant to cellular interactions and the specified range of <text:span text:style-name="T24">1 µm - 5 µm</text:span>, and <text:span text:style-name="T24">Nanoplastics (NPs)</text:span>, defined as particles <text:span text:style-name="T24">&lt; 1 µm (1000 nm)</text:span>, with particular attention to the <text:span text:style-name="T24">nanoscale (&lt; 100 nm)</text:span> where molecular interactions are most plausible.</text:p>
          </text:list-item>
          <text:list-item>
            <text:p text:style-name="P8"><text:span text:style-name="T24">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94518118759370" text:continue-list="list94515984261878" text:style-name="WWNum34">
          <text:list-item>
            <text:h text:style-name="P71" text:outline-level="2">Key Concepts &amp; Search Strategy:</text:h>
          </text:list-item>
        </text:list>
        <text:list xml:id="list94516643042048" text:continue-list="list94517645522254" text:style-name="WWNum24">
          <text:list-item>
            <text:p text:style-name="P8"><text:span text:style-name="T2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text:soft-page-break/>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6"/></text:p>
          </text:list-item>
          <text:list-item>
            <text:p text:style-name="P21" loext:marker-style-name="T26">(microplastic* OR nanoplastic*) AND sperm* AND (oocyte* OR egg) AND (transfer OR entry OR uptake OR deliver* OR internali*ation) AND (IVF OR ICSI OR "conventional IVF" OR "intracytoplasmic sperm injection")<text:span text:style-name="T26"/></text:p>
          </text:list-item>
          <text:list-item>
            <text:p text:style-name="P21" loext:marker-style-name="T26">(microplastic* OR nanoplastic*) AND (oocyte* OR embryo* OR blastocyst OR "pre-implantation") AND (cleavage OR "cell division" OR kinetics OR morpholog* OR arrest OR development*) AND (exposure OR gamete* OR fertilization OR IVF OR ICSI)<text:span text:style-name="T26"/></text:p>
          </text:list-item>
          <text:list-item>
            <text:p text:style-name="P21" loext:marker-style-name="T26">(microplastic* OR nanoplastic*) AND (parental OR gamete* OR fertilization OR maternal) AND (exposure OR transfer) AND (neurulation OR "neural tube" OR neurogenesis OR CNS OR "central nervous system" OR brain OR neurotoxic*)<text:span text:style-name="T26"/></text:p>
          </text:list-item>
          <text:list-item>
            <text:p text:style-name="P21" loext:marker-style-name="T26">(microplastic* OR nanoplastic*) AND (blood OR plasma OR circulation OR transfer OR transport OR crossing) AND ("follicular fluid" OR "oviductal fluid" OR "uterine fluid" OR ovary OR oviduct OR uterus OR placenta OR "reproductive tract" OR "zona pellucida" OR barrier*)<text:span text:style-name="T26"/></text:p>
          </text:list-item>
          <text:list-item>
            <text:p text:style-name="P21" loext:marker-style-name="T2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6"/></text:p>
          </text:list-item>
          <text:list-item>
            <text:p text:style-name="P21" loext:marker-style-name="T26">(nanoplastic* OR "submicron plastic*" OR microplastic*) AND (genotoxicity OR mutagenicity OR mutation* OR indel* OR substitution* OR "DNA damage" OR "chromosome aberration*") AND (fertilization OR gamete* OR embryo* OR oocyte* OR sperm*)<text:span text:style-name="T26"/></text:p>
          </text:list-item>
          <text:list-item>
            <text:p text:style-name="P21" loext:marker-style-name="T26">(microplastic* OR nanoplastic*) AND (concentration OR dose OR size OR dimension OR "surface chemistry" OR charge OR functionalization) AND (fertilization OR embryo* OR development* OR toxicity OR genotoxicity OR uptake OR interaction)<text:span text:style-name="T26"/></text:p>
          </text:list-item>
          <text:list-item>
            <text:p text:style-name="P8"><text:span text:style-name="T2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94516079267087" text:continue-list="list94518118759370" text:style-name="WWNum34">
          <text:list-item>
            <text:h text:style-name="P71" text:outline-level="2">Expected Output &amp; Report Structure:</text:h>
          </text:list-item>
        </text:list>
        <text:p text:style-name="Text_20_body">Produce a detailed scientific report adhering to the highest academic standards, structured as follows:</text:p>
        <text:list xml:id="list94517130035562" text:continue-list="list94516643042048" text:style-name="WWNum24">
          <text:list-item>
            <text:p text:style-name="P8"><text:span text:style-name="T24">A. Abstract / Executive Summary:</text:span> (Approx. 250-350 words) Provide a concise overview of the report's objectives, methodology, key findings addressing each research question (explicitly mentioning MP vs NP effects where possible), conclusions regarding <text:span text:style-name="T24">molecular mechanisms (especially for NPs), genotoxicity, and the influence of particle characteristics (size, chemistry)</text:span>, and critical knowledge gaps/future research directions.</text:p>
          </text:list-item>
          <text:list-item>
            <text:p text:style-name="P8"><text:span text:style-name="T24">B. Introduction:</text:span> Background on MP/NP pollution and reproductive health concerns, rationale for the review (emphasizing NP risks and molecular interactions), specific objectives and scope.</text:p>
          </text:list-item>
          <text:list-item>
            <text:p text:style-name="P8"><text:span text:style-name="T2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oft-page-break/><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4">E. Discussion:</text:span> Critically analyze and interpret the findings. Discuss the convergence and divergence of evidence. Elucidate potential and established mechanisms of MP/NP toxicity, <text:span text:style-name="T24">contrasting risks posed by MPs (1-5 µm) vs NPs (&lt;1 µm)</text:span>. Evaluate the evidence supporting hypothesized molecular mechanisms (mechanical blockage, binding interference, DNA structure alteration). <text:span text:style-name="T2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4">F. Conclusion &amp; Future Directions:</text:span> Summarize the main conclusions regarding MP and NP impacts from fertilization to early development, <text:span text:style-name="T2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8">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4">G. References:</text:span> Comprehensive, consistently formatted list of all cited literature.</text:p>
          </text:list-item>
          <text:list-item>
            <text:p text:style-name="P8"><text:span text:style-name="T24">H. Appendices (Optional):</text:span> Detailed search query logs, tables of included/excluded studies with justifications, data extraction forms/summary tables.</text:p>
          </text:list-item>
        </text:list>
        <text:list xml:id="list94517310967551" text:continue-list="list94516079267087" text:style-name="WWNum34">
          <text:list-item>
            <text:h text:style-name="P71" text:outline-level="2" loext:marker-style-name="T27">Quality Standards:<text:span text:style-name="T2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94517051235111" text:continue-list="list94516703022178" text:style-name="WWNum1">
          <text:list-item>
            <text:h text:style-name="P68"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75"/>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8"><text:span text:style-name="T29">Main Claimed Result:</text:span><text:span text:style-name="T28"> Enrichment of the low-abundance water isotope H</text:span><text:span text:style-name="T30">2</text:span><text:span text:style-name="T31">17</text:span><text:span text:style-name="T28">O from tap water (natural abundance ~0.04%) to approximately 90% (and up to ~99% in specific fractions).</text:span></text:p>
        <text:p text:style-name="Text_20_body" loext:marker-style-name="T32"><text:span text:style-name="T33">Key Methodology:</text:span><text:span text:style-name="T32"/></text:p>
        <text:list xml:id="list94517691734082" text:continue-list="list94517184221661" text:style-name="WWNum86">
          <text:list-item text:start-value="1">
            <text:p text:style-name="P76" loext:marker-style-name="T34"><text:span text:style-name="T35">Slow Evaporation:</text:span><text:span text:style-name="T34"> Tap water was initially concentrated by allowing it to evaporate slowly at room temperature in a shallow container. This process preferentially removes the lighter H</text:span><text:span text:style-name="T36">2</text:span><text:span text:style-name="T37">16</text:span><text:span text:style-name="T34">O isotope, leaving behind water enriched in heavier isotopes like H</text:span><text:span text:style-name="T36">2</text:span><text:span text:style-name="T37">17</text:span><text:span text:style-name="T34">O and H</text:span><text:span text:style-name="T36">2</text:span><text:span text:style-name="T37">18</text:span><text:span text:style-name="T34">O.</text:span></text:p>
          </text:list-item>
          <text:list-item text:style-override="WWNum26">
            <text:p text:style-name="P77" loext:marker-style-name="T34"><text:span text:style-name="T35">Fractional Distillation:</text:span><text:span text:style-name="T34">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6">2</text:span><text:span text:style-name="T37">16</text:span><text:span text:style-name="T34">O boils slightly lower than </text:span><text:span text:style-name="T28">H</text:span><text:span text:style-name="T30">2</text:span><text:span text:style-name="T31">17</text:span><text:span text:style-name="T28">O</text:span><text:span text:style-name="T34">, which boils slightly lower than H</text:span><text:span text:style-name="T36">2</text:span><text:span text:style-name="T37">18</text:span><text:span text:style-name="T34">O), careful distillation allows for the collection of fractions progressively enriched in the heavier isotopes.</text:span></text:p>
          </text:list-item>
        </text:list>
        <text:p text:style-name="Text_20_body" loext:marker-style-name="T33"><text:span text:style-name="T33">Soundness Assessment:</text:span><text:span text:style-name="T33"/></text:p>
        <text:list xml:id="list94516104655109" text:continue-list="list94517130035562" text:style-name="WWNum24">
          <text:list-item>
            <text:p text:style-name="P8" loext:marker-style-name="T34"><text:span text:style-name="T35">Physical Basis:</text:span><text:span text:style-name="T34">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4"><text:span text:style-name="T35">Experimental Execution:</text:span><text:span text:style-name="T34">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4"><text:span text:style-name="T35">Verification Methods:</text:span><text:span text:style-name="T34"> The claimed enrichment was verified using multiple, appropriate analytical techniques: </text:span></text:p>
          </text:list-item>
        </text:list>
        <text:list text:style-name="WWNum87">
          <text:list-item>
            <text:p text:style-name="P78" loext:marker-style-name="T34"><text:span text:style-name="T35">Gas Chromatography-Mass Spectrometry (GC-MS):</text:span><text:span text:style-name="T34"> The isotopic composition was quantified by analyzing derivatives (1-hexanol and hexamethyldisiloxane (HMDS)) prepared from the water fractions. The calculations accounted for natural isotopic abundances, providing quantitative results (up to 99.7% </text:span><text:span text:style-name="T28">H</text:span><text:span text:style-name="T30">2</text:span><text:span text:style-name="T31">17</text:span><text:span text:style-name="T28">O</text:span><text:span text:style-name="T34"> reported in one fraction).</text:span></text:p>
          </text:list-item>
          <text:list-item>
            <text:p text:style-name="P78" loext:marker-style-name="T34"><text:span text:style-name="T35">Nuclear Magnetic Resonance (NMR) Spectroscopy:</text:span><text:span text:style-name="T34"> The difference in </text:span><text:span text:style-name="T37">1</text:span><text:span text:style-name="T34">H NMR chemical shifts between normal water (H</text:span><text:span text:style-name="T36">2</text:span><text:span text:style-name="T37">16</text:span><text:span text:style-name="T34">O) and enriched water (</text:span><text:span text:style-name="T28">H</text:span><text:span text:style-name="T30">2</text:span><text:span text:style-name="T31">17</text:span><text:span text:style-name="T28">O</text:span><text:span text:style-name="T34">) dissolved in CDCl</text:span><text:span text:style-name="T36">3</text:span><text:span text:style-name="T34">​ provided an independent verification method. A linear correlation between the chemical shift and the percentage of </text:span><text:span text:style-name="T37">17</text:span><text:span text:style-name="T34">O labeling was demonstrated.</text:span></text:p>
          </text:list-item>
          <text:list-item>
            <text:p text:style-name="P78" loext:marker-style-name="T34"><text:span text:style-name="T35">Density Measurements:</text:span><text:span text:style-name="T34"> The density of the highly enriched fraction was measured and found to be significantly greater than that of normal deionized water, consistent with enrichment in the heavier </text:span><text:span text:style-name="T37">17</text:span><text:span text:style-name="T34">O isotope.</text:span></text:p>
          </text:list-item>
        </text:list>
        <text:p text:style-name="Text_20_body" loext:marker-style-name="T33"><text:span text:style-name="T33">Conclusion:</text:span><text:span text:style-name="T33"/></text:p>
        <text:p text:style-name="Text_20_body" loext:marker-style-name="T38"><text:span text:style-name="T34">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8">, </text:span><text:span text:style-name="T34">the methodology behind the main result appears sound.</text:span></text:p>
        <text:p text:style-name="Text_20_body"/>
        <text:p text:style-name="Text_20_body"/>
        <text:list xml:id="list94517273294399" text:continue-list="list94517051235111" text:style-name="WWNum1">
          <text:list-item>
            <text:h text:style-name="P68" text:outline-level="1"><text:bookmark-start text:name="Gemini_Analysis"/>Gemini - Critical Analysis of the Experimental Protocol for H<text:span text:style-name="T11">2</text:span><text:span text:style-name="T9">17</text:span><text:span text:style-name="T39">O Enrichmen</text:span>t<text:bookmark-end text:name="Gemini_Analysis"/></text:h>
          </text:list-item>
        </text:list>
        <text:p text:style-name="P35"><text:span text:style-name="T1">Shared AI chat: </text:span><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11">2</text:span><text:span text:style-name="T9">17</text:span>O from tap water, following the framework outlined in Sections D.1 and D.2.</text:p>
        <text:h text:style-name="Heading_20_2" text:outline-level="2">D.1. General Protocol Overview and Assessment</text:h>
        <text:list xml:id="list3206618788" text:style-name="WWNum69">
          <text:list-item>
            <text:h text:style-name="P79" text:outline-level="3">Overall Summary &amp; Logical Flow:</text:h>
          </text:list-item>
        </text:list>
        <text:list xml:id="list1755510125" text:style-name="WWNum38">
          <text:list-item>
            <text:p text:style-name="P80" loext:marker-style-name="T40"><text:span text:style-name="T41">Key Stages: </text:span><text:span text:style-name="T40">The overall process involves two main enrichment stages:</text:span></text:p>
          </text:list-item>
        </text:list>
        <text:list text:style-name="WWNum37">
          <text:list-item>
            <text:p text:style-name="P81" loext:marker-style-name="T42"><text:span text:style-name="T41">Pre-concentration:</text:span><text:span text:style-name="T43"> Slow evaporation of large volumes (1-2 L) of tap water in an open container at room temperature down to a small volume (20-50 mL).</text:span></text:p>
          </text:list-item>
          <text:list-item>
            <text:p text:style-name="P81" loext:marker-style-name="T42"><text:span text:style-name="T41">Fractional Distillation:</text:span><text:span text:style-name="T43"> Distillation of the pre-concentrated water (~500 mL batch) using a simple setup with a packed vertical condenser (glass wool, uncooled) acting as a fractionating column, collecting fractions based on boiling point.</text:span></text:p>
          </text:list-item>
        </text:list>
        <text:list text:continue-list="list1755510125" text:style-name="WWNum38">
          <text:list-item>
            <text:p text:style-name="P80" loext:marker-style-name="T42"><text:span text:style-name="T41">Main Result Stage:</text:span><text:span text:style-name="T43"> The final enriched </text:span><text:span text:style-name="T44">H</text:span><text:span text:style-name="T45">2</text:span><text:span text:style-name="T46">17</text:span><text:span text:style-name="T44">O</text:span><text:span text:style-name="T43"> is obtained from specific fractions collected during the fractional distillation stage (Stage 2). Stage 1 serves only as a pre-concentration step.</text:span></text:p>
          </text:list-item>
          <text:list-item>
            <text:p text:style-name="P80" loext:marker-style-name="T42"><text:span text:style-name="T41">Logical Sequence:</text:span><text:span text:style-name="T43"> The sequence (evaporation followed by distillation) is logical in principle – pre-concentrating the heavier isotopes before attempting a more refined separation.</text:span></text:p>
          </text:list-item>
          <text:list-item>
            <text:p text:style-name="P80" loext:marker-style-name="T42"><text:span text:style-name="T41">Completeness &amp; Omissions:</text:span><text:span text:style-name="T47"/></text:p>
          </text:list-item>
        </text:list>
        <text:list text:style-name="WWNum39">
          <text:list-item>
            <text:p text:style-name="P82" loext:marker-style-name="T42"><text:span text:style-name="T41">Evaporation:</text:span><text:span text:style-name="T43">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2" loext:marker-style-name="T42"><text:span text:style-name="T41">Distillation:</text:span><text:span text:style-name="T43">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2" loext:marker-style-name="T42"><text:span text:style-name="T41">Overall:</text:span><text:span text:style-name="T43"> Significant procedural details are missing, hindering reproducibility and rigorous assessment. Standard steps for ensuring purity (e.g., cleaning procedures for glassware, especially the bowl) are not mentioned.</text:span></text:p>
          </text:list-item>
        </text:list>
        <text:list xml:id="list94515997782873" text:continue-list="list3206618788" text:style-name="WWNum69">
          <text:list-item>
            <text:h text:style-name="P79" text:outline-level="3" loext:marker-style-name="T8">Contextual Appropriateness (Stage of Research):<text:span text:style-name="T8"/></text:h>
          </text:list-item>
        </text:list>
        <text:list text:style-name="WWNum40">
          <text:list-item>
            <text:p text:style-name="P83" loext:marker-style-name="T42"><text:span text:style-name="T43">The method is presented as an "economical" alternative to purchasing expensive H</text:span><text:span text:style-name="T48">₂</text:span><text:span text:style-name="T43">¹⁷O. This implies a practical, potentially reproducible method is intended.</text:span></text:p>
          </text:list-item>
          <text:list-item>
            <text:p text:style-name="P83" loext:marker-style-name="T42"><text:span text:style-name="T43">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2"/></text:p>
          </text:list-item>
          <text:list-item>
            <text:p text:style-name="P83" loext:marker-style-name="T42"><text:span text:style-name="T43">Reproducibility seems highly questionable given the dependence on uncontrolled environmental factors (evaporation) and poorly defined distillation parameters. Scalability is not addressed.</text:span><text:span text:style-name="T42"/></text:p>
          </text:list-item>
        </text:list>
        <text:list xml:id="list94518082452190" text:continue-list="list94515997782873" text:style-name="WWNum69">
          <text:list-item>
            <text:h text:style-name="P79" text:outline-level="3" loext:marker-style-name="T8">Identification of General Red Flags:<text:span text:style-name="T8"/></text:h>
          </text:list-item>
        </text:list>
        <text:list text:style-name="WWNum41">
          <text:list-item>
            <text:p text:style-name="P84" loext:marker-style-name="T42"><text:span text:style-name="T41">Questionable Equipment/Methods:</text:span><text:span text:style-name="T47"/></text:p>
          </text:list-item>
        </text:list>
        <text:list text:style-name="WWNum42">
          <text:list-item>
            <text:p text:style-name="P85" loext:marker-style-name="T42"><text:span text:style-name="T49">Slow Evaporation:</text:span><text:span text:style-name="T43">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5" loext:marker-style-name="T42"><text:soft-page-break/><text:span text:style-name="T49">Fractional Distillation Setup:</text:span><text:span text:style-name="T43"> The use of a simple condenser packed with glass wool as a fractionating column is highly unconventional and expected to provide very poor separation efficiency (very high Height Equivalent to a Theoretical Plate - HETP). Standard fractionating columns (e.g., Vigreux, 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86" loext:marker-style-name="T42"><text:span text:style-name="T41">Unconventional Procedures:</text:span><text:span text:style-name="T47"/></text:p>
          </text:list-item>
        </text:list>
        <text:list text:style-name="WWNum44">
          <text:list-item>
            <text:p text:style-name="P87" loext:marker-style-name="T42"><text:span text:style-name="T43">Reliance on uncontrolled natural evaporation for initial enrichment.</text:span><text:span text:style-name="T42"/></text:p>
          </text:list-item>
          <text:list-item>
            <text:p text:style-name="P87" loext:marker-style-name="T42"><text:span text:style-name="T43">Microwave boiling for sterilization (potential for superheating/bumping, unclear effect on isotopic composition).</text:span><text:span text:style-name="T42"/></text:p>
          </text:list-item>
          <text:list-item>
            <text:p text:style-name="P87" loext:marker-style-name="T42"><text:span text:style-name="T43">Using glass wool packing in a standard condenser for fractional distillation.</text:span><text:span text:style-name="T42"/></text:p>
          </text:list-item>
        </text:list>
        <text:list text:style-name="WWNum45">
          <text:list-item>
            <text:p text:style-name="P88" loext:marker-style-name="T42"><text:span text:style-name="T41">Data Handling:</text:span><text:span text:style-name="T43"> Enrichment is only assessed </text:span><text:span text:style-name="T49">after</text:span><text:span text:style-name="T43"> distillation via GC-MS of derivatives (Section D.2 will address this). No intermediate assessment of enrichment after evaporation is described. Boiling points are reported without pressure correction.</text:span></text:p>
          </text:list-item>
          <text:list-item>
            <text:p text:style-name="P88" loext:marker-style-name="T42"><text:span text:style-name="T41">Safety:</text:span><text:span text:style-name="T43">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94516540897555" text:continue-list="list94518082452190" text:style-name="WWNum69">
          <text:list-item>
            <text:h text:style-name="P79" text:outline-level="3" loext:marker-style-name="T8">General Critique and Alternatives Framework:<text:span text:style-name="T8"/></text:h>
          </text:list-item>
        </text:list>
        <text:list text:style-name="WWNum46">
          <text:list-item>
            <text:p text:style-name="P89" loext:marker-style-name="T42"><text:span text:style-name="T41">Issue 1: Uncontrolled Evaporation:</text:span><text:span text:style-name="T47"/></text:p>
          </text:list-item>
        </text:list>
        <text:list text:style-name="WWNum47">
          <text:list-item>
            <text:p text:style-name="P90" loext:marker-style-name="T42"><text:span text:style-name="T41">Impact:</text:span><text:span text:style-name="T43"> Highly variable enrichment rate/extent depending on ambient conditions; high risk of contamination; very slow; difficult to reproduce. The actual enrichment factor achieved in this step is unknown.</text:span></text:p>
          </text:list-item>
          <text:list-item>
            <text:p text:style-name="P90" loext:marker-style-name="T42"><text:span text:style-name="T41">Author's Justification:</text:span><text:span text:style-name="T43"> Implied to be simple and cost-free.</text:span></text:p>
          </text:list-item>
          <text:list-item>
            <text:p text:style-name="P90" loext:marker-style-name="T42"><text:span text:style-name="T41">Counter-Arguments:</text:span><text:span text:style-name="T43"> While simple, the lack of control makes it unreliable for a research method. Contamination risk is significant.</text:span></text:p>
          </text:list-item>
          <text:list-item>
            <text:p text:style-name="P90" loext:marker-style-name="T42"><text:span text:style-name="T41">Superior Alternatives:</text:span><text:span text:style-name="T43">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1" loext:marker-style-name="T42"><text:span text:style-name="T41">Issue 2: Low-Efficiency Fractional Distillation Setup:</text:span><text:span text:style-name="T47"/></text:p>
          </text:list-item>
        </text:list>
        <text:list text:style-name="WWNum49">
          <text:list-item>
            <text:p text:style-name="P92" loext:marker-style-name="T42"><text:span text:style-name="T41">Impact:</text:span><text:span text:style-name="T43">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8">₂</text:span><text:span text:style-name="T43">¹⁶O and H</text:span><text:span text:style-name="T48">₂</text:span><text:span text:style-name="T43">¹⁷O (~0.1 °C). Reproducibility is low due to lack of control (heating, reflux, insulation).</text:span></text:p>
          </text:list-item>
          <text:list-item>
            <text:p text:style-name="P92" loext:marker-style-name="T42"><text:span text:style-name="T41">Author's Justification:</text:span><text:span text:style-name="T43"> Implied to be inexpensive, using readily available simple glassware.</text:span></text:p>
          </text:list-item>
          <text:list-item>
            <text:p text:style-name="P92" loext:marker-style-name="T42"><text:span text:style-name="T41">Counter-Arguments:</text:span><text:span text:style-name="T43">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3" loext:marker-style-name="T42"><text:span text:style-name="T41">Superior Alternatives:</text:span><text:span text:style-name="T43">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4">PREREQUISITE D.1 COMPLETED.</text:span> Findings from D.1 (rudimentary setup, lack of control, questionable efficiency) are integrated below.</text:p>
        <text:list xml:id="list94517268683411" text:continue-list="list94516540897555" text:style-name="WWNum70">
          <text:list-item text:start-value="1">
            <text:h text:style-name="P94" text:outline-level="3" text:restart-numbering="true" text:start-value="1">Stated Main Result (Link to Section B.1):</text:h>
          </text:list-item>
        </text:list>
        <text:list text:style-name="WWNum50">
          <text:list-item>
            <text:p text:style-name="P95" loext:marker-style-name="T42"><text:span text:style-name="T41">Statement:</text:span><text:span text:style-name="T43"> Enrichment of H</text:span><text:span text:style-name="T48">₂</text:span><text:span text:style-name="T43">¹⁷O from natural abundance (~0.04%) in tap water to approximately 90% purity. (Value based on abstract; Table 1 reports up to 99.7% ¹⁷O for fraction #11).</text:span></text:p>
          </text:list-item>
          <text:list-item>
            <text:p text:style-name="P95" loext:marker-style-name="T42"><text:soft-page-break/><text:span text:style-name="T41">Unmet Need &amp; Novelty:</text:span><text:span text:style-name="T43"> To provide an economical method for enriching H</text:span><text:span text:style-name="T48">₂</text:span><text:span text:style-name="T43">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5" loext:marker-style-name="T42"><text:span text:style-name="T41">Classification (B.1):</text:span><text:span text:style-name="T43"> 2.b.ii - Improved Material Access (Developing an improved/cheaper method to access a known material, H</text:span><text:span text:style-name="T48">₂</text:span><text:span text:style-name="T43">¹⁷O).</text:span></text:p>
          </text:list-item>
        </text:list>
        <text:list xml:id="list94516139098037" text:continue-list="list94517268683411" text:style-name="WWNum69">
          <text:list-item>
            <text:h text:style-name="P79" text:outline-level="3" loext:marker-style-name="T8">Listing of Core Stages:<text:span text:style-name="T8"/></text:h>
          </text:list-item>
        </text:list>
        <text:list xml:id="list2697034594" text:style-name="WWNum51">
          <text:list-item>
            <text:p text:style-name="P96" loext:marker-style-name="T42"><text:span text:style-name="T41">Stage A:</text:span><text:span text:style-name="T43"> Slow Evaporation (Pre-concentration)</text:span></text:p>
          </text:list-item>
          <text:list-item>
            <text:p text:style-name="P96" loext:marker-style-name="T42"><text:span text:style-name="T41">Stage B:</text:span><text:span text:style-name="T43"> Fractional Distillation (Final Enrichment)</text:span></text:p>
          </text:list-item>
        </text:list>
        <text:list xml:id="list94517668190870" text:continue-list="list94516139098037" text:style-name="WWNum69">
          <text:list-item>
            <text:h text:style-name="P79" text:outline-level="3">Analysis of Core Stages:</text:h>
          </text:list-item>
        </text:list>
        <text:list xml:id="list94517572018518" text:continue-list="list2697034594" text:style-name="WWNum51">
          <text:list-item>
            <text:p text:style-name="P97" loext:marker-style-name="T50"><text:span text:style-name="T51">Stage A. Slow Evaporation:</text:span><text:span text:style-name="T50"/></text:p>
          </text:list-item>
        </text:list>
        <text:list text:style-name="WWNum68">
          <text:list-item>
            <text:h text:style-name="P98" text:outline-level="5" loext:marker-style-name="T52">A. Stage Description &amp; Procedure:<text:span text:style-name="T52"/></text:h>
          </text:list-item>
        </text:list>
        <text:p text:style-name="P99" loext:marker-style-name="T53">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3"/></text:p>
        <text:list text:continue-numbering="true" text:style-name="WWNum68">
          <text:list-item>
            <text:h text:style-name="P98" text:outline-level="5" loext:marker-style-name="T53">B. Reported Metrics &amp; Intermediate Values:<text:span text:style-name="T53"/></text:h>
          </text:list-item>
        </text:list>
        <text:p text:style-name="P99" loext:marker-style-name="T53">Initial volume: 1-2 L. Final volume: 20-50 mL. No enrichment factor or isotopic composition reported for this stage. Sterilization: "briefly boiled", "~30s high power".<text:span text:style-name="T53"/></text:p>
        <text:list text:continue-numbering="true" text:style-name="WWNum68">
          <text:list-item>
            <text:h text:style-name="P98" text:outline-level="5" loext:marker-style-name="T53">C. Associated Figure Analysis:<text:span text:style-name="T53"/></text:h>
          </text:list-item>
        </text:list>
        <text:p text:style-name="P100" loext:marker-style-name="T42"><text:span text:style-name="T43">No figures directly illustrate this stage.</text:span><text:span text:style-name="T42"/></text:p>
        <text:list xml:id="list94517173173813" text:continue-numbering="true" text:style-name="WWNum68">
          <text:list-item>
            <text:h text:style-name="P98" text:outline-level="5" loext:marker-style-name="T53">D. Equipment/Process - Critical Performance Analysis:<text:span text:style-name="T53"/></text:h>
          </text:list-item>
        </text:list>
        <text:list xml:id="list3428633325" text:style-name="WWNum54">
          <text:list-item>
            <text:p text:style-name="P101" loext:marker-style-name="T44"><text:span text:style-name="T54">Critical Characteristics &amp; Link to Stage Function:</text:span><text:span text:style-name="T54"/></text:p>
          </text:list-item>
        </text:list>
        <text:list text:style-name="WWNum55">
          <text:list-item>
            <text:p text:style-name="P102" loext:marker-style-name="T42"><text:span text:style-name="T49">Differential Evaporation Rate (KIE):</text:span><text:span text:style-name="T43"> The primary enrichment mechanism relies on the Kinetic Isotope Effect, where H</text:span><text:span text:style-name="T48">₂</text:span><text:span text:style-name="T43">¹⁶O evaporates slightly faster than H</text:span><text:span text:style-name="T48">₂</text:span><text:span text:style-name="T43">¹⁷O/H</text:span><text:span text:style-name="T48">₂</text:span><text:span text:style-name="T43">¹⁸O. This is critical for </text:span><text:span text:style-name="T49">any</text:span><text:span text:style-name="T43"> enrichment to occur.</text:span></text:p>
          </text:list-item>
          <text:list-item>
            <text:p text:style-name="P102" loext:marker-style-name="T42"><text:span text:style-name="T49">Surface Area:</text:span><text:span text:style-name="T43"> Affects the overall evaporation rate. Larger area = faster evaporation.</text:span></text:p>
          </text:list-item>
          <text:list-item>
            <text:p text:style-name="P102" loext:marker-style-name="T42"><text:span text:style-name="T49">Temperature &amp; Air Flow:</text:span><text:span text:style-name="T43"> Drive the evaporation rate. Higher temp/flow = faster rate. Consistency is critical for predictable enrichment.</text:span></text:p>
          </text:list-item>
          <text:list-item>
            <text:p text:style-name="P102" loext:marker-style-name="T42"><text:span text:style-name="T49">Duration:</text:span><text:span text:style-name="T43"> Determines the extent of volume reduction and thus potential enrichment.</text:span></text:p>
          </text:list-item>
        </text:list>
        <text:list text:continue-list="list3428633325" text:style-name="WWNum54">
          <text:list-item>
            <text:p text:style-name="P101" loext:marker-style-name="T44"><text:span text:style-name="T54">Assess Adequacy &amp; Gauge Missing Values:</text:span><text:span text:style-name="T54"/></text:p>
          </text:list-item>
        </text:list>
        <text:list text:style-name="WWNum56">
          <text:list-item>
            <text:p text:style-name="P103" loext:marker-style-name="T42"><text:span text:style-name="T49">Gauging KIE:</text:span><text:span text:style-name="T43"> Literature suggests the KIE for water evaporation favors H</text:span><text:span text:style-name="T48">₂</text:span><text:span text:style-name="T43">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9">Assumption:</text:span><text:span text:style-name="T43"> A KIE favoring H</text:span><text:span text:style-name="T48">₂</text:span><text:span text:style-name="T43">¹⁶O evaporation exists.</text:span></text:p>
          </text:list-item>
          <text:list-item>
            <text:p text:style-name="P103" loext:marker-style-name="T42"><text:span text:style-name="T49">Gauging Other Parameters:</text:span><text:span text:style-name="T43">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3" loext:marker-style-name="T42"><text:span text:style-name="T49">Adequacy:</text:span><text:span text:style-name="T43"> The process </text:span><text:span text:style-name="T49">can</text:span><text:span text:style-name="T43"> enrich heavier isotopes. However, the setup is completely uncontrolled, making the extent and reproducibility highly uncertain. It's inadequate for a reliable scientific preparation method.</text:span></text:p>
          </text:list-item>
        </text:list>
        <text:list text:continue-list="list94517173173813" text:style-name="WWNum68">
          <text:list-item>
            <text:h text:style-name="P98" text:outline-level="5" loext:marker-style-name="T53"><text:soft-page-break/>E. A Priori Feasibility Assessment (Stage-Level):<text:span text:style-name="T53"/></text:h>
          </text:list-item>
        </text:list>
        <text:p text:style-name="P104" loext:marker-style-name="T42"><text:span text:style-name="T43">Feasible to evaporate water and achieve </text:span><text:span text:style-name="T49">some</text:span><text:span text:style-name="T43"> level of isotopic enrichment due to KIE. However, achieving significant and reproducible pre-concentration reliably with this uncontrolled method seems </text:span><text:span text:style-name="T49">a priori</text:span><text:span text:style-name="T43"> unlikely. Contamination is a major risk.</text:span></text:p>
        <text:list xml:id="list94516822311542" text:continue-numbering="true" text:style-name="WWNum68">
          <text:list-item>
            <text:h text:style-name="P98" text:outline-level="5" loext:marker-style-name="T53">F. Idealized Model Performance Estimation (Stage-Level):<text:span text:style-name="T53"/></text:h>
          </text:list-item>
        </text:list>
        <text:list text:style-name="WWNum57">
          <text:list-item>
            <text:p text:style-name="P105" loext:marker-style-name="T42"><text:span text:style-name="T41">Principle &amp; Model:</text:span><text:span text:style-name="T43"> Kinetic Isotope Effect during evaporation. Can be modeled using Rayleigh distillation principles under kinetic (non-equilibrium) conditions. Model: ln(R/R</text:span><text:span text:style-name="T48">₀</text:span><text:span text:style-name="T43">) = (α - 1) * ln(f), where R is the isotope ratio (¹⁷O/¹⁶O), R</text:span><text:span text:style-name="T48">₀</text:span><text:span text:style-name="T43"> is initial ratio, f is fraction of liquid remaining, α is the kinetic separation factor.</text:span></text:p>
          </text:list-item>
          <text:list-item>
            <text:p text:style-name="P105" loext:marker-style-name="T42"><text:span text:style-name="T41">Parameter Identification:</text:span><text:span text:style-name="T43"> R</text:span><text:span text:style-name="T48">₀</text:span><text:span text:style-name="T43"> (¹⁷O/¹⁶O) ≈ 0.00037 / 0.99759 ≈ 0.000371 (natural abundance). f = Final Vol / Initial Vol. Assume Initial = 1500 mL, Final = 35 mL (mid-range). f ≈ 0.023. α ≈ 0.99 (optimistic estimate for kinetic separation factor at room temp).</text:span></text:p>
          </text:list-item>
          <text:list-item>
            <text:p text:style-name="P105" loext:marker-style-name="T42"><text:span text:style-name="T55">Calculation:</text:span><text:span text:style-name="T56"> ln(R/R</text:span><text:span text:style-name="T57">₀</text:span><text:span text:style-name="T56">) = (0.99 - 1) * ln(0.023) = (-0.01) * (-3.77) = 0.0377. </text:span><text:span text:style-name="T43">R/R</text:span><text:span text:style-name="T48">₀</text:span><text:span text:style-name="T43"> = exp(0.0377) ≈ 1.038. The ¹⁷O/¹⁶O ratio is predicted to increase by only ~3.8% under these idealized (and likely optimistic) assumptions. The ¹⁷O abundance would increase from 0.037% to approximately 0.037 * 1.038 ≈ 0.0384%.</text:span></text:p>
          </text:list-item>
          <text:list-item>
            <text:p text:style-name="P106" loext:marker-style-name="T42"><text:span text:style-name="T41">Comparison &amp; Feasibility Assessment:</text:span><text:span text:style-name="T43">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9">a priori</text:span><text:span text:style-name="T43"> highly ineffective as a significant pre-concentration step.</text:span></text:p>
          </text:list-item>
        </text:list>
        <text:list text:continue-list="list94517572018518" text:style-name="WWNum51">
          <text:list-item>
            <text:p text:style-name="P97" loext:marker-style-name="T50"><text:span text:style-name="T51">Stage B. Fractional Distillation:</text:span><text:span text:style-name="T50"/></text:p>
          </text:list-item>
        </text:list>
        <text:list text:continue-list="list94516822311542" text:style-name="WWNum68">
          <text:list-item>
            <text:h text:style-name="P98" text:outline-level="5" loext:marker-style-name="T53">A. Stage Description &amp; Procedure:<text:span text:style-name="T53"/></text:h>
          </text:list-item>
        </text:list>
        <text:p text:style-name="P104" loext:marker-style-name="T42"><text:span text:style-name="T43"><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2"/></text:p>
        <text:list text:continue-numbering="true" text:style-name="WWNum68">
          <text:list-item>
            <text:h text:style-name="P98" text:outline-level="5" loext:marker-style-name="T53">B. Reported Metrics &amp; Intermediate Values:<text:span text:style-name="T53"/></text:h>
          </text:list-item>
        </text:list>
        <text:p text:style-name="P104" loext:marker-style-name="T42"><text:span text:style-name="T43">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2"/></text:p>
        <text:list xml:id="list94517329504256" text:continue-numbering="true" text:style-name="WWNum68">
          <text:list-item>
            <text:h text:style-name="P98" text:outline-level="5" loext:marker-style-name="T53">C. Associated Figure Analysis (Figure S1):<text:span text:style-name="T53"/></text:h>
          </text:list-item>
        </text:list>
        <text:list text:style-name="WWNum58">
          <text:list-item>
            <text:p text:style-name="P107" loext:marker-style-name="T42"><text:span text:style-name="T49">Overall:</text:span><text:span text:style-name="T43"> Figure S1 shows a schematic and a photograph of the distillation apparatus. Purpose is to illustrate the setup. 2 panels (diagram, photo).</text:span></text:p>
          </text:list-item>
          <text:list-item>
            <text:p text:style-name="P107" loext:marker-style-name="T42"><text:span text:style-name="T49">Detailed Description:</text:span><text:span text:style-name="T58"/></text:p>
          </text:list-item>
        </text:list>
        <text:list text:style-name="WWNum59">
          <text:list-item>
            <text:p text:style-name="P108" loext:marker-style-name="T42"><text:span text:style-name="T49">Schematic:</text:span><text:span text:style-name="T43">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8" loext:marker-style-name="T42"><text:span text:style-name="T49">Photograph:</text:span><text:span text:style-name="T43">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09" loext:marker-style-name="T42"><text:soft-page-break/><text:span text:style-name="T49">Estimation and Inference:</text:span><text:span text:style-name="T43">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9" loext:marker-style-name="T42"><text:span text:style-name="T49">Practical Implications &amp; Critical Assessment:</text:span><text:span text:style-name="T43">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94516802374448" text:continue-list="list94517329504256" text:style-name="WWNum68">
          <text:list-item>
            <text:h text:style-name="P98" text:outline-level="5" loext:marker-style-name="T53">D. Equipment/Process - Critical Performance Analysis:<text:span text:style-name="T53"/></text:h>
          </text:list-item>
        </text:list>
        <text:list xml:id="list4066419804" text:style-name="WWNum61">
          <text:list-item>
            <text:p text:style-name="P110" loext:marker-style-name="T42"><text:span text:style-name="T41">Critical Characteristics &amp; Link to Stage Function:</text:span><text:span text:style-name="T47"/></text:p>
          </text:list-item>
        </text:list>
        <text:list text:style-name="WWNum62">
          <text:list-item>
            <text:p text:style-name="P111" loext:marker-style-name="T42"><text:span text:style-name="T49">Column Separation Efficiency (HETP):</text:span><text:span text:style-name="T43"> Most critical. Determines the number of theoretical plates (N = L/HETP) achievable. Low HETP (high N) is essential for separating isotopes with small boiling point differences (H</text:span><text:span text:style-name="T48">₂</text:span><text:span text:style-name="T43">¹⁶O vs H</text:span><text:span text:style-name="T48">₂</text:span><text:span text:style-name="T43">¹⁷O ΔT ≈ 0.1°C). Glass wool packing provides very high HETP (low N).</text:span></text:p>
          </text:list-item>
          <text:list-item>
            <text:p text:style-name="P111" loext:marker-style-name="T42"><text:span text:style-name="T49">Heating Rate / Boil-up Rate:</text:span><text:span text:style-name="T43"> Affects vapor load and contact time in the column. Needs to be slow and steady for optimal separation. Variac control is crude.</text:span></text:p>
          </text:list-item>
          <text:list-item>
            <text:p text:style-name="P111" loext:marker-style-name="T42"><text:span text:style-name="T49">Reflux Ratio:</text:span><text:span text:style-name="T43"> Ratio of condensate returned to column vs. taken off as distillate. High reflux ratio generally needed for difficult separations. This setup has no explicit reflux control; it's determined passively by condensation rates.</text:span></text:p>
          </text:list-item>
          <text:list-item>
            <text:p text:style-name="P111" loext:marker-style-name="T42"><text:span text:style-name="T49">Insulation:</text:span><text:span text:style-name="T43"> Minimizes heat loss, maintaining thermal gradient and equilibrium in the column. Foil helps but may be insufficient.</text:span></text:p>
          </text:list-item>
          <text:list-item>
            <text:p text:style-name="P111" loext:marker-style-name="T42"><text:span text:style-name="T49">Pressure Stability:</text:span><text:span text:style-name="T43"> Boiling point is pressure-dependent. Fluctuations affect separation. Assumed atmospheric pressure, but stability unknown.</text:span></text:p>
          </text:list-item>
        </text:list>
        <text:list text:continue-list="list4066419804" text:style-name="WWNum61">
          <text:list-item>
            <text:p text:style-name="P110" loext:marker-style-name="T41"><text:span text:style-name="T41">Assess Adequacy &amp; Gauge Missing Values:</text:span><text:span text:style-name="T41"/></text:p>
          </text:list-item>
        </text:list>
        <text:list text:style-name="WWNum63">
          <text:list-item>
            <text:p text:style-name="P112" loext:marker-style-name="T42"><text:span text:style-name="T49">Gauging HETP/N:</text:span><text:span text:style-name="T43">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9">Assumption:</text:span><text:span text:style-name="T43"> Glass wool HETP is very high (≥ 30 cm).</text:span></text:p>
          </text:list-item>
          <text:list-item>
            <text:p text:style-name="P112" loext:marker-style-name="T42"><text:span text:style-name="T49">Gauging Heating/Reflux:</text:span><text:span text:style-name="T43"> Variac setting "50" gives no quantitative power value. Reflux ratio is uncontrolled and likely low.</text:span></text:p>
          </text:list-item>
          <text:list-item>
            <text:p text:style-name="P112" loext:marker-style-name="T42"><text:span text:style-name="T49">Adequacy:</text:span><text:span text:style-name="T43">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94516802374448" text:style-name="WWNum68">
          <text:list-item>
            <text:h text:style-name="P98" text:outline-level="5" loext:marker-style-name="T53">E. A Priori Feasibility Assessment (Stage-Level):<text:span text:style-name="T53"/></text:h>
          </text:list-item>
        </text:list>
        <text:p text:style-name="P104" loext:marker-style-name="T42"><text:span text:style-name="T43">While distillation </text:span><text:span text:style-name="T49">can</text:span><text:span text:style-name="T43">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9">a priori</text:span><text:span text:style-name="T43"> highly improbable, bordering on infeasible, especially starting from the likely low enrichment achieved in Stage A.</text:span></text:p>
        <text:list text:continue-numbering="true" text:style-name="WWNum68">
          <text:list-item>
            <text:h text:style-name="P98" text:outline-level="5" loext:marker-style-name="T53">F. Idealized Model Performance Estimation (Stage-Level):<text:span text:style-name="T53"/></text:h>
          </text:list-item>
        </text:list>
        <text:list text:style-name="WWNum64">
          <text:list-item>
            <text:p text:style-name="P113" loext:marker-style-name="T42"><text:span text:style-name="T41">Principle &amp; Model:</text:span><text:span text:style-name="T43"> Equilibrium distillation based on relative volatility (α). Model: McCabe-Thiele or Fenske equation for estimating required plates. Relative volatility α(¹⁷O/¹⁶O) = P(¹⁶O)/P(¹⁷O), where P is vapor pressure. BP difference H</text:span><text:span text:style-name="T48">₂</text:span><text:span text:style-name="T43">¹⁶O vs H</text:span><text:span text:style-name="T48">₂</text:span><text:span text:style-name="T43">¹⁷O ≈ 0.1 °C at 100°C.</text:span></text:p>
          </text:list-item>
          <text:list-item>
            <text:p text:style-name="P113" loext:marker-style-name="T42"><text:span text:style-name="T41">Parameter Identification:</text:span><text:span text:style-name="T43"> Need α. Literature values for vapor pressure ratios suggest α(¹⁷O/¹⁶O) ≈ 1.003 - 1.005 near 100°C. Let's use α = 1.004. (Source: Van Hook, J. Phys. Chem. 1968; Szapiro &amp; Steckel, Trans. Faraday Soc. 1967). Initial composition (x_F): Unknown after Stage A, but idealized </text:span><text:soft-page-break/><text:span text:style-name="T43">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3" loext:marker-style-name="T42"><text:span text:style-name="T59">Calculation (Fenske Equation): N_min + 1 = log[(x_D/(1-x_D)) / (x_F/(1-x_F))] / log(</text:span><text:span text:style-name="T43">α</text:span><text:span text:style-name="T59">).</text:span><text:span text:style-name="T60"><text:line-break/></text:span><text:span text:style-name="T59">N_min + 1 = log[(0.90/0.10) / (0.01/0.99)] / log(1.004)</text:span><text:span text:style-name="T60"><text:line-break/></text:span><text:span text:style-name="T59">N_min + 1 = log[9 / (0.0101)] / log(1.004)</text:span><text:span text:style-name="T60"><text:line-break/></text:span><text:span text:style-name="T59">N_min + 1 = log(891) / log(1.004)</text:span><text:span text:style-name="T60"><text:line-break/></text:span><text:span text:style-name="T59">N_min + 1 ≈ 2.95 / 0.00173 ≈ 1705 theoretical plates.</text:span><text:span text:style-name="T60"><text:line-break/></text:span><text:span text:style-name="T59">Self-Correction: Let's re-evaluate the starting concentration. </text:span><text:span text:style-name="T43">The paper mentions starting the distillation with ~500mL of "40-fold enriched water" in the conclusions (page 238). 40 x 0.037% = 1.48% ¹⁷O. Let's use x_F = 0.0148.</text:span><text:span text:style-name="T42"><text:line-break/></text:span><text:span text:style-name="T43">N_min + 1 = log[(0.90/0.10) / (0.0148/0.9852)] / log(1.004)</text:span><text:span text:style-name="T42"><text:line-break/></text:span><text:span text:style-name="T43">N_min + 1 = log[9 / (0.0150)] / log(1.004)</text:span><text:span text:style-name="T42"><text:line-break/></text:span><text:span text:style-name="T43">N_min + 1 = log(600) / log(1.004)</text:span><text:span text:style-name="T42"><text:line-break/></text:span><text:span text:style-name="T43">N_min + 1 ≈ 2.78 / 0.00173 ≈ 1607 theoretical plates.</text:span><text:span text:style-name="T42"><text:line-break/></text:span><text:span text:style-name="T43">Even targeting the lower 90% enrichment requires over 1600 theoretical plates under ideal total reflux conditions, starting from a generously assumed 1.5% pre-enrichment. Reaching 99% would require even more.</text:span></text:p>
          </text:list-item>
          <text:list-item>
            <text:p text:style-name="P113" loext:marker-style-name="T42"><text:span text:style-name="T41">Comparison &amp; Feasibility Assessment:</text:span><text:span text:style-name="T43"> The idealized calculation shows that &gt;1600 theoretical plates are needed </text:span><text:span text:style-name="T49">at minimum</text:span><text:span text:style-name="T43">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9">a priori</text:span><text:span text:style-name="T43"> fundamentally infeasible based on established distillation principles and the described equipment.</text:span></text:p>
          </text:list-item>
        </text:list>
        <text:list xml:id="list94517571558953" text:continue-list="list94517668190870" text:style-name="WWNum69">
          <text:list-item>
            <text:h text:style-name="P79" text:outline-level="3" loext:marker-style-name="T52">Overall A Priori Feasibility Assessment (Synthesizing Core Stages):<text:span text:style-name="T52"/></text:h>
          </text:list-item>
        </text:list>
        <text:list text:style-name="WWNum65">
          <text:list-item>
            <text:p text:style-name="P114" loext:marker-style-name="T42"><text:span text:style-name="T43">Stage A (Evaporation) appears highly inefficient and uncontrolled, unlikely to provide significant pre-concentration based on idealized calculations.</text:span><text:span text:style-name="T42"/></text:p>
          </text:list-item>
          <text:list-item>
            <text:p text:style-name="P114" loext:marker-style-name="T42"><text:span text:style-name="T43">Stage B (Distillation) employs an apparatus (glass wool packed condenser) with extremely low theoretical separation efficiency (N≈1-2 plates).</text:span><text:span text:style-name="T42"/></text:p>
          </text:list-item>
          <text:list-item>
            <text:p text:style-name="P114" loext:marker-style-name="T42"><text:span text:style-name="T43">The separation task (enriching ¹⁷O from ~1.5% to 90-99%) requires a very large number of theoretical plates (&gt;1600 based on idealized Fenske calculation).</text:span><text:span text:style-name="T42"/></text:p>
          </text:list-item>
          <text:list-item>
            <text:p text:style-name="P114" loext:marker-style-name="T42"><text:span text:style-name="T41">Conclusion:</text:span><text:span text:style-name="T43"> There is a fundamental mismatch between the difficulty of the separation task and the capability of the described experimental apparatus. The combined protocol, assessed </text:span><text:span text:style-name="T49">a priori</text:span><text:span text:style-name="T43"> based on its description and scientific principles, lacks the necessary efficiency and control to plausibly achieve the claimed high level of H</text:span><text:span text:style-name="T48">₂</text:span><text:span text:style-name="T43">¹⁷O enrichment. The feasibility is extremely low, bordering on impossible as described.</text:span></text:p>
          </text:list-item>
        </text:list>
        <text:list text:continue-list="list94517571558953" text:style-name="WWNum69">
          <text:list-item>
            <text:h text:style-name="P79" text:outline-level="3" loext:marker-style-name="T52">A Priori Plausibility Check: Claimed Impact vs. Method Apparent Nature:<text:span text:style-name="T52"/></text:h>
          </text:list-item>
        </text:list>
        <text:list text:style-name="WWNum66">
          <text:list-item>
            <text:p text:style-name="P115" loext:marker-style-name="T42"><text:span text:style-name="T41">Assess Claimed Significance &amp; Impact:</text:span><text:span text:style-name="T43"> The claim is achieving high enrichment (~90-99%) of H</text:span><text:span text:style-name="T48">₂</text:span><text:span text:style-name="T43">¹⁷O from tap water using an "inexpensive" method. Given that commercial H</text:span><text:span text:style-name="T48">₂</text:span><text:span text:style-name="T43">¹⁷O costs &gt;$2000/gram (as stated), this represents a highly significant, potentially disruptive result if true and reproducible, offering vastly cheaper access to a valuable isotopic label.</text:span></text:p>
          </text:list-item>
          <text:list-item>
            <text:p text:style-name="P115" loext:marker-style-name="T42"><text:span text:style-name="T41">Assess Core Protocol's Apparent Nature:</text:span><text:span text:style-name="T43">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5" loext:marker-style-name="T42"><text:span text:style-name="T41">Evaluate Claimed Novelty/Insight:</text:span><text:span text:style-name="T43"> The authors do not claim any novel scientific principle or unique experimental trick underlying the enrichment process itself. The novelty seems solely in demonstrating that this specific </text:span><text:span text:style-name="T49">combination</text:span><text:span text:style-name="T43"> of simple techniques allegedly works effectively and economically. No convincing </text:span><text:span text:style-name="T49">a priori</text:span><text:span text:style-name="T43"> explanation is given for </text:span><text:span text:style-name="T49">how</text:span><text:span text:style-name="T43"> this simple setup overcomes the known challenges of isotope separation requiring high efficiency.</text:span></text:p>
          </text:list-item>
          <text:list-item>
            <text:p text:style-name="P115" loext:marker-style-name="T42"><text:span text:style-name="T41">Synthesize and Evaluate A Priori Plausibility:</text:span><text:span text:style-name="T47"/></text:p>
          </text:list-item>
        </text:list>
        <text:list text:style-name="WWNum67">
          <text:list-item>
            <text:p text:style-name="P116" loext:marker-style-name="T42"><text:soft-page-break/><text:span text:style-name="T41">Comparison:</text:span><text:span text:style-name="T43"> A highly significant/impactful result (cheap, high-purity H</text:span><text:span text:style-name="T48">₂</text:span><text:span text:style-name="T43">¹⁷O) is claimed using an apparently very simple, low-tech, and likely low-efficiency protocol based on established principles.</text:span></text:p>
          </text:list-item>
          <text:list-item>
            <text:p text:style-name="P116" loext:marker-style-name="T42"><text:span text:style-name="T41">Identify Potential Discrepancy:</text:span><text:span text:style-name="T43"> Yes, a discrepancy exists. High impact claim + apparent simplicity/low efficiency + lack of novel enabling insight.</text:span></text:p>
          </text:list-item>
          <text:list-item>
            <text:p text:style-name="P116" loext:marker-style-name="T42"><text:span text:style-name="T41">Pose Critical Question:</text:span><text:span text:style-name="T43">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8">₂</text:span><text:span text:style-name="T43">¹⁷O?</text:span></text:p>
          </text:list-item>
          <text:list-item>
            <text:p text:style-name="P116" loext:marker-style-name="T42"><text:span text:style-name="T41">Flag for Scrutiny:</text:span><text:span text:style-name="T43"> Yes, this "impact vs. apparent simplicity" assessment raises a major red flag from an </text:span><text:span text:style-name="T49">a priori</text:span><text:span text:style-name="T43"> perspective. The combination seems highly inconsistent. Achieving such a result with the described method contradicts expectations based on distillation theory and practice. This demands </text:span><text:span text:style-name="T49">extraordinarily rigorous, unambiguous, and verifiable supporting evidence</text:span><text:span text:style-name="T43"> for the claimed enrichment levels in the subsequent analysis of results and characterization data. The </text:span><text:span text:style-name="T49">a priori</text:span><text:span text:style-name="T43"> feasibility is extremely low.</text:span></text:p>
          </text:list-item>
        </text:list>
        <text:list xml:id="list94517539132698" text:continue-list="list94517273294399" text:style-name="WWNum1">
          <text:list-item>
            <text:h text:style-name="P68" text:outline-level="1" loext:marker-style-name="T7"><text:bookmark-start text:name="ChatGPT_o3_Analysis"/><text:span text:style-name="T7">ChatGPT o3 - Core Experimental Protocol Analysis – Enrichment of H</text:span><text:span text:style-name="T61">2</text:span><text:span text:style-name="T62">17</text:span><text:span text:style-name="T7">O</text:span><text:bookmark-end text:name="ChatGPT_o3_Analysis"/></text:h>
          </text:list-item>
        </text:list>
        <text:p text:style-name="P35"><text:span text:style-name="T1">Shared AI chat: </text:span><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7" loext:marker-style-name="T47"/>
        <text:p text:style-name="P118" loext:marker-style-name="T44"><text:span text:style-name="T47">Reference manuscript:</text:span><text:span text:style-name="T42"> </text:span><text:span text:style-name="T58">Enrichment of H</text:span><text:span text:style-name="T63">₂</text:span><text:span text:style-name="T58">¹⁷O from Tap Water, Characterization of the Enriched Water, and Properties of Several ¹⁷O‑Labeled Compounds</text:span><text:span text:style-name="T42"> (Plettner et al., 2011) cite turn0file0</text:span></text:p>
        <text:p text:style-name="P75"/>
        <text:p text:style-name="Text_20_body"/>
        <text:h text:style-name="P119" text:outline-level="2" loext:marker-style-name="T12"><text:span text:style-name="T64">D.1  General Protocol Overview and Assessment (Scope = Core‑relevant stages only)</text:span><text:span text:style-name="T64"/></text:h>
        <text:h text:style-name="P120" text:outline-level="3" loext:marker-style-name="T65"><text:span text:style-name="T66">D.1.1  Overall Summary &amp; Logical Flow</text:span><text:span text:style-name="T66"/></text:h>
        <text:list text:style-name="WWNum71">
          <text:list-item>
            <text:p text:style-name="P121" loext:marker-style-name="T42"><text:span text:style-name="T47">Stage A – Slow Evaporation:</text:span><text:span text:style-name="T42"> 1–2 L tap water left in a shallow black bowl on a windowsill until 20‑50 mL remained; step repeated to accumulate &gt;1 L of “enriched” residue.</text:span></text:p>
          </text:list-item>
          <text:list-item>
            <text:p text:style-name="P121" loext:marker-style-name="T42"><text:span text:style-name="T47">Stage B – Fractional Distillation:</text:span><text:span text:style-name="T42"> ≈500 mL of the pre‑concentrated residue distilled in a 1 L flask fitted with an </text:span><text:span text:style-name="T58">un‑cooled</text:span><text:span text:style-name="T42"> vertical condenser loosely packed with glass wool (serving as a fractionation column) and a single chilled side‑arm condenser. Fractions (6 × 10 mL at 98.5 °C, 1 × 10 mL at 99 °C) collected; highest‑boiling cut reported to reach </text:span><text:span text:style-name="T47">~90 atom % ¹⁷O</text:span><text:span text:style-name="T42">.</text:span></text:p>
          </text:list-item>
        </text:list>
        <text:p text:style-name="Standard"/>
        <text:p text:style-name="P118" loext:marker-style-name="T44"><text:span text:style-name="T42">Logical sequence is clear (bulk evaporation → isotopic distillation) yet omits </text:span><text:span text:style-name="T47">critical intermediary controls</text:span><text:span text:style-name="T42"> (exact volume tracking, evaporation rate, atmosphere control, contamination checks). Analytical/validation steps are described elsewhere and therefore excluded here.</text:span></text:p>
        <text:h text:style-name="P120" text:outline-level="3" loext:marker-style-name="T65"><text:span text:style-name="T66">D.1.2  Contextual Appropriateness</text:span><text:span text:style-name="T66"/></text:h>
        <text:list text:style-name="WWNum72">
          <text:list-item>
            <text:p text:style-name="P122" loext:marker-style-name="T42"><text:span text:style-name="T42">Claimed goal (economical lab‑scale enrichment to ≥90 % ¹⁷O) sits </text:span><text:span text:style-name="T47">well beyond</text:span><text:span text:style-name="T42"> exploratory proof‑of‑concept: achieving &gt;2000‑fold enrichment requires carefully engineered separation hardware and rigorous isotopic accounting.</text:span></text:p>
          </text:list-item>
          <text:list-item>
            <text:p text:style-name="P122" loext:marker-style-name="T42"><text:span text:style-name="T42">Use of an </text:span><text:span text:style-name="T47">un‑cooled, low‑efficiency glass‑wool column</text:span><text:span text:style-name="T42"> conflicts with the sophistication normally required; no stage‑by‑stage mass balance or isotope material balance is provided.</text:span></text:p>
          </text:list-item>
        </text:list>
        <text:h text:style-name="P120" text:outline-level="3" loext:marker-style-name="T65"><text:span text:style-name="T66">D.1.3  General Red Flags (Core‑Impacting)</text:span><text:span text:style-name="T66"/></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3" loext:marker-style-name="T54"><text:span text:style-name="T47">Red Flag</text:span><text:span text:style-name="T47"/></text:p>
              </table:table-cell>
              <table:table-cell table:style-name="Table3.A1" office:value-type="string">
                <text:p text:style-name="P123" loext:marker-style-name="T54"><text:span text:style-name="T47">Location</text:span><text:span text:style-name="T47"/></text:p>
              </table:table-cell>
              <table:table-cell table:style-name="Table3.A1" office:value-type="string">
                <text:p text:style-name="P123" loext:marker-style-name="T54"><text:span text:style-name="T47">Impact</text:span><text:span text:style-name="T47"/></text:p>
              </table:table-cell>
            </table:table-row>
          </table:table-header-rows>
          <table:table-row table:style-name="Table3.1">
            <table:table-cell table:style-name="Table3.A1" office:value-type="string">
              <text:p text:style-name="P124" loext:marker-style-name="T44"><text:span text:style-name="T42">No measurement of residual volume or isotope ratio </text:span><text:span text:style-name="T47">after each evaporation batch</text:span></text:p>
            </table:table-cell>
            <table:table-cell table:style-name="Table3.A1" office:value-type="string">
              <text:p text:style-name="P124" loext:marker-style-name="T44"><text:span text:style-name="T42">Stage A</text:span><text:span text:style-name="T42"/></text:p>
            </table:table-cell>
            <table:table-cell table:style-name="Table3.A1" office:value-type="string">
              <text:p text:style-name="P124" loext:marker-style-name="T44"><text:span text:style-name="T42">Prevents verifying cumulative enrichment claim</text:span><text:span text:style-name="T42"/></text:p>
            </table:table-cell>
          </table:table-row>
          <table:table-row table:style-name="Table3.1">
            <table:table-cell table:style-name="Table3.A1" office:value-type="string">
              <text:p text:style-name="P124" loext:marker-style-name="T44"><text:span text:style-name="T47">Open‑air evaporation</text:span><text:span text:style-name="T42"> (possible atmospheric exchange, microbial activity)</text:span></text:p>
            </table:table-cell>
            <table:table-cell table:style-name="Table3.A1" office:value-type="string">
              <text:p text:style-name="P124" loext:marker-style-name="T44"><text:span text:style-name="T42">Stage A</text:span><text:span text:style-name="T42"/></text:p>
            </table:table-cell>
            <table:table-cell table:style-name="Table3.A1" office:value-type="string">
              <text:p text:style-name="P124" loext:marker-style-name="T44"><text:span text:style-name="T42">Isotope fraction may reset or back‑exchange; introduces contaminants</text:span><text:span text:style-name="T42"/></text:p>
            </table:table-cell>
          </table:table-row>
          <table:table-row table:style-name="Table3.1">
            <table:table-cell table:style-name="Table3.A1" office:value-type="string">
              <text:p text:style-name="P124" loext:marker-style-name="T44"><text:span text:style-name="T47">Un‑cooled vertical condenser</text:span><text:span text:style-name="T42"> &amp; coarse glass‑wool packing</text:span></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 &lt;1 theoretical plate; incapable of high‑resolution isotope separation</text:span><text:span text:style-name="T42"/></text:p>
            </table:table-cell>
          </table:table-row>
          <table:table-row table:style-name="Table3.1">
            <table:table-cell table:style-name="Table3.A1" office:value-type="string">
              <text:p text:style-name="P124" loext:marker-style-name="T44"><text:span text:style-name="T42">Absence of </text:span><text:span text:style-name="T47">pressure control &amp; reflux ratio data</text:span></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Column efficiency and separation factor unknowable</text:span><text:span text:style-name="T42"/></text:p>
            </table:table-cell>
          </table:table-row>
          <table:table-row table:style-name="Table3.1">
            <table:table-cell table:style-name="Table3.A1" office:value-type="string">
              <text:p text:style-name="P124" loext:marker-style-name="T44"><text:span text:style-name="T42">No quantitative yield report (g or mL) for final 90 % cut</text:span><text:span text:style-name="T42"/></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Mass balance &amp; feasibility unverifiable</text:span><text:span text:style-name="T42"/></text:p>
            </table:table-cell>
          </table:table-row>
        </table:table>
        <text:h text:style-name="P120" text:outline-level="3" loext:marker-style-name="T65"><text:soft-page-break/><text:span text:style-name="T66">D.1.4  Critique &amp; Alternatives (Selected High‑Impact Issues)</text:span><text:span text:style-name="T66"/></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23" loext:marker-style-name="T54"><text:span text:style-name="T47">Issue</text:span><text:span text:style-name="T47"/></text:p>
              </table:table-cell>
              <table:table-cell table:style-name="Table4.A1" office:value-type="string">
                <text:p text:style-name="P123" loext:marker-style-name="T54"><text:span text:style-name="T47">Potential Impact</text:span><text:span text:style-name="T47"/></text:p>
              </table:table-cell>
              <table:table-cell table:style-name="Table4.A1" office:value-type="string">
                <text:p text:style-name="P123" loext:marker-style-name="T54"><text:span text:style-name="T47">Authors’ Justification</text:span><text:span text:style-name="T47"/></text:p>
              </table:table-cell>
              <table:table-cell table:style-name="Table4.A1" office:value-type="string">
                <text:p text:style-name="P123" loext:marker-style-name="T54"><text:span text:style-name="T47">Superior Alternative</text:span><text:span text:style-name="T47"/></text:p>
              </table:table-cell>
            </table:table-row>
          </table:table-header-rows>
          <table:table-row table:style-name="Table4.1">
            <table:table-cell table:style-name="Table4.A1" office:value-type="string">
              <text:p text:style-name="P124" loext:marker-style-name="T44"><text:span text:style-name="T42">Low‑efficiency column</text:span><text:span text:style-name="T42"/></text:p>
            </table:table-cell>
            <table:table-cell table:style-name="Table4.A1" office:value-type="string">
              <text:p text:style-name="P124" loext:marker-style-name="T44"><text:span text:style-name="T42">Needs </text:span><text:span text:style-name="T47">&gt;2000 theoretical plates</text:span><text:span text:style-name="T42"> (see D.2) yet supplies &lt;&lt;1</text:span></text:p>
            </table:table-cell>
            <table:table-cell table:style-name="Table4.A1" office:value-type="string">
              <text:p text:style-name="P124" loext:marker-style-name="T44"><text:span text:style-name="T42">None</text:span><text:span text:style-name="T42"/></text:p>
            </table:table-cell>
            <table:table-cell table:style-name="Table4.A1" office:value-type="string">
              <text:p text:style-name="P124" loext:marker-style-name="T44"><text:span text:style-name="T42">Use a packed or spinning‑band column (≈100–150 plates) with multiple recycling; still far short, but orders‑of‑magnitude better</text:span><text:span text:style-name="T42"/></text:p>
            </table:table-cell>
          </table:table-row>
          <table:table-row table:style-name="Table4.1">
            <table:table-cell table:style-name="Table4.A1" office:value-type="string">
              <text:p text:style-name="P124" loext:marker-style-name="T44"><text:span text:style-name="T42">Open evaporation</text:span><text:span text:style-name="T42"/></text:p>
            </table:table-cell>
            <table:table-cell table:style-name="Table4.A1" office:value-type="string">
              <text:p text:style-name="P124" loext:marker-style-name="T44"><text:span text:style-name="T42">Uncontrolled exchange with CO</text:span><text:span text:style-name="T67">₂</text:span><text:span text:style-name="T42">/O</text:span><text:span text:style-name="T67">₂</text:span><text:span text:style-name="T42">; bacterial growth</text:span></text:p>
            </table:table-cell>
            <table:table-cell table:style-name="Table4.A1" office:value-type="string">
              <text:p text:style-name="P124" loext:marker-style-name="T44"><text:span text:style-name="T42">“Room‑temperature, windowsill” convenience</text:span><text:span text:style-name="T42"/></text:p>
            </table:table-cell>
            <table:table-cell table:style-name="Table4.A1" office:value-type="string">
              <text:p text:style-name="P124" loext:marker-style-name="T44"><text:span text:style-name="T42">Conduct vacuum‑assisted or reduced‑pressure evaporation in closed glassware; sterile, inert atmosphere</text:span><text:span text:style-name="T42"/></text:p>
            </table:table-cell>
          </table:table-row>
          <table:table-row table:style-name="Table4.1">
            <table:table-cell table:style-name="Table4.A1" office:value-type="string">
              <text:p text:style-name="P124" loext:marker-style-name="T44"><text:span text:style-name="T42">Lack of isotope analytics per batch</text:span><text:span text:style-name="T42"/></text:p>
            </table:table-cell>
            <table:table-cell table:style-name="Table4.A1" office:value-type="string">
              <text:p text:style-name="P124" loext:marker-style-name="T44"><text:span text:style-name="T42">Impossible to validate incremental enrichment</text:span><text:span text:style-name="T42"/></text:p>
            </table:table-cell>
            <table:table-cell table:style-name="Table4.A1" office:value-type="string">
              <text:p text:style-name="P124" loext:marker-style-name="T44"><text:span text:style-name="T42">Not addressed</text:span><text:span text:style-name="T42"/></text:p>
            </table:table-cell>
            <table:table-cell table:style-name="Table4.A1" office:value-type="string">
              <text:p text:style-name="P124" loext:marker-style-name="T44"><text:span text:style-name="T42">Employ IRMS or off‑line ¹⁷O‑NMR after each stage; maintain full mass/isotope balance</text:span><text:span text:style-name="T42"/></text:p>
            </table:table-cell>
          </table:table-row>
        </table:table>
        <text:p text:style-name="Text_20_body"/>
        <text:h text:style-name="P119" text:outline-level="2" loext:marker-style-name="T65"><text:span text:style-name="T68">D.2  In‑Depth Analysis of the Core Experimental Protocol</text:span><text:span text:style-name="T68"/></text:h>
        <text:h text:style-name="P120" text:outline-level="3" loext:marker-style-name="T65"><text:span text:style-name="T66">D.2.1  Stated Main Result</text:span><text:span text:style-name="T66"/></text:h>
        <text:p text:style-name="P125" loext:marker-style-name="T44"><text:span text:style-name="T58">“H2¹⁷O was enriched </text:span><text:span text:style-name="T69">from 0.04 % to ≈90 %</text:span><text:span text:style-name="T58"> by slow evaporation and fractional distillation of tap water.”</text:span><text:span text:style-name="T42"> cite turn0file0<text:line-break/></text:span><text:span text:style-name="T47">Target unmet need:</text:span><text:span text:style-name="T42"> inexpensive laboratory access to highly enriched ¹⁷O‑water.<text:line-break/></text:span><text:span text:style-name="T47">Claimed novelty:</text:span><text:span text:style-name="T42"> achieving two‑orders‑of‑magnitude cost reduction using ordinary glassware.</text:span></text:p>
        <text:h text:style-name="P120" text:outline-level="3" loext:marker-style-name="T65"><text:span text:style-name="T66">D.2.2  Core Stages</text:span><text:span text:style-name="T66"/></text:h>
        <text:list text:style-name="WWNum73">
          <text:list-item>
            <text:p text:style-name="P126" loext:marker-style-name="T42"><text:span text:style-name="T47">Stage A:</text:span><text:span text:style-name="T42"> Slow evaporation of bulk tap water (ambient, repeated).</text:span></text:p>
          </text:list-item>
          <text:list-item>
            <text:p text:style-name="P126" loext:marker-style-name="T42"><text:span text:style-name="T47">Stage B:</text:span><text:span text:style-name="T42"> Fractional distillation of the residual concentrate using a glass‑wool column.</text:span></text:p>
          </text:list-item>
        </text:list>
        <text:p text:style-name="P75"/>
        <text:p text:style-name="Text_20_body"/>
        <text:h text:style-name="P120" text:outline-level="3" loext:marker-style-name="T65"><text:span text:style-name="T66">Stage A  Slow Evaporation</text:span><text:span text:style-name="T66"/></text:h>
        <text:h text:style-name="P127" text:outline-level="4" loext:marker-style-name="T70"><text:span text:style-name="T71">A. Stage Description &amp; Procedure</text:span><text:span text:style-name="T71"/></text:h>
        <text:list text:style-name="WWNum74">
          <text:list-item>
            <text:p text:style-name="P128" loext:marker-style-name="T42"><text:span text:style-name="T47">Input:</text:span><text:span text:style-name="T42"> 1–2 L tap water (natural 0.037 % ¹⁷O).</text:span></text:p>
          </text:list-item>
          <text:list-item>
            <text:p text:style-name="P128" loext:marker-style-name="T42"><text:span text:style-name="T47">Process:</text:span><text:span text:style-name="T42"> Open‑air evaporation at ~20–25 °C; reduced to 20–50 mL; brief microwave boil to sterilize; pooled until ~&gt;1 L accumulated.</text:span></text:p>
          </text:list-item>
          <text:list-item>
            <text:p text:style-name="P128" loext:marker-style-name="T42"><text:span text:style-name="T47">Equipment:</text:span><text:span text:style-name="T42"> Unspecified shallow black bowl; microwave oven.</text:span></text:p>
          </text:list-item>
        </text:list>
        <text:h text:style-name="P127" text:outline-level="4" loext:marker-style-name="T70"><text:span text:style-name="T71">B. Reported Metrics &amp; Intermediate Values</text:span><text:span text:style-name="T71"/></text:h>
        <text:list text:style-name="WWNum75">
          <text:list-item>
            <text:p text:style-name="P129" loext:marker-style-name="T42"><text:span text:style-name="T42">No isotope ratio or volume yield given per batch. Authors later assert an </text:span><text:span text:style-name="T47">overall 40‑fold “enrichment”</text:span><text:span text:style-name="T42"> prior to distillation (implied R≈1.6 %).</text:span></text:p>
          </text:list-item>
        </text:list>
        <text:h text:style-name="P127" text:outline-level="4" loext:marker-style-name="T70"><text:span text:style-name="T71">C. Associated Figure Analysis</text:span><text:span text:style-name="T71"/></text:h>
        <text:list text:style-name="WWNum76">
          <text:list-item>
            <text:p text:style-name="P130" loext:marker-style-name="T42"><text:span text:style-name="T42">Supporting Fig S1 shows only distillation setup; no image of evaporation arrangement; cannot cross‑verify surface area or depth.</text:span><text:span text:style-name="T42"/></text:p>
          </text:list-item>
        </text:list>
        <text:h text:style-name="P127" text:outline-level="4" loext:marker-style-name="T70"><text:soft-page-break/><text:span text:style-name="T71">D. Equipment/Process – Critical Performance Analysis</text:span><text:span text:style-name="T71"/></text:h>
        <text:list text:style-name="WWNum77">
          <text:list-item>
            <text:p text:style-name="P131" loext:marker-style-name="T42"><text:span text:style-name="T47">Critical characteristic:</text:span><text:span text:style-name="T42"> Fractionation factor (α_liq→vap) for H2¹⁷O/H2¹⁶O at 25 °C ≈ 1.005 (±0.001).</text:span></text:p>
          </text:list-item>
          <text:list-item>
            <text:p text:style-name="P131" loext:marker-style-name="T42"><text:span text:style-name="T47">Estimation:</text:span><text:span text:style-name="T42"> Using Rayleigh equation </text:span><text:span text:style-name="T58">R_f = R</text:span><text:span text:style-name="T63">₀</text:span><text:span text:style-name="T58"> · f^{α−1}</text:span><text:span text:style-name="T42"> with </text:span><text:span text:style-name="T58">f = 0.02</text:span><text:span text:style-name="T42"> (volume ratio 1 → 1/50):<text:line-break/>   α−1 ≈ 0.005 → </text:span><text:span text:style-name="T58">f^{α−1} = 0.02^{0.005} ≈ 0.981</text:span><text:span text:style-name="T42">.<text:line-break/>   </text:span><text:span text:style-name="T47">Predicted enrichment ≈ −2 % (i.e., negligible change)</text:span><text:span text:style-name="T42"> – orders‑of‑magnitude below claimed 40×. (Assumes closed system; open air further reduces fractionation).</text:span></text:p>
          </text:list-item>
        </text:list>
        <text:h text:style-name="P127" text:outline-level="4" loext:marker-style-name="T70"><text:span text:style-name="T71">E. A Priori Feasibility (Stage)</text:span><text:span text:style-name="T71"/></text:h>
        <text:p text:style-name="P118" loext:marker-style-name="T44"><text:span text:style-name="T42">Evaporation alone cannot raise ¹⁷O content beyond analytical noise (&lt;1 % relative). Claim of 40× enrichment is </text:span><text:span text:style-name="T47">physically implausible</text:span><text:span text:style-name="T42">.</text:span></text:p>
        <text:h text:style-name="P127" text:outline-level="4" loext:marker-style-name="T70"><text:span text:style-name="T71">F. Idealized Model Performance Estimation</text:span><text:span text:style-name="T71"/></text:h>
        <text:p text:style-name="P118" loext:marker-style-name="T44"><text:span text:style-name="T58">Even at α = 1.01 (ten‑times larger than literature), 50‑fold volume loss yields only 1.6× enrichment.</text:span><text:span text:style-name="T42"> Therefore Stage A cannot meaningfully contribute to the 2250× total enrichment required.</text:span></text:p>
        <text:p text:style-name="P75"/>
        <text:p text:style-name="Text_20_body"/>
        <text:h text:style-name="P120" text:outline-level="3" loext:marker-style-name="T65"><text:span text:style-name="T66">Stage B  Fractional Distillation</text:span><text:span text:style-name="T66"/></text:h>
        <text:h text:style-name="P127" text:outline-level="4" loext:marker-style-name="T70"><text:span text:style-name="T71">A. Stage Description &amp; Procedure</text:span><text:span text:style-name="T71"/></text:h>
        <text:list text:style-name="WWNum78">
          <text:list-item>
            <text:p text:style-name="P132" loext:marker-style-name="T42"><text:span text:style-name="T47">Input:</text:span><text:span text:style-name="T42"> ≈500 mL concentrate from Stage A.</text:span></text:p>
          </text:list-item>
          <text:list-item>
            <text:p text:style-name="P132" loext:marker-style-name="T42"><text:span text:style-name="T47">Apparatus:</text:span><text:span text:style-name="T42"> 1 L round‑bottom flask; vertical air‑cooled glass‑wool‑packed column (≈20 cm × 1 cm i.d. by photo) with side‑arm water‑cooled condenser; mantle heater (Variac 50). No reflux ratio monitor.</text:span></text:p>
          </text:list-item>
          <text:list-item>
            <text:p text:style-name="P132" loext:marker-style-name="T42"><text:span text:style-name="T47">Operation:</text:span><text:span text:style-name="T42"> Collect 6 × 10 mL fractions at 98.5 °C and 1 × 10 mL at 99 °C; discard residue.</text:span></text:p>
          </text:list-item>
        </text:list>
        <text:h text:style-name="P127" text:outline-level="4" loext:marker-style-name="T70"><text:span text:style-name="T71">B. Reported Metrics &amp; Intermediate Values</text:span><text:span text:style-name="T7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123" loext:marker-style-name="T54"><text:span text:style-name="T47">Fraction</text:span><text:span text:style-name="T47"/></text:p>
              </table:table-cell>
              <table:table-cell table:style-name="Table5.A1" office:value-type="string">
                <text:p text:style-name="P123" loext:marker-style-name="T54"><text:span text:style-name="T47">Boiling °C</text:span><text:span text:style-name="T47"/></text:p>
              </table:table-cell>
              <table:table-cell table:style-name="Table5.A1" office:value-type="string">
                <text:p text:style-name="P123" loext:marker-style-name="T54"><text:span text:style-name="T47">Volume mL</text:span><text:span text:style-name="T47"/></text:p>
              </table:table-cell>
              <table:table-cell table:style-name="Table5.A1" office:value-type="string">
                <text:p text:style-name="P123" loext:marker-style-name="T54"><text:span text:style-name="T47">¹⁶O %</text:span><text:span text:style-name="T47"/></text:p>
              </table:table-cell>
              <table:table-cell table:style-name="Table5.A1" office:value-type="string">
                <text:p text:style-name="P123" loext:marker-style-name="T54"><text:span text:style-name="T47">¹⁷O %</text:span><text:span text:style-name="T47"/></text:p>
              </table:table-cell>
              <table:table-cell table:style-name="Table5.A1" office:value-type="string">
                <text:p text:style-name="P123" loext:marker-style-name="T54"><text:span text:style-name="T47">¹⁸O %</text:span><text:span text:style-name="T47"/></text:p>
              </table:table-cell>
            </table:table-row>
          </table:table-header-rows>
          <table:table-row table:style-name="Table5.1">
            <table:table-cell table:style-name="Table5.A1" office:value-type="string">
              <text:p text:style-name="P124" loext:marker-style-name="T44"><text:span text:style-name="T42">#5</text:span><text:span text:style-name="T42"/></text:p>
            </table:table-cell>
            <table:table-cell table:style-name="Table5.A1" office:value-type="string">
              <text:p text:style-name="P124" loext:marker-style-name="T44"><text:span text:style-name="T42">98.5</text:span><text:span text:style-name="T42"/></text:p>
            </table:table-cell>
            <table:table-cell table:style-name="Table5.A1" office:value-type="string">
              <text:p text:style-name="P124" loext:marker-style-name="T44"><text:span text:style-name="T42">60</text:span><text:span text:style-name="T42"/></text:p>
            </table:table-cell>
            <table:table-cell table:style-name="Table5.A1" office:value-type="string">
              <text:p text:style-name="P124" loext:marker-style-name="T44"><text:span text:style-name="T42">0.2</text:span><text:span text:style-name="T42"/></text:p>
            </table:table-cell>
            <table:table-cell table:style-name="Table5.A1" office:value-type="string">
              <text:p text:style-name="P124" loext:marker-style-name="T44"><text:span text:style-name="T47">99.1</text:span><text:span text:style-name="T47"/></text:p>
            </table:table-cell>
            <table:table-cell table:style-name="Table5.A1" office:value-type="string">
              <text:p text:style-name="P124" loext:marker-style-name="T44"><text:span text:style-name="T42">0.7</text:span><text:span text:style-name="T42"/></text:p>
            </table:table-cell>
          </table:table-row>
          <table:table-row table:style-name="Table5.1">
            <table:table-cell table:style-name="Table5.A1" office:value-type="string">
              <text:p text:style-name="P124" loext:marker-style-name="T44"><text:span text:style-name="T42">#11</text:span><text:span text:style-name="T42"/></text:p>
            </table:table-cell>
            <table:table-cell table:style-name="Table5.A1" office:value-type="string">
              <text:p text:style-name="P124" loext:marker-style-name="T44"><text:span text:style-name="T42">99.0</text:span><text:span text:style-name="T42"/></text:p>
            </table:table-cell>
            <table:table-cell table:style-name="Table5.A1" office:value-type="string">
              <text:p text:style-name="P124" loext:marker-style-name="T44"><text:span text:style-name="T42">10</text:span><text:span text:style-name="T42"/></text:p>
            </table:table-cell>
            <table:table-cell table:style-name="Table5.A1" office:value-type="string">
              <text:p text:style-name="P124" loext:marker-style-name="T44"><text:span text:style-name="T42">n.d.</text:span><text:span text:style-name="T42"/></text:p>
            </table:table-cell>
            <table:table-cell table:style-name="Table5.A1" office:value-type="string">
              <text:p text:style-name="P124" loext:marker-style-name="T44"><text:span text:style-name="T47">99.7</text:span><text:span text:style-name="T47"/></text:p>
            </table:table-cell>
            <table:table-cell table:style-name="Table5.A1" office:value-type="string">
              <text:p text:style-name="P124" loext:marker-style-name="T44"><text:span text:style-name="T42">0.3</text:span><text:span text:style-name="T42"/></text:p>
            </table:table-cell>
          </table:table-row>
        </table:table>
        <text:p text:style-name="Standard"/>
        <text:p text:style-name="P118" loext:marker-style-name="T44"><text:span text:style-name="T42">No mass balance; no analytical error bars.</text:span><text:span text:style-name="T42"/></text:p>
        <text:h text:style-name="P127" text:outline-level="4" loext:marker-style-name="T70"><text:span text:style-name="T71">C. Associated Figure Analysis</text:span><text:span text:style-name="T71"/></text:h>
        <text:list text:style-name="WWNum79">
          <text:list-item>
            <text:p text:style-name="P133" loext:marker-style-name="T42"><text:span text:style-name="T47">Fig S1:</text:span><text:span text:style-name="T42"> column length ≈20 cm; OD ≈1 cm; packing appears loosely stuffed; no insulation.<text:line-break/>  </text:span><text:span text:style-name="T58">Scale inference</text:span><text:span text:style-name="T42">: Standard 1 L flask ≈12 cm dia → column length ≈1.7 d ≈20 cm.<text:line-break/>  </text:span><text:span text:style-name="T58">Theoretical plate height (HETP) for glass wool in air‑cooled column</text:span><text:span text:style-name="T42"> ≥ 30 cm → </text:span><text:span text:style-name="T47">&lt;1 plate</text:span><text:span text:style-name="T42"> achievable.</text:span></text:p>
          </text:list-item>
        </text:list>
        <text:h text:style-name="P127" text:outline-level="4" loext:marker-style-name="T70"><text:span text:style-name="T71">D. Equipment/Process – Critical Performance Analysis</text:span><text:span text:style-name="T71"/></text:h>
        <text:list text:style-name="WWNum80">
          <text:list-item>
            <text:p text:style-name="P134" loext:marker-style-name="T42"><text:span text:style-name="T47">Critical characteristics:</text:span><text:span text:style-name="T42"> Number of theoretical plates (N), separation factor (α_distill) between ¹⁷O/¹⁶O.</text:span></text:p>
          </text:list-item>
          <text:list-item>
            <text:p text:style-name="P134" loext:marker-style-name="T42"><text:span text:style-name="T47">Estimating required N:</text:span><text:span text:style-name="T42"> Using Fenske at total reflux, </text:span><text:span text:style-name="T58">N_min ≈ ln[(x_D/(1−x_D))·((1−x_B)/x_B)] / ln α</text:span><text:span text:style-name="T42">.<text:line-break/>  For enrichment 0.00037 → 0.90, assume x_B≈0.0004, x_D≈0.90, α ≈ 1.005 (vapor‑liquid at 100 °C):<text:line-break/>  ln‑term ≈ ln( (0.9/0.1)·(0.9996/0.0004) ) ≈ ln 2.4 × 10⁴ ≈ 10.09.<text:line-break/>  ln α ≈ 0.00499 → </text:span><text:span text:style-name="T47">N_min ≈ 2020 plates</text:span><text:span text:style-name="T42">.</text:span></text:p>
          </text:list-item>
          <text:list-item>
            <text:p text:style-name="P134" loext:marker-style-name="T42"><text:span text:style-name="T47">Column capability:</text:span><text:span text:style-name="T42"> Loosely packed 20 cm column gives N ≈ 0.5–1. </text:span><text:span text:style-name="T47">Shortfall &gt;2000×</text:span><text:span text:style-name="T42">.</text:span></text:p>
          </text:list-item>
        </text:list>
        <text:h text:style-name="P127" text:outline-level="4" loext:marker-style-name="T70"><text:soft-page-break/><text:span text:style-name="T71">E. A Priori Feasibility (Stage)</text:span><text:span text:style-name="T71"/></text:h>
        <text:p text:style-name="P118" loext:marker-style-name="T44"><text:span text:style-name="T42">Even under </text:span><text:span text:style-name="T47">ideal total reflux</text:span><text:span text:style-name="T42">, the apparatus cannot deliver the needed plates. Real‑world N </text:span><text:span text:style-name="T67">≪</text:span><text:span text:style-name="T42">1 makes the claimed 90 % enrichment impossible.</text:span></text:p>
        <text:h text:style-name="P127" text:outline-level="4" loext:marker-style-name="T70"><text:span text:style-name="T71">F. Idealized Model Performance Estimation</text:span><text:span text:style-name="T71"/></text:h>
        <text:p text:style-name="P118" loext:marker-style-name="T44"><text:span text:style-name="T42">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2"/></text:p>
        <text:p text:style-name="P135"/>
        <text:p text:style-name="Standard"/>
        <text:h text:style-name="P120" text:outline-level="3" loext:marker-style-name="T65"><text:span text:style-name="T66">D.2.4  Overall A Priori Feasibility (Core Stages Combined)</text:span><text:span text:style-name="T66"/></text:h>
        <text:p text:style-name="P118" loext:marker-style-name="T44"><text:span text:style-name="T42">Combining Stage A (negligible enrichment) and Stage B (≤ 0.5 % relative per pass), the integrated method cannot theoretically exceed </text:span><text:span text:style-name="T47">≈0.04 % → 0.08 % ¹⁷O</text:span><text:span text:style-name="T42">, four orders of magnitude below the claimed 90 %. Equipment scale, heat‑loss, and uncontrolled reflux exacerbate the deficit.</text:span></text:p>
        <text:h text:style-name="P120" text:outline-level="3" loext:marker-style-name="T65"><text:span text:style-name="T66">D.2.5  A Priori Plausibility Check – Impact vs Apparent Simplicity</text:span><text:span text:style-name="T66"/></text:h>
        <text:list text:style-name="WWNum81">
          <text:list-item>
            <text:p text:style-name="P136" loext:marker-style-name="T42"><text:span text:style-name="T47">Claimed impact:</text:span><text:span text:style-name="T42"> access to 90 % ¹⁷O‑water at ~$0.01 per mg would </text:span><text:span text:style-name="T47">disrupt</text:span><text:span text:style-name="T42"> the isotope‑labeling market.</text:span></text:p>
          </text:list-item>
          <text:list-item>
            <text:p text:style-name="P136" loext:marker-style-name="T42"><text:span text:style-name="T47">Protocol nature:</text:span><text:span text:style-name="T42"> relies exclusively on century‑old evaporation/distillation with household glassware.</text:span></text:p>
          </text:list-item>
          <text:list-item>
            <text:p text:style-name="P136" loext:marker-style-name="T42"><text:span text:style-name="T47">Novel element:</text:span><text:span text:style-name="T42"> none articulated; no hidden catalytic or chemical strategy.</text:span></text:p>
          </text:list-item>
        </text:list>
        <text:p text:style-name="Standard"/>
        <text:p text:style-name="P118" loext:marker-style-name="T44"><text:span text:style-name="T47">Discrepancy flag:</text:span><text:span text:style-name="T42"> Highly significant result + trivially simple method + no novel principle </text:span><text:span text:style-name="T67">⇒</text:span><text:span text:style-name="T42"> </text:span><text:span text:style-name="T47">extraordinary evidence required</text:span><text:span text:style-name="T42">. Manuscript provides none.</text:span></text:p>
        <text:p text:style-name="P75"/>
        <text:p text:style-name="Text_20_body"/>
        <text:h text:style-name="P119" text:outline-level="2" loext:marker-style-name="T65"><text:span text:style-name="T72">Conclusion (A Priori)</text:span><text:span text:style-name="T72"/></text:h>
        <text:p text:style-name="P118" loext:marker-style-name="T44"><text:span text:style-name="T42">On thermodynamic and mass‑transfer grounds, the described core protocol is </text:span><text:span text:style-name="T47">incapable</text:span><text:span text:style-name="T42"> of producing &gt;1 % ¹⁷O enrichment, let alone 90 %. The paper’s central experimental claim conflicts with well‑established isotope‑separation physics by at least </text:span><text:span text:style-name="T47">three orders of magnitude</text:span><text:span text:style-name="T42">.</text:span></text:p>
        <text:p text:style-name="Standard"/>
        <text:p text:style-name="P118" loext:marker-style-name="T44"><text:span text:style-name="T58">Next analytical step (if requested): evaluate validation data, figures, and isotope‑ratio measurements for internal consistency given the infeasible method.</text:span><text:span text:style-name="T58"/></text:p>
        <text:p text:style-name="Text_20_body"/>
        <text:p text:style-name="Text_20_body"/>
        <text:list text:continue-list="list94517539132698" text:style-name="WWNum1">
          <text:list-item>
            <text:h text:style-name="P68" text:outline-level="1"><text:bookmark-start text:name="Fair_Use_Statement"/>Fair Use Statement - Sharing Test Paper<text:bookmark-end text:name="Fair_Use_Statement"/></text:h>
          </text:list-item>
        </text:list>
        <text:list xml:id="list94516233765649" text:continue-list="list94517310967551" text:style-name="WWNum35">
          <text:list-item text:start-value="1">
            <text:h text:style-name="P137" text:outline-level="2" text:restart-numbering="true" text:start-value="1">Identification of Copyrighted Material:</text:h>
          </text:list-item>
        </text:list>
        <text:list xml:id="list94516611348081" text:continue-list="list94516104655109"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94517438797149" text:continue-list="list94516233765649" text:style-name="WWNum34">
          <text:list-item>
            <text:h text:style-name="P71" text:outline-level="2">Sharing Mode:</text:h>
          </text:list-item>
        </text:list>
        <text:list xml:id="list94517618629356" text:continue-list="list94516611348081" text:style-name="WWNum24">
          <text:list-item>
            <text:p text:style-name="P8" loext:marker-style-name="T2"><text:span text:style-name="T2">Resource: </text:span>Private Open Science Framework (OSF) project repository.</text:p>
          </text:list-item>
          <text:list-item>
            <text:p text:style-name="P8" loext:marker-style-name="T73"><text:span text:style-name="T73">Location:</text:span><text:span text:style-name="T16">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94517438797149" text:style-name="WWNum34">
          <text:list-item>
            <text:h text:style-name="P71" text:outline-level="2">Assertion of Fair Use:</text:h>
          </text:list-item>
        </text:list>
        <text:p text:style-name="P138">The sharing of this copyrighted material is undertaken for specific, limited purposes, believed in good faith to constitute "fair use" under Section 107 of the U.S. Copyright Act (or applicable analogous principles in other jurisdictions).</text:p>
        <text:list xml:id="list94516561341107" text:continue-numbering="true" text:style-name="WWNum34">
          <text:list-item>
            <text:h text:style-name="P71" text:outline-level="2">Purpose and Character of Use (Factor 1):</text:h>
          </text:list-item>
        </text:list>
        <text:list xml:id="list94516290412897" text:continue-list="list94517618629356"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94516525092132" text:continue-list="list94516561341107" text:style-name="WWNum34">
          <text:list-item>
            <text:h text:style-name="P71" text:outline-level="2">Nature of the Copyrighted Work (Factor 2):</text:h>
          </text:list-item>
        </text:list>
        <text:list xml:id="list94516501781511" text:continue-list="list94516290412897"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94516525092132" text:style-name="WWNum34">
          <text:list-item>
            <text:h text:style-name="P71" text:outline-level="2">Amount and Substantiality of the Portion Used (Factor 3):</text:h>
          </text:list-item>
        </text:list>
        <text:p text:style-name="P138">The entire article and its complete Supporting Information are utilized and shared in a combined format.</text:p>
        <text:p text:style-name="P138">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8"/>
        <text:list xml:id="list94516978965541" text:continue-numbering="true" text:style-name="WWNum34">
          <text:list-item>
            <text:h text:style-name="P71" text:outline-level="2"><text:soft-page-break/>Effect of the Use upon the Potential Market for or Value of the Copyrighted Work (Factor 4):</text:h>
          </text:list-item>
        </text:list>
        <text:list text:continue-list="list94516501781511"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94516978965541" text:style-name="WWNum34">
          <text:list-item>
            <text:h text:style-name="P71" text:outline-level="2">Conclusion:</text:h>
          </text:list-item>
        </text:list>
        <text:p text:style-name="P138">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8">This material is intended solely for the recipient(s) for purposes directly related to verifying, understanding, or building upon the presented critique and methodological research. Further distribution is not permitted. Copyright remains with the original holder(s).<text:bookmark-end text:name="_GoBack"/></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weight="bold" style:font-weight-asian="bold" text:display="none"/>
    </style:style>
    <style:style style:name="ListLabel_20_723" style:display-name="ListLabel 723" style:family="text"/>
    <style:style style:name="ListLabel_20_724" style:display-name="ListLabel 724" style:family="text">
      <style:text-properties text:display="none"/>
    </style:style>
    <style:style style:name="ListLabel_20_725" style:display-name="ListLabel 725" style:family="text">
      <style:text-properties fo:font-style="italic" style:font-style-asian="italic"/>
    </style:style>
    <style:style style:name="ListLabel_20_726" style:display-name="ListLabel 726" style:family="text">
      <style:text-properties fo:font-style="italic" fo:font-weight="bold" style:font-style-asian="italic" style:font-weight-asian="bold" text:display="none"/>
    </style:style>
    <style:style style:name="ListLabel_20_727" style:display-name="ListLabel 727" style:family="text">
      <style:text-properties fo:font-weight="bold" style:font-weight-asian="bold" style:font-weight-complex="bold" text:display="none"/>
    </style:style>
    <style:style style:name="ListLabel_20_728" style:display-name="ListLabel 728" style:family="text">
      <style:text-properties fo:font-weight="bold" style:font-weight-asian="bold"/>
    </style:style>
    <style:style style:name="ListLabel_20_729" style:display-name="ListLabel 729" style:family="text">
      <style:text-properties style:text-position="sub 58%"/>
    </style:style>
    <style:style style:name="ListLabel_20_730" style:display-name="ListLabel 730" style:family="text">
      <style:text-properties style:text-position="super 58%"/>
    </style:style>
    <style:style style:name="ListLabel_20_731" style:display-name="ListLabel 731" style:family="text">
      <style:text-properties fo:font-size="10pt" fo:font-weight="bold" style:font-size-asian="10pt" style:font-weight-asian="bold" style:font-size-complex="10pt" text:display="none"/>
    </style:style>
    <style:style style:name="ListLabel_20_732" style:display-name="ListLabel 732" style:family="text">
      <style:text-properties fo:font-size="10pt" fo:font-weight="bold" style:font-size-asian="10pt" style:font-weight-asian="bol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6.5in" style:rel-width="100%" fo:margin-top="0in" fo:margin-bottom="0in" table:align="center" style:writing-mode="lr-tb"/>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left="none" fo:border-right="none" fo:border-top="0.5pt solid #000000" fo:border-bottom="none" style:writing-mode="lr-tb"/>
    </style:style>
    <style:style style:name="Table2" style:family="table">
      <style:table-properties style:width="6.5in" style:rel-width="100%" fo:margin-top="0in" fo:margin-bottom="0in" table:align="center" style:writing-mode="lr-tb"/>
    </style:style>
    <style:style style:name="Table2.A" style:family="table-column">
      <style:table-column-properties style:column-width="3.25in" style:rel-column-width="32767*"/>
    </style:style>
    <style:style style:name="Table2.1" style:family="table-row">
      <style:table-row-properties fo:keep-together="auto"/>
    </style:style>
    <style:style style:name="Table2.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1" table:style-name="Table1">
          <table:table-column table:style-name="Table1.A" table:number-columns-repeated="2"/>
          <table:table-row table:style-name="Table1.1">
            <table:table-cell table:style-name="Table1.A1" office:value-type="string">
              <text:p text:style-name="MP2"><text:date style:data-style-name="N10041" text:date-value="2025-05-18T09:45:15.415350906">May 18, 2025</text:date></text:p>
            </table:table-cell>
            <table:table-cell table:style-name="Table1.A1" office:value-type="string">
              <text:p text:style-name="MP3"><text:page-number text:select-page="current">31</text:page-number></text:p>
            </table:table-cell>
          </table:table-row>
        </table:table>
        <text:p text:style-name="MP1" loext:marker-style-name="MT1"/>
      </style:footer>
      <style:footer-first>
        <text:p text:style-name="MP1" loext:marker-style-name="MT1"/>
        <table:table table:name="Table2" table:style-name="Table2">
          <table:table-column table:style-name="Table2.A" table:number-columns-repeated="2"/>
          <table:table-row table:style-name="Table2.1">
            <table:table-cell table:style-name="Table2.A1" office:value-type="string">
              <text:p text:style-name="MP2"><text:date style:data-style-name="N10041" text:date-value="2025-05-18T09:45:15.416074474">May 18, 2025</text:date></text:p>
            </table:table-cell>
            <table:table-cell table:style-name="Table2.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5-18T09:45:15.417794440">May 18, 2025</text:date></text:p>
            </table:table-cell>
            <table:table-cell table:style-name="Table7.A1" office:value-type="string">
              <text:p text:style-name="MP3"><text:page-number text:select-page="current">60</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4</meta:editing-cycles>
    <meta:creation-date>2025-05-18T06:40:00</meta:creation-date>
    <dc:date>2025-05-18T09:41:40.551310300</dc:date>
    <meta:editing-duration>PT29S</meta:editing-duration>
    <meta:generator>LibreOffice/25.2.2.1$Windows_x86 LibreOffice_project/38d746d66d9b82fa248a2e90142b9dd3ddd1d6cd</meta:generator>
    <meta:document-statistic meta:table-count="7" meta:image-count="0" meta:object-count="0" meta:page-count="60" meta:paragraph-count="1062" meta:word-count="33034" meta:character-count="233014" meta:non-whitespace-character-count="201710"/>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ZRNeGgX3"/&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